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Dialog1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893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5.228cm"/>
    </style:style>
    <style:style style:name="co10" style:family="table-column">
      <style:table-column-properties fo:break-before="auto" style:column-width="1.605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3.485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805cm"/>
    </style:style>
    <style:style style:name="co15" style:family="table-column">
      <style:table-column-properties fo:break-before="auto" style:column-width="4.955cm"/>
    </style:style>
    <style:style style:name="co16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number-style style:name="N10000" number:language="de" number:country="DE">
      <number:number number:min-integer-digits="1"/>
    </number:number-style>
    <number:date-style style:name="N10034" number:language="de" number:country="DE">
      <number:month number:style="long" number:textual="true"/>
    </number:date-style>
    <number:date-style style:name="N20034" number:language="fr" number:country="FR">
      <number:month number:style="long" number:textual="true"/>
    </number:date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0" number:language="fr" number:country="FR">
      <number:hours number:style="long"/>
      <number:text>:</number:text>
      <number:minutes number:style="long"/>
    </number:time-style>
    <number:date-style style:name="N20076" number:language="fr" number:country="FR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20081" number:language="fr" number:country="FR">
      <number:day/>
      <number:text>. </number:text>
      <number:month number:style="long" number:textual="true"/>
      <number:text> </number:text>
      <number:year number:style="long"/>
    </number:date-style>
    <style:style style:name="ce71" style:family="table-cell" style:parent-style-name="Default">
      <style:table-cell-properties fo:background-color="#fbf1b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bf1b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bf1b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style:vertical-align="middle"/>
      <style:text-properties fo:color="#b2b2b2" fo:font-style="italic" style:font-style-asian="italic" style:font-style-complex="italic"/>
    </style:style>
    <style:style style:name="ce16" style:family="table-cell" style:parent-style-name="Default">
      <style:text-properties fo:color="#b2b2b2" fo:font-style="italic" style:font-style-asian="italic" style:font-style-complex="italic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eeeeee"/>
    </style:style>
    <style:style style:name="ce3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4" style:family="table-cell" style:parent-style-name="Valeur_20_Non_20_Renseigné" style:data-style-name="N0">
      <style:table-cell-properties fo:background-color="#eeeeee"/>
      <style:map style:condition="cell-content()!=&quot;&quot;" style:apply-style-name="Valeur_20_Renseignée" style:base-cell-address="'Naissance 1800-1850'.A29"/>
      <style:map style:condition="cell-content()=&quot;&quot;" style:apply-style-name="Valeur_20_Non_20_Renseigné" style:base-cell-address="'Naissance 1800-1850'.A29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1f7f0"/>
    </style:style>
    <style:style style:name="ce52" style:family="table-cell" style:parent-style-name="Valeur_20_Non_20_Renseigné" style:data-style-name="N0">
      <style:table-cell-properties fo:background-color="#33ff99"/>
      <style:map style:condition="cell-content()!=&quot;&quot;" style:apply-style-name="Valeur_20_Renseignée" style:base-cell-address="'Naissance 1800-1850'.A29"/>
      <style:map style:condition="cell-content()=&quot;&quot;" style:apply-style-name="Valeur_20_Non_20_Renseigné" style:base-cell-address="'Naissance 1800-1850'.A29"/>
    </style:style>
    <style:style style:name="ce55" style:family="table-cell" style:parent-style-name="Default">
      <style:table-cell-properties fo:background-color="#e0efa4"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ackground-color="#ffffcc"/>
    </style:style>
    <style:style style:name="ce21" style:family="table-cell" style:parent-style-name="Default">
      <style:table-cell-properties fo:background-color="#cfe7f5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cfe7f5"/>
    </style:style>
    <style:style style:name="ce27" style:family="table-cell" style:parent-style-name="Default">
      <style:table-cell-properties fo:background-color="#ffccff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ccff"/>
    </style:style>
    <style:style style:name="ce29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ccffcc"/>
    </style:style>
    <style:style style:name="ce20" style:family="table-cell" style:parent-style-name="Valeur_20_Non_20_Renseigné" style:data-style-name="N0">
      <style:table-cell-properties fo:background-color="#eeeeee" style:text-align-source="fix" style:repeat-content="false"/>
      <style:paragraph-properties fo:text-align="start" fo:margin-left="0cm"/>
      <style:map style:condition="cell-content()!=&quot;&quot;" style:apply-style-name="Valeur_20_Renseignée" style:base-cell-address="'Naissance 1800-1850'.A29"/>
      <style:map style:condition="cell-content()=&quot;&quot;" style:apply-style-name="Valeur_20_Non_20_Renseigné" style:base-cell-address="'Naissance 1800-1850'.A29"/>
    </style:style>
    <style:style style:name="ce9" style:family="table-cell" style:parent-style-name="Valeur_20_Non_20_Renseigné" style:data-style-name="N0">
      <style:table-cell-properties fo:background-color="#eeeeee" style:text-align-source="fix" style:repeat-content="false" style:vertical-align="middle"/>
      <style:paragraph-properties fo:text-align="start" fo:margin-left="0cm"/>
      <style:map style:condition="cell-content()!=&quot;&quot;" style:apply-style-name="Valeur_20_Renseignée" style:base-cell-address="'Naissance 1800-1850'.A29"/>
      <style:map style:condition="cell-content()=&quot;&quot;" style:apply-style-name="Valeur_20_Non_20_Renseigné" style:base-cell-address="'Naissance 1800-1850'.A29"/>
    </style:style>
    <style:style style:name="ce43" style:family="table-cell" style:parent-style-name="Valeur_20_Non_20_Renseigné" style:data-style-name="N108">
      <style:table-cell-properties fo:background-color="#eeeeee"/>
      <style:map style:condition="cell-content()!=&quot;&quot;" style:apply-style-name="Valeur_20_Renseignée" style:base-cell-address="'Naissance 1800-1850'.A29"/>
      <style:map style:condition="cell-content()=&quot;&quot;" style:apply-style-name="Valeur_20_Non_20_Renseigné" style:base-cell-address="'Naissance 1800-1850'.A29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63" style:family="table-cell" style:parent-style-name="Valeur_20_Non_20_Renseigné" style:data-style-name="N20040">
      <style:table-cell-properties fo:background-color="#eeeeee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Naissance 1800-1850'.A29"/>
      <style:map style:condition="cell-content()=&quot;&quot;" style:apply-style-name="Valeur_20_Non_20_Renseigné" style:base-cell-address="'Naissance 1800-1850'.A29"/>
    </style:style>
    <style:style style:name="ce81" style:family="table-cell" style:parent-style-name="Valeur_20_Non_20_Renseigné" style:data-style-name="N0">
      <style:table-cell-properties fo:background-color="#eeeeee" style:text-align-source="fix" style:repeat-content="false" style:vertical-align="middle"/>
      <style:paragraph-properties fo:text-align="start" fo:margin-left="0cm"/>
      <style:map style:condition="cell-content()!=&quot;&quot;" style:apply-style-name="Valeur_20_Renseignée" style:base-cell-address="'Naissance 1800-1850'.A29"/>
      <style:map style:condition="cell-content()=&quot;&quot;" style:apply-style-name="Valeur_20_Non_20_Renseigné" style:base-cell-address="'Naissance 1800-1850'.A29"/>
    </style:style>
    <style:style style:name="ce82" style:family="table-cell" style:parent-style-name="Valeur_20_Non_20_Renseigné" style:data-style-name="N0">
      <style:table-cell-properties fo:background-color="#33ff99" style:text-align-source="fix" style:repeat-content="false"/>
      <style:paragraph-properties fo:text-align="start" fo:margin-left="0cm"/>
      <style:map style:condition="cell-content()!=&quot;&quot;" style:apply-style-name="Valeur_20_Renseignée" style:base-cell-address="'Naissance 1800-1850'.A29"/>
      <style:map style:condition="cell-content()=&quot;&quot;" style:apply-style-name="Valeur_20_Non_20_Renseigné" style:base-cell-address="'Naissance 1800-1850'.A29"/>
    </style:style>
    <style:style style:name="ce83" style:family="table-cell" style:parent-style-name="Default">
      <style:table-cell-properties fo:background-color="#e0efa4" style:text-align-source="fix" style:repeat-content="false" fo:wrap-option="wrap" style:vertical-align="middle"/>
      <style:paragraph-properties fo:text-align="start" fo:margin-left="0cm"/>
    </style:style>
    <style:style style:name="ce84" style:family="table-cell" style:parent-style-name="Valeur_20_Non_20_Renseigné" style:data-style-name="N108">
      <style:table-cell-properties fo:background-color="#eeeeee" style:text-align-source="fix" style:repeat-content="false"/>
      <style:paragraph-properties fo:text-align="end" fo:margin-left="0cm"/>
      <style:map style:condition="cell-content()!=&quot;&quot;" style:apply-style-name="Valeur_20_Renseignée" style:base-cell-address="'Naissance 1800-1850'.A29"/>
      <style:map style:condition="cell-content()=&quot;&quot;" style:apply-style-name="Valeur_20_Non_20_Renseigné" style:base-cell-address="'Naissance 1800-1850'.A29"/>
    </style:style>
    <style:style style:name="ce85" style:family="table-cell" style:parent-style-name="Valeur_20_Non_20_Renseigné" style:data-style-name="N0">
      <style:table-cell-properties fo:background-color="#c1f7f0"/>
    </style:style>
    <style:style style:name="ce86" style:family="table-cell" style:parent-style-name="Valeur_20_Non_20_Renseigné" style:data-style-name="N20036">
      <style:table-cell-properties fo:background-color="#33ff99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Naissance 1800-1850'.A29"/>
      <style:map style:condition="cell-content()=&quot;&quot;" style:apply-style-name="Valeur_20_Non_20_Renseigné" style:base-cell-address="'Naissance 1800-1850'.A29"/>
    </style:style>
    <style:style style:name="ce87" style:family="table-cell" style:parent-style-name="Default">
      <style:table-cell-properties fo:background-color="#e0efa4" style:text-align-source="fix" style:repeat-content="false"/>
      <style:paragraph-properties fo:text-align="start" fo:margin-left="0cm"/>
    </style:style>
    <style:style style:name="ce53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fo:color="#000000"/>
    </style:style>
    <style:style style:name="ce54" style:family="table-cell" style:parent-style-name="Default" style:data-style-name="N36">
      <style:table-cell-properties fo:background-color="#ffffcc" style:text-align-source="fix" style:repeat-content="false"/>
      <style:paragraph-properties fo:text-align="start" fo:margin-left="0cm"/>
      <style:text-properties fo:color="#000000"/>
    </style:style>
    <style:style style:name="ce90" style:family="table-cell" style:parent-style-name="Default" style:data-style-name="N40">
      <style:table-cell-properties fo:background-color="#ffffcc" style:text-align-source="fix" style:repeat-content="false"/>
      <style:paragraph-properties fo:text-align="start" fo:margin-left="0cm"/>
      <style:text-properties fo:color="#000000"/>
    </style:style>
    <style:style style:name="ce91" style:family="table-cell" style:parent-style-name="Default">
      <style:table-cell-properties fo:background-color="#cfe7f5" style:text-align-source="fix" style:repeat-content="false"/>
      <style:paragraph-properties fo:text-align="start" fo:margin-left="0cm"/>
      <style:text-properties fo:color="#000000"/>
    </style:style>
    <style:style style:name="ce92" style:family="table-cell" style:parent-style-name="Default">
      <style:table-cell-properties fo:background-color="#ffccff" style:text-align-source="fix" style:repeat-content="false"/>
      <style:paragraph-properties fo:text-align="start" fo:margin-left="0cm"/>
      <style:text-properties fo:color="#000000"/>
    </style:style>
    <style:style style:name="ce57" style:family="table-cell" style:parent-style-name="Default" style:data-style-name="N37">
      <style:table-cell-properties fo:background-color="#ccffcc" style:text-align-source="fix" style:repeat-content="false"/>
      <style:paragraph-properties fo:text-align="start" fo:margin-left="0cm"/>
      <style:text-properties fo:color="#000000"/>
    </style:style>
    <style:style style:name="ce58" style:family="table-cell" style:parent-style-name="Default">
      <style:table-cell-properties fo:background-color="#ccffcc" style:text-align-source="fix" style:repeat-content="false"/>
      <style:paragraph-properties fo:text-align="start" fo:margin-left="0cm"/>
      <style:text-properties fo:color="#000000"/>
    </style:style>
    <style:style style:name="ce60" style:family="table-cell" style:parent-style-name="Default" style:data-style-name="N36">
      <style:table-cell-properties fo:background-color="#ccffcc" style:text-align-source="fix" style:repeat-content="false"/>
      <style:paragraph-properties fo:text-align="start" fo:margin-left="0cm"/>
      <style:text-properties fo:color="#000000"/>
    </style:style>
    <style:style style:name="ce61" style:family="table-cell" style:parent-style-name="Default" style:data-style-name="N40">
      <style:table-cell-properties fo:background-color="#ccffcc" style:text-align-source="fix" style:repeat-content="false"/>
      <style:paragraph-properties fo:text-align="start" fo:margin-left="0cm"/>
      <style:text-properties fo:color="#000000"/>
    </style:style>
    <style:style style:name="ce36" style:family="table-cell" style:parent-style-name="Valeur_20_Non_20_Renseigné" style:data-style-name="N20034">
      <style:table-cell-properties fo:background-color="#eeeeee"/>
      <style:map style:condition="cell-content()!=&quot;&quot;" style:apply-style-name="Valeur_20_Renseignée" style:base-cell-address="'Naissance 1800-1850'.A29"/>
      <style:map style:condition="cell-content()=&quot;&quot;" style:apply-style-name="Valeur_20_Non_20_Renseigné" style:base-cell-address="'Naissance 1800-1850'.A29"/>
    </style:style>
    <style:style style:name="ce23" style:family="table-cell" style:parent-style-name="Valeur_20_Non_20_Renseigné" style:data-style-name="N0">
      <style:table-cell-properties fo:background-color="#eeeeee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Naissance 1800-1850'.A29"/>
      <style:map style:condition="cell-content()=&quot;&quot;" style:apply-style-name="Valeur_20_Non_20_Renseigné" style:base-cell-address="'Naissance 1800-1850'.A29"/>
    </style:style>
    <style:style style:name="ce103" style:family="table-cell" style:parent-style-name="Valeur_20_Non_20_Renseigné" style:data-style-name="N20081">
      <style:table-cell-properties fo:background-color="#33ff99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Naissance 1800-1850'.A29"/>
      <style:map style:condition="cell-content()=&quot;&quot;" style:apply-style-name="Valeur_20_Non_20_Renseigné" style:base-cell-address="'Naissance 1800-1850'.A29"/>
    </style:style>
    <style:style style:name="ce104" style:family="table-cell" style:parent-style-name="Default">
      <style:table-cell-properties fo:background-color="#c1f7f0" style:text-align-source="fix" style:repeat-content="false"/>
      <style:paragraph-properties fo:text-align="center" fo:margin-left="0cm"/>
    </style:style>
    <style:style style:name="ce37" style:family="table-cell" style:parent-style-name="Default">
      <style:text-properties fo:color="#b2b2b2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color="#b2b2b2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color="#b2b2b2"/>
    </style:style>
    <style:style style:name="ce74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fo:color="#b2b2b2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color="#b2b2b2"/>
    </style:style>
    <style:style style:name="ce114" style:family="table-cell" style:parent-style-name="Default">
      <style:text-properties fo:font-style="normal" style:font-style-asian="normal" style:font-style-complex="normal"/>
    </style:style>
    <style:style style:name="ce116" style:family="table-cell" style:parent-style-name="Valeur_20_Non_20_Renseigné" style:data-style-name="N20034">
      <style:table-cell-properties fo:background-color="#eeeeee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Naissance 1800-1850'.A29"/>
      <style:map style:condition="cell-content()=&quot;&quot;" style:apply-style-name="Valeur_20_Non_20_Renseigné" style:base-cell-address="'Naissance 1800-1850'.A29"/>
    </style:style>
    <style:style style:name="ce117" style:family="table-cell" style:parent-style-name="Valeur_20_Non_20_Renseigné" style:data-style-name="N20040">
      <style:table-cell-properties fo:background-color="#eeeeee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Naissance 1800-1850'.A29"/>
      <style:map style:condition="cell-content()=&quot;&quot;" style:apply-style-name="Valeur_20_Non_20_Renseigné" style:base-cell-address="'Naissance 1800-1850'.A29"/>
    </style:style>
    <style:style style:name="ce118" style:family="table-cell" style:parent-style-name="Valeur_20_Non_20_Renseigné" style:data-style-name="N0">
      <style:table-cell-properties fo:background-color="#eeeeee"/>
      <style:map style:condition="cell-content()!=&quot;&quot;" style:apply-style-name="Valeur_20_Renseignée" style:base-cell-address="'Naissance 1850-1899'.A26"/>
      <style:map style:condition="cell-content()=&quot;&quot;" style:apply-style-name="Valeur_20_Non_20_Renseigné" style:base-cell-address="'Naissance 1850-1899'.A26"/>
    </style:style>
    <style:style style:name="ce7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Valeur_20_Non_20_Renseigné" style:data-style-name="N0">
      <style:table-cell-properties fo:background-color="#eeeeee" style:text-align-source="fix" style:repeat-content="false" style:vertical-align="middle"/>
      <style:paragraph-properties fo:text-align="start" fo:margin-left="0cm"/>
      <style:map style:condition="cell-content()!=&quot;&quot;" style:apply-style-name="Valeur_20_Renseignée" style:base-cell-address="'Naissance 1850-1899'.A26"/>
      <style:map style:condition="cell-content()=&quot;&quot;" style:apply-style-name="Valeur_20_Non_20_Renseigné" style:base-cell-address="'Naissance 1850-1899'.A26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1f7f0"/>
    </style:style>
    <style:style style:name="ce15" style:family="table-cell" style:parent-style-name="Valeur_20_Non_20_Renseigné" style:data-style-name="N0">
      <style:table-cell-properties fo:background-color="#33ff99"/>
      <style:map style:condition="cell-content()!=&quot;&quot;" style:apply-style-name="Valeur_20_Renseignée" style:base-cell-address="'Naissance 1850-1899'.A26"/>
      <style:map style:condition="cell-content()=&quot;&quot;" style:apply-style-name="Valeur_20_Non_20_Renseigné" style:base-cell-address="'Naissance 1850-1899'.A26"/>
    </style:style>
    <style:style style:name="ce125" style:family="table-cell" style:parent-style-name="Valeur_20_Non_20_Renseigné" style:data-style-name="N0">
      <style:table-cell-properties fo:background-color="#eeeeee" style:text-align-source="fix" style:repeat-content="false"/>
      <style:paragraph-properties fo:text-align="start" fo:margin-left="0cm"/>
      <style:map style:condition="cell-content()!=&quot;&quot;" style:apply-style-name="Valeur_20_Renseignée" style:base-cell-address="'Naissance 1850-1899'.A26"/>
      <style:map style:condition="cell-content()=&quot;&quot;" style:apply-style-name="Valeur_20_Non_20_Renseigné" style:base-cell-address="'Naissance 1850-1899'.A26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2" style:family="table-cell" style:parent-style-name="Valeur_20_Non_20_Renseigné" style:data-style-name="N0">
      <style:table-cell-properties fo:background-color="#eeeeee" style:text-align-source="fix" style:repeat-content="false"/>
      <style:paragraph-properties fo:text-align="end" fo:margin-left="0cm"/>
      <style:map style:condition="cell-content()!=&quot;&quot;" style:apply-style-name="Valeur_20_Renseignée" style:base-cell-address="'Naissance 1850-1899'.A26"/>
      <style:map style:condition="cell-content()=&quot;&quot;" style:apply-style-name="Valeur_20_Non_20_Renseigné" style:base-cell-address="'Naissance 1850-1899'.A26"/>
    </style:style>
    <style:style style:name="ce128" style:family="table-cell" style:parent-style-name="Valeur_20_Non_20_Renseigné" style:data-style-name="N0">
      <style:table-cell-properties fo:background-color="#eeeeee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Naissance 1850-1899'.A26"/>
      <style:map style:condition="cell-content()=&quot;&quot;" style:apply-style-name="Valeur_20_Non_20_Renseigné" style:base-cell-address="'Naissance 1850-1899'.A26"/>
    </style:style>
    <style:style style:name="ce49" style:family="table-cell" style:parent-style-name="Valeur_20_Non_20_Renseigné" style:data-style-name="N20076">
      <style:table-cell-properties fo:background-color="#eeeeee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Naissance 1850-1899'.A26"/>
      <style:map style:condition="cell-content()=&quot;&quot;" style:apply-style-name="Valeur_20_Non_20_Renseigné" style:base-cell-address="'Naissance 1850-1899'.A26"/>
    </style:style>
    <style:style style:name="ce44" style:family="table-cell" style:parent-style-name="Valeur_20_Non_20_Renseigné" style:data-style-name="N0">
      <style:table-cell-properties fo:background-color="#33ff99" style:text-align-source="fix" style:repeat-content="false"/>
      <style:paragraph-properties fo:text-align="start" fo:margin-left="0cm"/>
      <style:map style:condition="cell-content()!=&quot;&quot;" style:apply-style-name="Valeur_20_Renseignée" style:base-cell-address="'Naissance 1850-1899'.A26"/>
      <style:map style:condition="cell-content()=&quot;&quot;" style:apply-style-name="Valeur_20_Non_20_Renseigné" style:base-cell-address="'Naissance 1850-1899'.A26"/>
    </style:style>
    <style:style style:name="ce25" style:family="table-cell" style:parent-style-name="Valeur_20_Non_20_Renseigné" style:data-style-name="N108">
      <style:table-cell-properties fo:background-color="#eeeeee" style:text-align-source="fix" style:repeat-content="false"/>
      <style:paragraph-properties fo:text-align="end" fo:margin-left="0cm"/>
      <style:map style:condition="cell-content()!=&quot;&quot;" style:apply-style-name="Valeur_20_Renseignée" style:base-cell-address="'Naissance 1850-1899'.A26"/>
      <style:map style:condition="cell-content()=&quot;&quot;" style:apply-style-name="Valeur_20_Non_20_Renseigné" style:base-cell-address="'Naissance 1850-1899'.A26"/>
    </style:style>
    <style:style style:name="ce48" style:family="table-cell" style:parent-style-name="Valeur_20_Non_20_Renseigné" style:data-style-name="N0">
      <style:table-cell-properties fo:background-color="#c1f7f0"/>
    </style:style>
    <style:style style:name="ce50" style:family="table-cell" style:parent-style-name="Valeur_20_Non_20_Renseigné" style:data-style-name="N20036">
      <style:table-cell-properties fo:background-color="#33ff99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Naissance 1850-1899'.A26"/>
      <style:map style:condition="cell-content()=&quot;&quot;" style:apply-style-name="Valeur_20_Non_20_Renseigné" style:base-cell-address="'Naissance 1850-1899'.A26"/>
    </style:style>
    <style:style style:name="ce34" style:family="table-cell" style:parent-style-name="Valeur_20_Non_20_Renseigné" style:data-style-name="N10034">
      <style:table-cell-properties fo:background-color="#eeeeee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Naissance 1850-1899'.A26"/>
      <style:map style:condition="cell-content()=&quot;&quot;" style:apply-style-name="Valeur_20_Non_20_Renseigné" style:base-cell-address="'Naissance 1850-1899'.A26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36" style:family="table-cell" style:parent-style-name="Valeur_20_Non_20_Renseigné" style:data-style-name="N20034">
      <style:table-cell-properties fo:background-color="#eeeeee"/>
      <style:map style:condition="cell-content()!=&quot;&quot;" style:apply-style-name="Valeur_20_Renseignée" style:base-cell-address="'Naissance 1850-1899'.A26"/>
      <style:map style:condition="cell-content()=&quot;&quot;" style:apply-style-name="Valeur_20_Non_20_Renseigné" style:base-cell-address="'Naissance 1850-1899'.A26"/>
    </style:style>
    <style:style style:name="ce137" style:family="table-cell" style:parent-style-name="Valeur_20_Non_20_Renseigné" style:data-style-name="N20040">
      <style:table-cell-properties fo:background-color="#eeeeee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Naissance 1850-1899'.A26"/>
      <style:map style:condition="cell-content()=&quot;&quot;" style:apply-style-name="Valeur_20_Non_20_Renseigné" style:base-cell-address="'Naissance 1850-1899'.A26"/>
    </style:style>
    <style:style style:name="ce72" style:family="table-cell" style:parent-style-name="Valeur_20_Non_20_Renseigné" style:data-style-name="N20081">
      <style:table-cell-properties fo:background-color="#33ff99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Naissance 1850-1899'.A26"/>
      <style:map style:condition="cell-content()=&quot;&quot;" style:apply-style-name="Valeur_20_Non_20_Renseigné" style:base-cell-address="'Naissance 1850-1899'.A26"/>
    </style:style>
    <style:style style:name="ce75" style:family="table-cell" style:parent-style-name="Default">
      <style:table-cell-properties fo:background-color="#c1f7f0" style:text-align-source="fix" style:repeat-content="false"/>
      <style:paragraph-properties fo:text-align="center" fo:margin-left="0cm"/>
    </style:style>
    <style:style style:name="ce42" style:family="table-cell" style:parent-style-name="Valeur_20_Non_20_Renseigné" style:data-style-name="N10034">
      <style:table-cell-properties fo:background-color="#eeeeee"/>
      <style:map style:condition="cell-content()!=&quot;&quot;" style:apply-style-name="Valeur_20_Renseignée" style:base-cell-address="'Naissance 1850-1899'.A26"/>
      <style:map style:condition="cell-content()=&quot;&quot;" style:apply-style-name="Valeur_20_Non_20_Renseigné" style:base-cell-address="'Naissance 1850-1899'.A26"/>
    </style:style>
    <style:style style:name="ce141" style:family="table-cell" style:parent-style-name="Valeur_20_Non_20_Renseigné" style:data-style-name="N108">
      <style:table-cell-properties fo:background-color="#eeeeee"/>
      <style:map style:condition="cell-content()!=&quot;&quot;" style:apply-style-name="Valeur_20_Renseignée" style:base-cell-address="'Naissance 1850-1899'.A26"/>
      <style:map style:condition="cell-content()=&quot;&quot;" style:apply-style-name="Valeur_20_Non_20_Renseigné" style:base-cell-address="'Naissance 1850-1899'.A26"/>
    </style:style>
    <style:style style:name="ce77" style:family="table-cell" style:parent-style-name="Valeur_20_Non_20_Renseigné" style:data-style-name="N0">
      <style:table-cell-properties fo:background-color="#eeeeee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  <style:map style:condition="cell-content()!=&quot;&quot;" style:apply-style-name="Valeur_20_Renseignée" style:base-cell-address="'Naissance 1850-1899'.A26"/>
      <style:map style:condition="cell-content()=&quot;&quot;" style:apply-style-name="Valeur_20_Non_20_Renseigné" style:base-cell-address="'Naissance 1850-1899'.A26"/>
    </style:style>
    <style:style style:name="ce45" style:family="table-cell" style:parent-style-name="Default" style:data-style-name="N10000"/>
    <style:style style:name="ce46" style:family="table-cell" style:parent-style-name="Default" style:data-style-name="N0"/>
    <style:style style:name="ce10" style:family="table-cell" style:parent-style-name="Default">
      <style:table-cell-properties fo:background-color="transparent"/>
      <style:text-properties fo:color="#b2b2b2"/>
    </style:style>
    <style:style style:name="ce146" style:family="table-cell" style:parent-style-name="Valeur_20_Non_20_Renseigné" style:data-style-name="N0">
      <style:table-cell-properties fo:background-color="#eeeeee"/>
      <style:map style:condition="cell-content()!=&quot;&quot;" style:apply-style-name="Valeur_20_Renseignée" style:base-cell-address="'Décès 1900-1999'.A28"/>
      <style:map style:condition="cell-content()=&quot;&quot;" style:apply-style-name="Valeur_20_Non_20_Renseigné" style:base-cell-address="'Décès 1900-1999'.A28"/>
    </style:style>
    <style:style style:name="ce93" style:family="table-cell" style:parent-style-name="Valeur_20_Non_20_Renseigné" style:data-style-name="N0">
      <style:table-cell-properties fo:background-color="#eeeeee"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  <style:map style:condition="cell-content()!=&quot;&quot;" style:apply-style-name="Valeur_20_Renseignée" style:base-cell-address="'Décès 1900-1999'.A28"/>
      <style:map style:condition="cell-content()=&quot;&quot;" style:apply-style-name="Valeur_20_Non_20_Renseigné" style:base-cell-address="'Décès 1900-1999'.A28"/>
    </style:style>
    <style:style style:name="ce148" style:family="table-cell" style:parent-style-name="Valeur_20_Non_20_Renseigné" style:data-style-name="N0">
      <style:table-cell-properties fo:background-color="#33ff99"/>
      <style:map style:condition="cell-content()!=&quot;&quot;" style:apply-style-name="Valeur_20_Renseignée" style:base-cell-address="'Décès 1900-1999'.A28"/>
      <style:map style:condition="cell-content()=&quot;&quot;" style:apply-style-name="Valeur_20_Non_20_Renseigné" style:base-cell-address="'Décès 1900-1999'.A28"/>
    </style:style>
    <style:style style:name="ce95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  <style:style style:name="ce96" style:family="table-cell" style:parent-style-name="Default">
      <style:table-cell-properties fo:background-color="#33ff99"/>
    </style:style>
    <style:style style:name="ce151" style:family="table-cell" style:parent-style-name="Valeur_20_Non_20_Renseigné" style:data-style-name="N0">
      <style:table-cell-properties fo:background-color="#eeeeee" style:text-align-source="fix" style:repeat-content="false"/>
      <style:paragraph-properties fo:text-align="start" fo:margin-left="0cm"/>
      <style:map style:condition="cell-content()!=&quot;&quot;" style:apply-style-name="Valeur_20_Renseignée" style:base-cell-address="'Décès 1900-1999'.A28"/>
      <style:map style:condition="cell-content()=&quot;&quot;" style:apply-style-name="Valeur_20_Non_20_Renseigné" style:base-cell-address="'Décès 1900-1999'.A28"/>
    </style:style>
    <style:style style:name="ce119" style:family="table-cell" style:parent-style-name="Valeur_20_Non_20_Renseigné" style:data-style-name="N0">
      <style:table-cell-properties fo:background-color="#eeeeee" style:text-align-source="fix" style:repeat-content="false" style:vertical-align="middle"/>
      <style:paragraph-properties fo:text-align="start" fo:margin-left="0cm"/>
      <style:map style:condition="cell-content()!=&quot;&quot;" style:apply-style-name="Valeur_20_Renseignée" style:base-cell-address="'Décès 1900-1999'.A28"/>
      <style:map style:condition="cell-content()=&quot;&quot;" style:apply-style-name="Valeur_20_Non_20_Renseigné" style:base-cell-address="'Décès 1900-1999'.A28"/>
    </style:style>
    <style:style style:name="ce153" style:family="table-cell" style:parent-style-name="Valeur_20_Non_20_Renseigné" style:data-style-name="N0">
      <style:table-cell-properties fo:background-color="#eeeeee" style:text-align-source="fix" style:repeat-content="false"/>
      <style:paragraph-properties fo:text-align="end" fo:margin-left="0cm"/>
      <style:map style:condition="cell-content()!=&quot;&quot;" style:apply-style-name="Valeur_20_Renseignée" style:base-cell-address="'Décès 1900-1999'.A28"/>
      <style:map style:condition="cell-content()=&quot;&quot;" style:apply-style-name="Valeur_20_Non_20_Renseigné" style:base-cell-address="'Décès 1900-1999'.A28"/>
    </style:style>
    <style:style style:name="ce154" style:family="table-cell" style:parent-style-name="Valeur_20_Non_20_Renseigné" style:data-style-name="N20076">
      <style:table-cell-properties fo:background-color="#eeeeee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Décès 1900-1999'.A28"/>
      <style:map style:condition="cell-content()=&quot;&quot;" style:apply-style-name="Valeur_20_Non_20_Renseigné" style:base-cell-address="'Décès 1900-1999'.A28"/>
    </style:style>
    <style:style style:name="ce155" style:family="table-cell" style:parent-style-name="Valeur_20_Non_20_Renseigné" style:data-style-name="N0">
      <style:table-cell-properties fo:background-color="#33ff99" style:text-align-source="fix" style:repeat-content="false"/>
      <style:paragraph-properties fo:text-align="start" fo:margin-left="0cm"/>
      <style:map style:condition="cell-content()!=&quot;&quot;" style:apply-style-name="Valeur_20_Renseignée" style:base-cell-address="'Décès 1900-1999'.A28"/>
      <style:map style:condition="cell-content()=&quot;&quot;" style:apply-style-name="Valeur_20_Non_20_Renseigné" style:base-cell-address="'Décès 1900-1999'.A28"/>
    </style:style>
    <style:style style:name="ce101" style:family="table-cell" style:parent-style-name="Default">
      <style:table-cell-properties fo:background-color="#c1f7f0"/>
      <style:map style:condition="cell-content()!=&quot;&quot;" style:apply-style-name="Valeur_20_Renseignée" style:base-cell-address="'Décès 1900-1999'.A28"/>
      <style:map style:condition="cell-content()=&quot;&quot;" style:apply-style-name="Valeur_20_Non_20_Renseigné" style:base-cell-address="'Décès 1900-1999'.A28"/>
    </style:style>
    <style:style style:name="ce157" style:family="table-cell" style:parent-style-name="Valeur_20_Non_20_Renseigné" style:data-style-name="N0">
      <style:table-cell-properties fo:background-color="#eeeeee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Décès 1900-1999'.A28"/>
      <style:map style:condition="cell-content()=&quot;&quot;" style:apply-style-name="Valeur_20_Non_20_Renseigné" style:base-cell-address="'Décès 1900-1999'.A28"/>
    </style:style>
    <style:style style:name="ce158" style:family="table-cell" style:parent-style-name="Valeur_20_Non_20_Renseigné" style:data-style-name="N20036">
      <style:table-cell-properties fo:background-color="#33ff99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Décès 1900-1999'.A28"/>
      <style:map style:condition="cell-content()=&quot;&quot;" style:apply-style-name="Valeur_20_Non_20_Renseigné" style:base-cell-address="'Décès 1900-1999'.A28"/>
    </style:style>
    <style:style style:name="ce159" style:family="table-cell" style:parent-style-name="Default" style:data-style-name="N37">
      <style:table-cell-properties fo:background-color="#33ff99" style:text-align-source="fix" style:repeat-content="false"/>
      <style:paragraph-properties fo:text-align="start" fo:margin-left="0cm"/>
      <style:text-properties fo:color="#000000"/>
    </style:style>
    <style:style style:name="ce105" style:family="table-cell" style:parent-style-name="Default" style:data-style-name="N0">
      <style:table-cell-properties fo:background-color="#33ff99" style:text-align-source="fix" style:repeat-content="false"/>
      <style:paragraph-properties fo:text-align="start" fo:margin-left="0cm"/>
      <style:text-properties fo:color="#000000"/>
    </style:style>
    <style:style style:name="ce161" style:family="table-cell" style:parent-style-name="Default">
      <style:table-cell-properties fo:background-color="#33ff99" style:text-align-source="fix" style:repeat-content="false"/>
      <style:paragraph-properties fo:text-align="start" fo:margin-left="0cm"/>
      <style:text-properties fo:color="#000000"/>
    </style:style>
    <style:style style:name="ce107" style:family="table-cell" style:parent-style-name="Default" style:data-style-name="N36">
      <style:table-cell-properties fo:background-color="#33ff99" style:text-align-source="fix" style:repeat-content="false"/>
      <style:paragraph-properties fo:text-align="start" fo:margin-left="0cm"/>
      <style:text-properties fo:color="#000000"/>
    </style:style>
    <style:style style:name="ce108" style:family="table-cell" style:parent-style-name="Default" style:data-style-name="N40">
      <style:table-cell-properties fo:background-color="#33ff99" style:text-align-source="fix" style:repeat-content="false"/>
      <style:paragraph-properties fo:text-align="start" fo:margin-left="0cm"/>
      <style:text-properties fo:color="#000000"/>
    </style:style>
    <style:style style:name="ce115" style:family="table-cell" style:parent-style-name="Valeur_20_Non_20_Renseigné" style:data-style-name="N0">
      <style:table-cell-properties fo:background-color="#eeeeee"/>
    </style:style>
    <style:style style:name="ce165" style:family="table-cell" style:parent-style-name="Valeur_20_Non_20_Renseigné" style:data-style-name="N10034">
      <style:table-cell-properties fo:background-color="#eeeeee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Décès 1900-1999'.A28"/>
      <style:map style:condition="cell-content()=&quot;&quot;" style:apply-style-name="Valeur_20_Non_20_Renseigné" style:base-cell-address="'Décès 1900-1999'.A28"/>
    </style:style>
    <style:style style:name="ce166" style:family="table-cell" style:parent-style-name="Valeur_20_Non_20_Renseigné" style:data-style-name="N20034">
      <style:table-cell-properties fo:background-color="#eeeeee"/>
      <style:map style:condition="cell-content()!=&quot;&quot;" style:apply-style-name="Valeur_20_Renseignée" style:base-cell-address="'Décès 1900-1999'.A28"/>
      <style:map style:condition="cell-content()=&quot;&quot;" style:apply-style-name="Valeur_20_Non_20_Renseigné" style:base-cell-address="'Décès 1900-1999'.A28"/>
    </style:style>
    <style:style style:name="ce167" style:family="table-cell" style:parent-style-name="Valeur_20_Non_20_Renseigné" style:data-style-name="N20040">
      <style:table-cell-properties fo:background-color="#eeeeee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Décès 1900-1999'.A28"/>
      <style:map style:condition="cell-content()=&quot;&quot;" style:apply-style-name="Valeur_20_Non_20_Renseigné" style:base-cell-address="'Décès 1900-1999'.A28"/>
    </style:style>
    <style:style style:name="ce168" style:family="table-cell" style:parent-style-name="Valeur_20_Non_20_Renseigné" style:data-style-name="N20081">
      <style:table-cell-properties fo:background-color="#33ff99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Décès 1900-1999'.A28"/>
      <style:map style:condition="cell-content()=&quot;&quot;" style:apply-style-name="Valeur_20_Non_20_Renseigné" style:base-cell-address="'Décès 1900-1999'.A28"/>
    </style:style>
    <style:style style:name="ce113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b2b2b2"/>
    </style:style>
    <style:style style:name="ce170" style:family="table-cell" style:parent-style-name="Valeur_20_Non_20_Renseigné" style:data-style-name="N10034">
      <style:table-cell-properties fo:background-color="#eeeeee"/>
      <style:map style:condition="cell-content()!=&quot;&quot;" style:apply-style-name="Valeur_20_Renseignée" style:base-cell-address="'Décès 1900-1999'.A28"/>
      <style:map style:condition="cell-content()=&quot;&quot;" style:apply-style-name="Valeur_20_Non_20_Renseigné" style:base-cell-address="'Décès 1900-1999'.A28"/>
    </style:style>
    <style:style style:name="P1" style:family="paragraph">
      <style:paragraph-properties fo:text-align="center"/>
    </style:style>
    <style:style style:name="T1" style:family="text">
      <style:text-properties fo:font-size="8pt" fo:font-style="italic" style:font-size-asian="8pt" style:font-size-complex="8pt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--&quot;;&quot;Oui&quot;;&quot;Non&quot;)" table:allow-empty-cell="true" table:display-list="unsorted" table:base-cell-address="Configuration.D8">
          <table:error-message table:message-type="stop" table:display="true"/>
        </table:content-validation>
        <table:content-validation table:name="val2" table:condition="of:cell-content-is-in-list([$Configuration.$B$5:$Configuration.$B$9])" table:allow-empty-cell="true" table:display-list="unsorted" table:base-cell-address="Configuration.D9">
          <table:error-message table:message-type="stop" table:display="true"/>
        </table:content-validation>
        <table:content-validation table:name="val3" table:condition="of:cell-content-is-in-list(&quot;--&quot;;&quot;Catholique&quot;;&quot;Protestante&quot;;&quot;Evangélique&quot;)" table:allow-empty-cell="true" table:display-list="unsorted" table:base-cell-address="Configuration.D11">
          <table:error-message table:message-type="stop" table:display="true"/>
        </table:content-validation>
        <table:content-validation table:name="val4" table:condition="of:cell-content-is-in-list(&quot;--&quot;;&quot;Son épouse&quot;)" table:allow-empty-cell="true" table:display-list="unsorted" table:base-cell-address="Configuration.D14">
          <table:error-message table:message-type="stop" table:display="true"/>
        </table:content-validation>
        <table:content-validation table:name="val5" table:condition="of:cell-content-is-in-list(&quot;--&quot;;&quot;Chez lui&quot;)" table:allow-empty-cell="true" table:display-list="unsorted" table:base-cell-address="Configuration.D16">
          <table:error-message table:message-type="stop" table:display="true"/>
        </table:content-validation>
        <table:content-validation table:name="val6" table:condition="of:cell-content-is-in-list(&quot;--&quot;;&quot;Garçon&quot;;&quot;Fille&quot;)" table:allow-empty-cell="true" table:display-list="unsorted" table:base-cell-address="Configuration.D19">
          <table:error-message table:message-type="stop" table:display="true"/>
        </table:content-validation>
        <table:content-validation table:name="val7" table:condition="of:cell-content-is-in-list(&quot;--&quot;;&quot;Jours&quot;;&quot;Mois&quot;;&quot;Années&quot;)" table:allow-empty-cell="true" table:display-list="unsorted" table:base-cell-address="'Naissance 1850-1899'.D17">
          <table:error-message table:message-type="stop" table:display="true"/>
        </table:content-validation>
      </table:content-validations>
      <table:table table:name="Configur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3"/>
        <table:table-column table:style-name="co3" table:default-cell-style-name="ce73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71" office:value-type="string" calcext:value-type="string" table:number-columns-spanned="2" table:number-rows-spanned="1">
            <text:p>Liste Métiers</text:p>
          </table:table-cell>
          <table:covered-table-cell table:style-name="Default"/>
        </table:table-row>
        <table:table-row table:style-name="ro1">
          <table:table-cell/>
          <table:table-cell table:style-name="ce5" office:value-type="string" calcext:value-type="string">
            <text:p>Francais</text:p>
          </table:table-cell>
          <table:table-cell table:style-name="ce5" office:value-type="string" calcext:value-type="string">
            <text:p>Allemand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office:value-type="string" calcext:value-type="string">
            <text:p>Boulanger</text:p>
          </table:table-cell>
          <table:table-cell office:value-type="string" calcext:value-type="string">
            <text:p>Bäckermeister</text:p>
          </table:table-cell>
        </table:table-row>
        <table:table-row table:style-name="ro1">
          <table:table-cell/>
          <table:table-cell office:value-type="string" calcext:value-type="string">
            <text:p>Forgeron</text:p>
          </table:table-cell>
          <table:table-cell office:value-type="string" calcext:value-type="string">
            <text:p>Schmied</text:p>
          </table:table-cell>
        </table:table-row>
        <table:table-row table:style-name="ro1">
          <table:table-cell/>
          <table:table-cell office:value-type="string" calcext:value-type="string">
            <text:p>Paysan</text:p>
          </table:table-cell>
          <table:table-cell office:value-type="string" calcext:value-type="string">
            <text:p>Acker</text:p>
          </table:table-cell>
        </table:table-row>
        <table:table-row table:style-name="ro1">
          <table:table-cell/>
          <table:table-cell office:value-type="string" calcext:value-type="string">
            <text:p>Vigneron</text:p>
          </table:table-cell>
          <table:table-cell office:value-type="string" calcext:value-type="string">
            <text:p>Winzer</text:p>
          </table:table-cell>
        </table:table-row>
      </table:table>
      <table:table table:name="Naissance 1800-1850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uton 1" form:control-implementation="ooo:com.sun.star.form.component.CommandButton" xml:id="control1" form:id="control1" form:label="Copie dans presse papi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4.478cm" svg:height="0.85cm" svg:x="23.667cm" svg:y="12.432cm" draw:control="control1"/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Plages nommées</text:p>
          </table:table-cell>
          <table:table-cell table:number-columns-repeated="3"/>
          <table:table-cell table:style-name="ce37" office:value-type="string" calcext:value-type="string">
            <text:p>Exemple</text:p>
          </table:table-cell>
          <table:table-cell table:number-columns-repeated="4"/>
        </table:table-row>
        <table:table-row table:style-name="ro2">
          <table:table-cell table:style-name="ce18" office:value-type="string" calcext:value-type="string">
            <text:p>Source</text:p>
          </table:table-cell>
          <table:table-cell table:style-name="ce55" office:value-type="string" calcext:value-type="string">
            <text:p>Source</text:p>
          </table:table-cell>
          <table:table-cell table:style-name="ce83" office:value-type="string" calcext:value-type="string" table:number-columns-spanned="2" table:number-rows-spanned="1">
            <text:p>Soultz-les-Bains - Etat civil - Registre de naissances 1845</text:p>
          </table:table-cell>
          <table:covered-table-cell table:style-name="ce87"/>
          <table:table-cell table:style-name="ce37"/>
          <table:table-cell table:number-columns-repeated="4"/>
        </table:table-row>
        <table:table-row table:style-name="ro1">
          <table:table-cell table:style-name="ce18" office:value-type="string" calcext:value-type="string">
            <text:p>SourceTexte</text:p>
          </table:table-cell>
          <table:table-cell table:style-name="ce56" office:value-type="string" calcext:value-type="string">
            <text:p>Registre</text:p>
          </table:table-cell>
          <table:table-cell table:style-name="ce59" office:value-type="string" calcext:value-type="string">
            <text:p>Numéro</text:p>
          </table:table-cell>
          <table:table-cell table:style-name="ce53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CitationTexte</text:p>
          </table:table-cell>
          <table:table-cell table:style-name="ce59"/>
          <table:table-cell table:style-name="ce59" office:value-type="string" calcext:value-type="string">
            <text:p>Date d'écriture</text:p>
          </table:table-cell>
          <table:table-cell table:style-name="ce54" office:value-type="date" office:date-value="1845-11-06" calcext:value-type="date">
            <text:p>06/11/1845</text:p>
          </table:table-cell>
          <table:table-cell table:style-name="ce39" office:value-type="date" office:date-value="1845-11-06" calcext:value-type="date">
            <text:p>06/11/1845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MediaTexte</text:p>
          </table:table-cell>
          <table:table-cell table:style-name="ce59"/>
          <table:table-cell table:style-name="ce59" office:value-type="string" calcext:value-type="string">
            <text:p>Heure d'écriture</text:p>
          </table:table-cell>
          <table:table-cell table:style-name="ce90" office:value-type="time" office:time-value="PT08H00M00S" calcext:value-type="time">
            <text:p>08:00</text:p>
          </table:table-cell>
          <table:table-cell table:style-name="ce74" office:value-type="time" office:time-value="PT08H00M00S" calcext:value-type="time">
            <text:p>08:00</text:p>
          </table:table-cell>
          <table:table-cell table:number-columns-repeated="4"/>
        </table:table-row>
        <table:table-row table:style-name="ro1">
          <table:table-cell/>
          <table:table-cell table:style-name="ce59"/>
          <table:table-cell table:style-name="ce59" office:value-type="string" calcext:value-type="string">
            <text:p>Ville </text:p>
          </table:table-cell>
          <table:table-cell table:style-name="ce53" office:value-type="string" calcext:value-type="string">
            <text:p>Soultz-Les-Bains</text:p>
          </table:table-cell>
          <table:table-cell office:value-type="string" calcext:value-type="string">
            <text:p>Soultz-Les-Bains</text:p>
          </table:table-cell>
          <table:table-cell table:number-columns-repeated="4"/>
        </table:table-row>
        <table:table-row table:style-name="ro1">
          <table:table-cell/>
          <table:table-cell table:style-name="ce59"/>
          <table:table-cell table:style-name="ce59" office:value-type="string" calcext:value-type="string">
            <text:p>Arrondissement de</text:p>
          </table:table-cell>
          <table:table-cell table:style-name="ce53" office:value-type="string" calcext:value-type="string">
            <text:p>Strasbourg</text:p>
          </table:table-cell>
          <table:table-cell office:value-type="string" calcext:value-type="string">
            <text:p>Strasbourg</text:p>
          </table:table-cell>
          <table:table-cell table:number-columns-repeated="4"/>
        </table:table-row>
        <table:table-row table:style-name="ro1">
          <table:table-cell/>
          <table:table-cell table:style-name="ce59"/>
          <table:table-cell table:style-name="ce59" office:value-type="string" calcext:value-type="string">
            <text:p>Le Maire</text:p>
          </table:table-cell>
          <table:table-cell table:style-name="ce53" office:value-type="string" calcext:value-type="string">
            <text:p>Moder ...</text:p>
          </table:table-cell>
          <table:table-cell office:value-type="string" calcext:value-type="string">
            <text:p>Moder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Pére</text:p>
          </table:table-cell>
          <table:table-cell table:style-name="ce26" office:value-type="string" calcext:value-type="string">
            <text:p>Nom</text:p>
          </table:table-cell>
          <table:table-cell table:style-name="ce91" office:value-type="string" calcext:value-type="string">
            <text:p>Klugeshertz</text:p>
          </table:table-cell>
          <table:table-cell office:value-type="string" calcext:value-type="string">
            <text:p>Klugeshertz</text:p>
          </table:table-cell>
          <table:table-cell table:number-columns-repeated="4"/>
        </table:table-row>
        <table:table-row table:style-name="ro1">
          <table:table-cell/>
          <table:table-cell table:style-name="ce26"/>
          <table:table-cell table:style-name="ce26" office:value-type="string" calcext:value-type="string">
            <text:p>Prénom</text:p>
          </table:table-cell>
          <table:table-cell table:style-name="ce91" office:value-type="string" calcext:value-type="string">
            <text:p>Jean Georges</text:p>
          </table:table-cell>
          <table:table-cell office:value-type="string" calcext:value-type="string">
            <text:p>Jean Georges</text:p>
          </table:table-cell>
          <table:table-cell table:number-columns-repeated="4"/>
        </table:table-row>
        <table:table-row table:style-name="ro1">
          <table:table-cell/>
          <table:table-cell table:style-name="ce26"/>
          <table:table-cell table:style-name="ce26" office:value-type="string" calcext:value-type="string">
            <text:p>Age</text:p>
          </table:table-cell>
          <table:table-cell table:style-name="ce91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/>
          <table:table-cell table:style-name="ce26"/>
          <table:table-cell table:style-name="ce26" office:value-type="string" calcext:value-type="string">
            <text:p>Connu</text:p>
          </table:table-cell>
          <table:table-cell table:style-name="ce91" table:content-validation-name="val1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 table:number-columns-repeated="4"/>
        </table:table-row>
        <table:table-row table:style-name="ro1">
          <table:table-cell/>
          <table:table-cell table:style-name="ce26"/>
          <table:table-cell table:style-name="ce26" office:value-type="string" calcext:value-type="string">
            <text:p>Métier</text:p>
          </table:table-cell>
          <table:table-cell table:style-name="ce91" table:content-validation-name="val2" office:value-type="string" calcext:value-type="string">
            <text:p>Boulanger</text:p>
          </table:table-cell>
          <table:table-cell table:style-name="ce37" office:value-type="string" calcext:value-type="string">
            <text:p>Boulanger</text:p>
          </table:table-cell>
          <table:table-cell table:number-columns-repeated="4"/>
        </table:table-row>
        <table:table-row table:style-name="ro1">
          <table:table-cell/>
          <table:table-cell table:style-name="ce26"/>
          <table:table-cell table:style-name="ce26" office:value-type="string" calcext:value-type="string">
            <text:p>Lieu d'habitation</text:p>
          </table:table-cell>
          <table:table-cell table:style-name="ce91" office:value-type="string" calcext:value-type="string">
            <text:p>Soultz-Les-Bains</text:p>
          </table:table-cell>
          <table:table-cell office:value-type="string" calcext:value-type="string">
            <text:p>Soultz-Les-Bains</text:p>
          </table:table-cell>
          <table:table-cell table:number-columns-repeated="4"/>
        </table:table-row>
        <table:table-row table:style-name="ro1">
          <table:table-cell/>
          <table:table-cell table:style-name="ce26"/>
          <table:table-cell table:style-name="ce26" office:value-type="string" calcext:value-type="string">
            <text:p>Religion</text:p>
          </table:table-cell>
          <table:table-cell table:style-name="ce91" table:content-validation-name="val3" office:value-type="string" calcext:value-type="string">
            <text:p>Catholique</text:p>
          </table:table-cell>
          <table:table-cell table:number-columns-repeated="5"/>
        </table:table-row>
        <table:table-row table:style-name="ro1">
          <table:table-cell/>
          <table:table-cell table:style-name="ce27" office:value-type="string" calcext:value-type="string">
            <text:p>Mére</text:p>
          </table:table-cell>
          <table:table-cell table:style-name="ce28" office:value-type="string" calcext:value-type="string">
            <text:p>Nom</text:p>
          </table:table-cell>
          <table:table-cell table:style-name="ce92" office:value-type="string" calcext:value-type="string">
            <text:p>???</text:p>
          </table:table-cell>
          <table:table-cell office:value-type="string" calcext:value-type="string">
            <text:p>???</text:p>
          </table:table-cell>
          <table:table-cell table:number-columns-repeated="4"/>
        </table:table-row>
        <table:table-row table:style-name="ro1">
          <table:table-cell/>
          <table:table-cell table:style-name="ce28"/>
          <table:table-cell table:style-name="ce28" office:value-type="string" calcext:value-type="string">
            <text:p>Prénom</text:p>
          </table:table-cell>
          <table:table-cell table:style-name="ce92" office:value-type="string" calcext:value-type="string">
            <text:p>Marie Anne</text:p>
          </table:table-cell>
          <table:table-cell office:value-type="string" calcext:value-type="string">
            <text:p>Marie Anne</text:p>
          </table:table-cell>
          <table:table-cell table:number-columns-repeated="4"/>
        </table:table-row>
        <table:table-row table:style-name="ro1">
          <table:table-cell/>
          <table:table-cell table:style-name="ce28"/>
          <table:table-cell table:style-name="ce28" office:value-type="string" calcext:value-type="string">
            <text:p>Age</text:p>
          </table:table-cell>
          <table:table-cell table:style-name="ce92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/>
          <table:table-cell table:style-name="ce28"/>
          <table:table-cell table:style-name="ce28" office:value-type="string" calcext:value-type="string">
            <text:p>Statut / Mari</text:p>
          </table:table-cell>
          <table:table-cell table:style-name="ce92" table:content-validation-name="val4" office:value-type="string" calcext:value-type="string">
            <text:p>Son épouse</text:p>
          </table:table-cell>
          <table:table-cell office:value-type="string" calcext:value-type="string">
            <text:p>Son épouse</text:p>
          </table:table-cell>
          <table:table-cell table:number-columns-repeated="4"/>
        </table:table-row>
        <table:table-row table:style-name="ro1">
          <table:table-cell/>
          <table:table-cell table:style-name="ce28"/>
          <table:table-cell table:style-name="ce28" office:value-type="string" calcext:value-type="string">
            <text:p>Religion</text:p>
          </table:table-cell>
          <table:table-cell table:style-name="ce92" table:content-validation-name="val3" office:value-type="string" calcext:value-type="string">
            <text:p>Catholique</text:p>
          </table:table-cell>
          <table:table-cell table:number-columns-repeated="5"/>
        </table:table-row>
        <table:table-row table:style-name="ro1">
          <table:table-cell/>
          <table:table-cell table:style-name="ce28"/>
          <table:table-cell table:style-name="ce28" office:value-type="string" calcext:value-type="string">
            <text:p>Habitant chez</text:p>
          </table:table-cell>
          <table:table-cell table:style-name="ce92" table:content-validation-name="val5" office:value-type="string" calcext:value-type="string">
            <text:p>Chez lui</text:p>
          </table:table-cell>
          <table:table-cell office:value-type="string" calcext:value-type="string">
            <text:p>Chez Lui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string" calcext:value-type="string">
            <text:p>Enfant</text:p>
          </table:table-cell>
          <table:table-cell table:style-name="ce30" office:value-type="string" calcext:value-type="string">
            <text:p>Prénom</text:p>
          </table:table-cell>
          <table:table-cell table:style-name="ce57" office:value-type="string" calcext:value-type="string">
            <text:p>François Joseph</text:p>
          </table:table-cell>
          <table:table-cell table:style-name="ce40" office:value-type="string" calcext:value-type="string">
            <text:p>François Joseph</text:p>
          </table:table-cell>
          <table:table-cell table:number-columns-repeated="4"/>
        </table:table-row>
        <table:table-row table:style-name="ro1">
          <table:table-cell/>
          <table:table-cell table:style-name="ce30"/>
          <table:table-cell table:style-name="ce30" office:value-type="string" calcext:value-type="string">
            <text:p>Sexe</text:p>
          </table:table-cell>
          <table:table-cell table:style-name="ce58" table:content-validation-name="val6" office:value-type="string" calcext:value-type="string">
            <text:p>Garçon</text:p>
          </table:table-cell>
          <table:table-cell table:style-name="ce40" office:value-type="string" calcext:value-type="string">
            <text:p>Garçon</text:p>
          </table:table-cell>
          <table:table-cell table:number-columns-repeated="4"/>
        </table:table-row>
        <table:table-row table:style-name="ro1">
          <table:table-cell/>
          <table:table-cell table:style-name="ce30"/>
          <table:table-cell table:style-name="ce30" office:value-type="string" calcext:value-type="string">
            <text:p>Date de naissance</text:p>
          </table:table-cell>
          <table:table-cell table:style-name="ce60" office:value-type="date" office:date-value="1845-11-05" calcext:value-type="date">
            <text:p>05/11/1845</text:p>
          </table:table-cell>
          <table:table-cell table:style-name="ce39" office:value-type="date" office:date-value="1845-11-05" calcext:value-type="date">
            <text:p>05/11/1845</text:p>
          </table:table-cell>
          <table:table-cell table:number-columns-repeated="4"/>
        </table:table-row>
        <table:table-row table:style-name="ro1">
          <table:table-cell/>
          <table:table-cell table:style-name="ce30"/>
          <table:table-cell table:style-name="ce30" office:value-type="string" calcext:value-type="string">
            <text:p>Naissance <text:span text:style-name="T1">(/24 heures)</text:span></text:p>
          </table:table-cell>
          <table:table-cell table:style-name="ce61" office:value-type="time" office:time-value="PT05H00M00S" calcext:value-type="time">
            <text:p>05:00</text:p>
          </table:table-cell>
          <table:table-cell table:style-name="ce74" office:value-type="time" office:time-value="PT05H00M00S" calcext:value-type="time">
            <text:p>05:00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Les zones ci-dessous peuvent bien entendu être modifiées manuellement</text:p>
          </table:table-cell>
          <table:table-cell table:style-name="ce1" table:number-columns-repeated="2"/>
          <table:table-cell/>
          <table:table-cell table:style-name="Default"/>
          <table:table-cell/>
          <table:table-cell table:style-name="ce37"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20" table:formula="of:=IF([.$D$3]=&quot;&quot;;&quot;&quot;;[.$D$3])" office:value-type="float" office:value="34" calcext:value-type="float">
            <text:p>34</text:p>
          </table:table-cell>
          <table:table-cell table:style-name="ce1"/>
          <table:table-cell/>
          <table:table-cell table:style-name="Default"/>
          <table:table-cell/>
          <table:table-cell table:style-name="ce37"/>
          <table:table-cell table:number-columns-repeated="2"/>
        </table:table-row>
        <table:table-row table:style-name="ro1">
          <table:table-cell table:style-name="ce3" office:value-type="string" calcext:value-type="string">
            <text:p>Mairie de</text:p>
          </table:table-cell>
          <table:table-cell table:style-name="ce4" table:formula="of:=IF([.$D$6]=&quot;&quot;;&quot;&quot;;[.$D$6])" office:value-type="string" office:string-value="Soultz-Les-Bains" calcext:value-type="string">
            <text:p>Soultz-Les-Bains</text:p>
          </table:table-cell>
          <table:table-cell table:style-name="ce3" office:value-type="string" calcext:value-type="string">
            <text:p>Arrondissement de</text:p>
          </table:table-cell>
          <table:table-cell table:style-name="ce4" table:formula="of:=IF([.$D7]=&quot;&quot;;&quot;&quot;;[.$D$7])" office:value-type="string" office:string-value="Strasbourg" calcext:value-type="string">
            <text:p>Strasbourg</text:p>
          </table:table-cell>
          <table:table-cell table:style-name="ce114" table:number-columns-repeated="2"/>
          <table:table-cell table:style-name="ce37"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e</text:p>
          </table:table-cell>
          <table:table-cell table:style-name="ce20" table:formula="of:=IF([.$D$4]=&quot;&quot;;&quot;&quot;;IF(DAY([.$D$4])&lt;=29;CHOOSE(DAY([.$D$4]);&quot;premier&quot;;&quot;deuxième&quot;;&quot;troisième&quot;;&quot;quatrième&quot;;&quot;cinquième&quot;;&quot;sixième&quot;;&quot;septième&quot;;&quot;huitième&quot;;&quot;neuvième&quot;;&quot;dixième&quot;;&quot;onzième&quot;;&quot;douzième&quot;;&quot;treizième&quot;;&quot;quatorzième&quot;;&quot;quinzième&quot;;&quot;seizième&quot;;&quot;dix-septième&quot;;&quot;dix-huitième&quot;;&quot;dix-neuvième&quot;;&quot;vingtième&quot;;&quot;vingt et unième&quot;;&quot;vingt-deuxième&quot;;&quot;vingt-troisième&quot;;&quot;vingt-quatrième&quot;;&quot;vingt-cinquième&quot;;&quot;vingt-sixième&quot;;&quot;vingt-septième&quot;;&quot;vingt-huitième&quot;;&quot;vingt-neuvième&quot;;);CHOOSE((DAY([.$D$4])-29);&quot;trentième&quot;;&quot;trente et unième&quot;)))" office:value-type="string" office:string-value="sixième" calcext:value-type="string">
            <text:p>sixième</text:p>
          </table:table-cell>
          <table:table-cell table:style-name="ce3" office:value-type="string" calcext:value-type="string">
            <text:p>jour du mois de </text:p>
          </table:table-cell>
          <table:table-cell table:style-name="ce36" table:formula="of:=IF([.$D$4]=&quot;&quot;;&quot;&quot;;[.$D$4])" office:value-type="date" office:date-value="1845-11-06" calcext:value-type="date">
            <text:p>novembre</text:p>
          </table:table-cell>
          <table:table-cell table:style-name="ce3" table:number-columns-repeated="2"/>
          <table:table-cell table:style-name="ce37"/>
          <table:table-cell table:number-columns-repeated="2"/>
        </table:table-row>
        <table:table-row table:style-name="ro1">
          <table:table-cell table:style-name="ce3" office:value-type="string" calcext:value-type="string">
            <text:p>an</text:p>
          </table:table-cell>
          <table:table-cell table:style-name="ce9" table:formula="of:=IF([.$D$4]=&quot;&quot;;&quot;&quot;;ORG.NUMBERTEXT.NUMBERTEXT(YEAR([.$D$4]);&quot;fr&quot;))" office:value-type="string" office:string-value="Mille huit cent quarante-cinq" calcext:value-type="string" table:number-columns-spanned="2" table:number-rows-spanned="1">
            <text:p>Mille huit cent quarante-cinq</text:p>
          </table:table-cell>
          <table:covered-table-cell table:style-name="ce84"/>
          <table:table-cell table:style-name="ce3" office:value-type="string" calcext:value-type="string">
            <text:p>,</text:p>
          </table:table-cell>
          <table:table-cell table:style-name="ce3" table:number-columns-repeated="2"/>
          <table:table-cell table:style-name="ce37"/>
          <table:table-cell table:number-columns-repeated="2"/>
        </table:table-row>
        <table:table-row table:style-name="ro1">
          <table:table-cell table:style-name="ce3" office:value-type="string" calcext:value-type="string">
            <text:p>à</text:p>
          </table:table-cell>
          <table:table-cell table:style-name="ce43" table:formula="of:=IF([.D$23]=&quot;&quot;;&quot;&quot;; ORG.NUMBERTEXT.NUMBERTEXT(HOUR([.$D$5]);&quot;fr&quot;) )" office:value-type="string" office:string-value="Huit" calcext:value-type="string">
            <text:p>Huit</text:p>
          </table:table-cell>
          <table:table-cell table:style-name="ce3" office:value-type="string" calcext:value-type="string">
            <text:p>du</text:p>
          </table:table-cell>
          <table:table-cell table:style-name="ce4" table:formula="of:=IF([.$D$5]=&quot;&quot;;&quot;&quot;;IF(HOUR([.$D$5])&gt;=12;&quot;, après-midi&quot;;&quot;, matin&quot;))" office:value-type="string" office:string-value=", matin" calcext:value-type="string">
            <text:p>, matin</text:p>
          </table:table-cell>
          <table:table-cell table:style-name="ce3" table:number-columns-repeated="2"/>
          <table:table-cell table:style-name="ce37"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table:style-name="ce33" office:value-type="string" calcext:value-type="string">
            <text:p>ACTE DE NAISSANCE de</text:p>
          </table:table-cell>
          <table:table-cell table:style-name="ce79"/>
          <table:table-cell table:style-name="ce4" table:formula="of:=IF([.$D$9]=&quot;&quot;;&quot;&quot;;[.$D$9])" office:value-type="string" office:string-value="Klugeshertz" calcext:value-type="string">
            <text:p>Klugeshertz</text:p>
          </table:table-cell>
          <table:table-cell table:style-name="ce4" table:formula="of:=IF([.$D$22]=&quot;&quot;;&quot;&quot;;[.$D$22])" office:value-type="string" office:string-value="François Joseph" calcext:value-type="string">
            <text:p>François Joseph</text:p>
          </table:table-cell>
          <table:table-cell table:style-name="ce3" table:number-columns-repeated="2"/>
          <table:table-cell table:style-name="ce37"/>
          <table:table-cell table:number-columns-repeated="2"/>
        </table:table-row>
        <table:table-row table:style-name="ro1">
          <table:table-cell table:style-name="ce35" office:value-type="string" calcext:value-type="string">
            <text:p>né à</text:p>
          </table:table-cell>
          <table:table-cell table:style-name="ce4" table:formula="of:=IF([.$D$6]=&quot;&quot;;&quot;&quot;;[.$D$6])" office:value-type="string" office:string-value="Soultz-Les-Bains" calcext:value-type="string">
            <text:p>Soultz-Les-Bains</text:p>
          </table:table-cell>
          <table:table-cell table:style-name="ce3" office:value-type="string" calcext:value-type="string">
            <text:p>le</text:p>
          </table:table-cell>
          <table:table-cell table:style-name="ce81" table:formula="of:=IF([.$D$24]=&quot;&quot;;&quot;&quot;;ORG.NUMBERTEXT.NUMBERTEXT(DAY([.$D$24]);&quot;fr&quot;))" office:value-type="string" office:string-value="Cinq" calcext:value-type="string">
            <text:p>Cinq</text:p>
          </table:table-cell>
          <table:table-cell table:style-name="ce116" table:formula="of:=IF([.$D$24]=&quot;&quot;;&quot;&quot;;[.$D$24])" office:value-type="date" office:date-value="1845-11-05" calcext:value-type="date">
            <text:p>novembre</text:p>
          </table:table-cell>
          <table:table-cell table:style-name="ce81" table:formula="of:=IF([.$D$24]=&quot;&quot;;&quot;&quot;;ORG.NUMBERTEXT.NUMBERTEXT(YEAR([.$D$24]);&quot;fr&quot;))" office:value-type="string" office:string-value="Mille huit cent quarante-cinq" calcext:value-type="string">
            <text:p>Mille huit cent quarante-cinq</text:p>
          </table:table-cell>
          <table:table-cell table:style-name="ce37"/>
          <table:table-cell table:number-columns-repeated="2"/>
        </table:table-row>
        <table:table-row table:style-name="ro1">
          <table:table-cell table:style-name="ce35" office:value-type="string" calcext:value-type="string">
            <text:p>à</text:p>
          </table:table-cell>
          <table:table-cell table:style-name="ce63" table:formula="of:=IF([.$D$25]=&quot;&quot;;&quot;&quot;;[.$D$25])" office:value-type="time" office:time-value="PT05H00M00S" calcext:value-type="time">
            <text:p>05:00</text:p>
          </table:table-cell>
          <table:table-cell table:style-name="ce3" office:value-type="string" calcext:value-type="string">
            <text:p>heures</text:p>
          </table:table-cell>
          <table:table-cell table:style-name="ce3" office:value-type="string" calcext:value-type="string">
            <text:p>du</text:p>
          </table:table-cell>
          <table:table-cell table:style-name="ce4" table:formula="of:=IF([.$D$25]=&quot;&quot;;&quot;&quot;;IF(HOUR([.$D$25])&gt;=12;&quot;après-midi&quot;;&quot;matin&quot;))" office:value-type="string" office:string-value="matin" calcext:value-type="string">
            <text:p>matin</text:p>
          </table:table-cell>
          <table:table-cell table:style-name="ce3"/>
          <table:table-cell table:style-name="ce37"/>
          <table:table-cell table:number-columns-repeated="2"/>
        </table:table-row>
        <table:table-row table:style-name="ro1">
          <table:table-cell table:style-name="ce35" office:value-type="string" calcext:value-type="string">
            <text:p>fils</text:p>
          </table:table-cell>
          <table:table-cell table:style-name="ce4" table:formula="of:=IF([.D$12]=&quot;Oui&quot;;&quot;légitime&quot;;IF([.D$12]=&quot;Non&quot;;&quot;non légitime&quot;;&quot;&quot;))" office:value-type="string" office:string-value="légitime" calcext:value-type="string">
            <text:p>légitime</text:p>
          </table:table-cell>
          <table:table-cell table:style-name="ce3" office:value-type="string" calcext:value-type="string">
            <text:p>de</text:p>
          </table:table-cell>
          <table:table-cell table:style-name="ce4" table:formula="of:=IF([.$D$9]=&quot;&quot;;&quot;&quot;;[.$D$9])" office:value-type="string" office:string-value="Klugeshertz" calcext:value-type="string">
            <text:p>Klugeshertz</text:p>
          </table:table-cell>
          <table:table-cell table:style-name="ce4" table:formula="of:=IF([.$D$10]=&quot;&quot;;&quot;&quot;;[.$D$10])" office:value-type="string" office:string-value="Jean Georges" calcext:value-type="string">
            <text:p>Jean Georges</text:p>
          </table:table-cell>
          <table:table-cell table:style-name="ce3"/>
          <table:table-cell table:style-name="ce37"/>
          <table:table-cell table:number-columns-repeated="2"/>
        </table:table-row>
        <table:table-row table:style-name="ro1">
          <table:table-cell table:style-name="ce35" office:value-type="string" calcext:value-type="string">
            <text:p>agé de</text:p>
          </table:table-cell>
          <table:table-cell table:style-name="ce81" table:formula="of:=IF([.$D$11]=&quot;&quot;;&quot;&quot;;ORG.NUMBERTEXT.NUMBERTEXT([.$D$11];&quot;fr&quot;))" office:value-type="string" office:string-value="Trente-sept" calcext:value-type="string">
            <text:p>Trente-sept</text:p>
          </table:table-cell>
          <table:table-cell table:style-name="ce3" office:value-type="string" calcext:value-type="string">
            <text:p>ans,</text:p>
          </table:table-cell>
          <table:table-cell table:style-name="ce3" office:value-type="string" calcext:value-type="string">
            <text:p>profession</text:p>
          </table:table-cell>
          <table:table-cell table:style-name="ce3" table:number-columns-repeated="2"/>
          <table:table-cell table:style-name="ce37"/>
          <table:table-cell table:number-columns-repeated="2"/>
        </table:table-row>
        <table:table-row table:style-name="ro1">
          <table:table-cell table:style-name="ce35" office:value-type="string" calcext:value-type="string">
            <text:p>de</text:p>
          </table:table-cell>
          <table:table-cell table:style-name="ce81" table:formula="of:=IF([.D$13]=&quot;&quot;;&quot;&quot;;LOWER([.D$13]))" office:value-type="string" office:string-value="boulanger" calcext:value-type="string">
            <text:p>boulanger</text:p>
          </table:table-cell>
          <table:table-cell table:style-name="ce3" office:value-type="string" calcext:value-type="string">
            <text:p>domicilé à</text:p>
          </table:table-cell>
          <table:table-cell table:style-name="ce4" table:formula="of:=IF([.D$14]=&quot;&quot;;&quot;&quot;;[.D$14])" office:value-type="string" office:string-value="Soultz-Les-Bains" calcext:value-type="string">
            <text:p>Soultz-Les-Bains</text:p>
          </table:table-cell>
          <table:table-cell table:style-name="ce3" office:value-type="string" calcext:value-type="string">
            <text:p>et de</text:p>
          </table:table-cell>
          <table:table-cell table:style-name="ce4" table:formula="of:=IF([.D$16]=&quot;&quot;;&quot;&quot;;[.D$16])" office:value-type="string" office:string-value="???" calcext:value-type="string">
            <text:p>???</text:p>
          </table:table-cell>
          <table:table-cell table:style-name="ce37"/>
          <table:table-cell table:number-columns-repeated="2"/>
        </table:table-row>
        <table:table-row table:style-name="ro1">
          <table:table-cell table:style-name="ce4" table:formula="of:=IF([.D$17]=&quot;&quot;;&quot;&quot;;[.D$17])" office:value-type="string" office:string-value="Marie Anne" calcext:value-type="string">
            <text:p>Marie Anne</text:p>
          </table:table-cell>
          <table:table-cell table:style-name="ce35" office:value-type="string" calcext:value-type="string">
            <text:p>agé de</text:p>
          </table:table-cell>
          <table:table-cell table:style-name="ce81" table:formula="of:=IF([.$D$18]=&quot;&quot;;&quot;&quot;;ORG.NUMBERTEXT.NUMBERTEXT([.$D$18];&quot;fr&quot;))" office:value-type="string" office:string-value="Trente-quatre" calcext:value-type="string">
            <text:p>Trente-quatre</text:p>
          </table:table-cell>
          <table:table-cell table:style-name="ce3" office:value-type="string" calcext:value-type="string">
            <text:p>ans,</text:p>
          </table:table-cell>
          <table:table-cell table:style-name="ce3" table:number-columns-repeated="2"/>
          <table:table-cell table:style-name="ce37"/>
          <table:table-cell table:number-columns-repeated="2"/>
        </table:table-row>
        <table:table-row table:style-name="ro1">
          <table:table-cell table:style-name="ce3" office:value-type="string" calcext:value-type="string">
            <text:p>domicilié à</text:p>
          </table:table-cell>
          <table:table-cell table:style-name="ce4" table:formula="of:=IF([.D$21]=&quot;--&quot;;&quot;&quot;;LOWER([.D$21]))" office:value-type="string" office:string-value="chez lui" calcext:value-type="string">
            <text:p>chez lui</text:p>
          </table:table-cell>
          <table:table-cell table:style-name="ce4" table:formula="of:=IF([.D$19]=&quot;--&quot;;&quot;&quot;;LOWER([.D$19]))" office:value-type="string" office:string-value="son épouse" calcext:value-type="string">
            <text:p>son épouse</text:p>
          </table:table-cell>
          <table:table-cell table:style-name="ce3" table:number-columns-repeated="3"/>
          <table:table-cell table:style-name="ce37"/>
          <table:table-cell table:number-columns-repeated="2"/>
        </table:table-row>
        <table:table-row table:style-name="ro1">
          <table:table-cell table:style-name="ce3" office:value-type="string" calcext:value-type="string">
            <text:p>L'enfant qui nous a étét présenté, a été reconnu être du sexe </text:p>
          </table:table-cell>
          <table:table-cell table:style-name="ce3" table:number-columns-repeated="2"/>
          <table:table-cell table:style-name="ce23" table:formula="of:=IF([.D$23]=&quot;--&quot;;&quot;&quot;;IF([.D$23]=&quot;Fille&quot;;&quot;féminin&quot;;&quot;masculin&quot;))" office:value-type="string" office:string-value="masculin" calcext:value-type="string">
            <text:p>masculin</text:p>
          </table:table-cell>
          <table:table-cell table:style-name="ce3" table:number-columns-repeated="2"/>
          <table:table-cell table:style-name="ce37"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émoins ...</text:p>
          </table:table-cell>
          <table:table-cell table:style-name="ce3" table:number-columns-repeated="5"/>
          <table:table-cell table:style-name="ce37"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ur la délcaration à nous, faite par </text:p>
          </table:table-cell>
          <table:table-cell table:style-name="ce3"/>
          <table:table-cell table:style-name="ce4" table:formula="of:=IF([.E$12]=&quot;Oui&quot;;&quot;Le père de l'enfant&quot;;&quot;&quot;)" office:value-type="string" office:string-value="Le père de l'enfant" calcext:value-type="string">
            <text:p>Le père de l'enfant</text:p>
          </table:table-cell>
          <table:table-cell table:style-name="ce3" office:value-type="string" calcext:value-type="string">
            <text:p>et après lecture du présent acte ont signé</text:p>
          </table:table-cell>
          <table:table-cell table:style-name="ce3" table:number-columns-repeated="2"/>
          <table:table-cell table:style-name="ce37"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table:style-name="ce3" table:number-columns-repeated="6"/>
          <table:table-cell table:style-name="ce37"/>
          <table:table-cell table:number-columns-repeated="2"/>
        </table:table-row>
        <table:table-row table:style-name="ro1">
          <table:table-cell table:style-name="ce3" office:value-type="string" calcext:value-type="string">
            <text:p>Constaté suivant la loi et dressé le présent acte par moi</text:p>
          </table:table-cell>
          <table:table-cell table:style-name="ce3" table:number-columns-repeated="2"/>
          <table:table-cell table:style-name="ce4" table:formula="of:=IF([.D$8]=&quot;&quot;;&quot;&quot;;[.D$8])" office:value-type="string" office:string-value="Moder ..." calcext:value-type="string">
            <text:p>Moder ...</text:p>
          </table:table-cell>
          <table:table-cell table:style-name="ce3" table:number-columns-repeated="2"/>
          <table:table-cell table:style-name="ce37"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aire, faisant les fonction d'Officier de l'Etat civil, en présence et sur la déclaration des témoins ci-dessus dénommés</text:p>
          </table:table-cell>
          <table:table-cell table:style-name="ce3" table:number-columns-repeated="5"/>
          <table:table-cell table:style-name="ce37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47" office:value-type="string" calcext:value-type="string">
            <text:p>Détail de la citation : Naissance</text:p>
          </table:table-cell>
          <table:table-cell table:number-columns-repeated="3"/>
          <table:table-cell table:style-name="Default"/>
          <table:table-cell table:number-columns-repeated="3"/>
          <table:table-cell table:style-name="ce37" office:value-type="string" calcext:value-type="string">
            <text:p>&lt;br&gt;</text:p>
          </table:table-cell>
        </table:table-row>
        <table:table-row table:style-name="ro1">
          <table:table-cell table:style-name="ce51" office:value-type="string" calcext:value-type="string">
            <text:p>Registre N°</text:p>
          </table:table-cell>
          <table:table-cell table:style-name="ce82" table:formula="of:=IF([.$D$3]=&quot;&quot;;&quot;&quot;;[.$D$3])" office:value-type="float" office:value="34" calcext:value-type="float">
            <text:p>34</text:p>
          </table:table-cell>
          <table:table-cell table:style-name="ce85" office:value-type="string" calcext:value-type="string">
            <text:p>Né le</text:p>
          </table:table-cell>
          <table:table-cell table:style-name="ce103" table:formula="of:=IF([.$D$24]=&quot;&quot;;&quot;&quot;;[.$D$24])" office:value-type="date" office:date-value="1845-11-05" calcext:value-type="date">
            <text:p>5. novembre 1845</text:p>
          </table:table-cell>
          <table:table-cell table:style-name="ce51" office:value-type="string" calcext:value-type="string">
            <text:p>à </text:p>
          </table:table-cell>
          <table:table-cell table:style-name="ce117" table:formula="of:=IF([.$D$25]=&quot;&quot;;&quot;&quot;;[.$D$25])" office:value-type="time" office:time-value="PT05H00M00S" calcext:value-type="time">
            <text:p>05:00</text:p>
          </table:table-cell>
          <table:table-cell table:number-columns-repeated="2"/>
          <table:table-cell table:style-name="ce37" office:value-type="string" calcext:value-type="string">
            <text:p>&lt;br&gt;&lt;br&gt;</text:p>
          </table:table-cell>
        </table:table-row>
        <table:table-row table:style-name="ro1">
          <table:table-cell table:style-name="ce47" office:value-type="string" calcext:value-type="string">
            <text:p>Détail de la citation : <text:s/>Profession du père</text:p>
          </table:table-cell>
          <table:table-cell table:number-columns-repeated="3"/>
          <table:table-cell table:style-name="Default"/>
          <table:table-cell table:number-columns-repeated="3"/>
          <table:table-cell table:style-name="ce37" office:value-type="string" calcext:value-type="string">
            <text:p>&lt;br&gt;</text:p>
          </table:table-cell>
        </table:table-row>
        <table:table-row table:style-name="ro1">
          <table:table-cell table:style-name="ce51" office:value-type="string" calcext:value-type="string">
            <text:p>Registre N°</text:p>
          </table:table-cell>
          <table:table-cell table:style-name="ce82" table:formula="of:=IF([.$D$3]=&quot;&quot;;&quot;&quot;;[.$D$3])" office:value-type="float" office:value="34" calcext:value-type="float">
            <text:p>34</text:p>
          </table:table-cell>
          <table:table-cell table:style-name="ce85" office:value-type="string" calcext:value-type="string">
            <text:p>Profession du père de</text:p>
          </table:table-cell>
          <table:table-cell table:style-name="ce52" table:formula="of:=IF([.$D$22]=&quot;&quot;;&quot;&quot;;[.$D$22])" office:value-type="string" office:string-value="François Joseph" calcext:value-type="string">
            <text:p>François Joseph</text:p>
          </table:table-cell>
          <table:table-cell table:style-name="ce52" table:formula="of:=IF([.$D$9]=&quot;&quot;;&quot;&quot;;[.$D$9])" office:value-type="string" office:string-value="Klugeshertz" calcext:value-type="string">
            <text:p>Klugeshertz</text:p>
          </table:table-cell>
          <table:table-cell table:style-name="ce86" table:formula="of:=IF([.$D$24]=&quot;&quot;;&quot;&quot;;[.$D$24])" office:value-type="date" office:date-value="1845-11-05" calcext:value-type="date">
            <text:p>05/11/1845</text:p>
          </table:table-cell>
          <table:table-cell table:style-name="ce104" office:value-type="string" calcext:value-type="string">
            <text:p>:</text:p>
          </table:table-cell>
          <table:table-cell table:style-name="ce103" table:formula="of:=IF([.$D$13]=&quot;&quot;;&quot;&quot;;[.$D$13])" office:value-type="string" office:string-value="Boulanger" calcext:value-type="string">
            <text:p>Boulanger</text:p>
          </table:table-cell>
          <table:table-cell table:style-name="ce37" office:value-type="string" calcext:value-type="string">
            <text:p>&lt;br&gt;&lt;br&gt;</text:p>
          </table:table-cell>
        </table:table-row>
        <table:table-row table:style-name="ro1">
          <table:table-cell table:style-name="ce47" office:value-type="string" calcext:value-type="string">
            <text:p>Détail de la citation : <text:s/>Prénom du père</text:p>
          </table:table-cell>
          <table:table-cell table:number-columns-repeated="3"/>
          <table:table-cell table:style-name="Default"/>
          <table:table-cell table:number-columns-repeated="3"/>
          <table:table-cell table:style-name="ce37" office:value-type="string" calcext:value-type="string">
            <text:p>&lt;br&gt;</text:p>
          </table:table-cell>
        </table:table-row>
        <table:table-row table:style-name="ro1">
          <table:table-cell table:style-name="ce51" office:value-type="string" calcext:value-type="string">
            <text:p>Registre N°</text:p>
          </table:table-cell>
          <table:table-cell table:style-name="ce82" table:formula="of:=IF([.$D$3]=&quot;&quot;;&quot;&quot;;[.$D$3])" office:value-type="float" office:value="34" calcext:value-type="float">
            <text:p>34</text:p>
          </table:table-cell>
          <table:table-cell office:value-type="string" calcext:value-type="string">
            <text:p>Prénom du père de</text:p>
          </table:table-cell>
          <table:table-cell table:style-name="ce52" table:formula="of:=IF([.$D$22]=&quot;&quot;;&quot;&quot;;[.$D$22])" office:value-type="string" office:string-value="François Joseph" calcext:value-type="string">
            <text:p>François Joseph</text:p>
          </table:table-cell>
          <table:table-cell table:style-name="ce52" table:formula="of:=IF([.$D$9]=&quot;&quot;;&quot;&quot;;[.$D$9])" office:value-type="string" office:string-value="Klugeshertz" calcext:value-type="string">
            <text:p>Klugeshertz</text:p>
          </table:table-cell>
          <table:table-cell table:style-name="ce86" table:formula="of:=IF([.$D$24]=&quot;&quot;;&quot;&quot;;[.$D$24])" office:value-type="date" office:date-value="1845-11-05" calcext:value-type="date">
            <text:p>05/11/1845</text:p>
          </table:table-cell>
          <table:table-cell table:style-name="ce104" office:value-type="string" calcext:value-type="string">
            <text:p>:</text:p>
          </table:table-cell>
          <table:table-cell table:style-name="ce103" table:formula="of:=IF([.$D$10]=&quot;&quot;;&quot;&quot;;[.$D$10])" office:value-type="string" office:string-value="Jean Georges" calcext:value-type="string">
            <text:p>Jean Georges</text:p>
          </table:table-cell>
          <table:table-cell table:style-name="ce37" office:value-type="string" calcext:value-type="string">
            <text:p>&lt;br&gt;&lt;br&gt;</text:p>
          </table:table-cell>
        </table:table-row>
        <table:table-row table:style-name="ro1">
          <table:table-cell table:style-name="ce47" office:value-type="string" calcext:value-type="string">
            <text:p>Détail de la citation : Prénom de la mère</text:p>
          </table:table-cell>
          <table:table-cell table:number-columns-repeated="3"/>
          <table:table-cell table:style-name="Default"/>
          <table:table-cell table:number-columns-repeated="3"/>
          <table:table-cell table:style-name="ce37" office:value-type="string" calcext:value-type="string">
            <text:p>&lt;br&gt;</text:p>
          </table:table-cell>
        </table:table-row>
        <table:table-row table:style-name="ro1">
          <table:table-cell table:style-name="ce51" office:value-type="string" calcext:value-type="string">
            <text:p>Registre N°</text:p>
          </table:table-cell>
          <table:table-cell table:style-name="ce82" table:formula="of:=IF([.$D$3]=&quot;&quot;;&quot;&quot;;[.$D$3])" office:value-type="float" office:value="34" calcext:value-type="float">
            <text:p>34</text:p>
          </table:table-cell>
          <table:table-cell office:value-type="string" calcext:value-type="string">
            <text:p>Prénom de la mère de</text:p>
          </table:table-cell>
          <table:table-cell table:style-name="ce52" table:formula="of:=IF([.$D$22]=&quot;&quot;;&quot;&quot;;[.$D$22])" office:value-type="string" office:string-value="François Joseph" calcext:value-type="string">
            <text:p>François Joseph</text:p>
          </table:table-cell>
          <table:table-cell table:style-name="ce52" table:formula="of:=IF([.$D$9]=&quot;&quot;;&quot;&quot;;[.$D$9])" office:value-type="string" office:string-value="Klugeshertz" calcext:value-type="string">
            <text:p>Klugeshertz</text:p>
          </table:table-cell>
          <table:table-cell table:style-name="ce86" table:formula="of:=IF([.$D$24]=&quot;&quot;;&quot;&quot;;[.$D$24])" office:value-type="date" office:date-value="1845-11-05" calcext:value-type="date">
            <text:p>05/11/1845</text:p>
          </table:table-cell>
          <table:table-cell table:style-name="ce104" office:value-type="string" calcext:value-type="string">
            <text:p>:</text:p>
          </table:table-cell>
          <table:table-cell table:style-name="ce103" table:formula="of:=IF([.$D$17]=&quot;&quot;;&quot;&quot;;[.$D$17])" office:value-type="string" office:string-value="Marie Anne" calcext:value-type="string">
            <text:p>Marie Anne</text:p>
          </table:table-cell>
          <table:table-cell table:style-name="ce37" office:value-type="string" calcext:value-type="string">
            <text:p>&lt;br&gt;&lt;br&gt;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47" office:value-type="string" calcext:value-type="string">
            <text:p>Média pour Fichier source à attacher</text:p>
          </table:table-cell>
          <table:table-cell table:number-columns-repeated="3"/>
          <table:table-cell table:style-name="Default"/>
          <table:table-cell table:number-columns-repeated="3"/>
          <table:table-cell table:style-name="ce37" office:value-type="string" calcext:value-type="string">
            <text:p>&lt;br&gt;</text:p>
          </table:table-cell>
        </table:table-row>
        <table:table-row table:style-name="ro1">
          <table:table-cell table:style-name="ce52" table:formula="of:=IF([.$D$22]=&quot;&quot;;&quot;&quot;;[.$D$22])" office:value-type="string" office:string-value="François Joseph" calcext:value-type="string">
            <text:p>François Joseph</text:p>
          </table:table-cell>
          <table:table-cell table:style-name="ce52" table:formula="of:=IF([.$D$9]=&quot;&quot;;&quot;&quot;;[.$D$9])" office:value-type="string" office:string-value="Klugeshertz" calcext:value-type="string">
            <text:p>Klugeshertz</text:p>
          </table:table-cell>
          <table:table-cell table:style-name="ce86" table:formula="of:=IF([.$D$24]=&quot;&quot;;&quot;&quot;;[.$D$24])" office:value-type="date" office:date-value="1845-11-05" calcext:value-type="date">
            <text:p>05/11/1845</text:p>
          </table:table-cell>
          <table:table-cell table:style-name="ce104" office:value-type="string" calcext:value-type="string">
            <text:p>:</text:p>
          </table:table-cell>
          <table:table-cell table:style-name="ce51" office:value-type="string" calcext:value-type="string">
            <text:p>Registre de Naissance</text:p>
          </table:table-cell>
          <table:table-cell table:style-name="ce51"/>
          <table:table-cell table:number-columns-repeated="2"/>
          <table:table-cell table:style-name="ce37" office:value-type="string" calcext:value-type="string">
            <text:p>&lt;br&gt;</text:p>
          </table:table-cell>
        </table:table-row>
        <table:named-expressions>
          <table:named-range table:name="CitationTexte" table:base-cell-address="$'Naissance 1800-1850'.$A$77" table:cell-range-address="$'Naissance 1800-1850'.$A$50:.$I$55"/>
          <table:named-range table:name="MediaTexte" table:base-cell-address="$'Naissance 1800-1850'.$A$84" table:cell-range-address="$'Naissance 1800-1850'.$A$59:.$I$60"/>
          <table:named-range table:name="Source" table:base-cell-address="$'Décès 1900-1999'.$C$2" table:cell-range-address="$'Décès 1900-1999'.$C$2"/>
          <table:named-range table:name="SourceTexte" table:base-cell-address="$'Naissance 1800-1850'.$A$32" table:cell-range-address="$'Naissance 1800-1850'.$A$29:.$G$47"/>
        </table:named-expressions>
        <calcext:conditional-formats>
          <calcext:conditional-format calcext:target-range-address="'Naissance 1800-1850'.A60:'Naissance 1800-1850'.C60 'Naissance 1800-1850'.B53:'Naissance 1800-1850'.B53 'Naissance 1800-1850'.B51:'Naissance 1800-1850'.B51 'Naissance 1800-1850'.D51:'Naissance 1800-1850'.D51 'Naissance 1800-1850'.F51:'Naissance 1800-1850'.F51 'Naissance 1800-1850'.H53:'Naissance 1800-1850'.H53 'Naissance 1800-1850'.D53:'Naissance 1800-1850'.F53 'Naissance 1800-1850'.B55:'Naissance 1800-1850'.B55 'Naissance 1800-1850'.D55:'Naissance 1800-1850'.F55 'Naissance 1800-1850'.H55:'Naissance 1800-1850'.H55 'Naissance 1800-1850'.B57:'Naissance 1800-1850'.B57 'Naissance 1800-1850'.D57:'Naissance 1800-1850'.F57 'Naissance 1800-1850'.H57:'Naissance 1800-1850'.H57 'Naissance 1800-1850'.B29:'Naissance 1800-1850'.B32 'Naissance 1800-1850'.D30:'Naissance 1800-1850'.D31 'Naissance 1800-1850'.C32:'Naissance 1800-1850'.C32 'Naissance 1800-1850'.B33:'Naissance 1800-1850'.B33 'Naissance 1800-1850'.C34:'Naissance 1800-1850'.C34 'Naissance 1800-1850'.D35:'Naissance 1800-1850'.F35 'Naissance 1800-1850'.D33:'Naissance 1800-1850'.D34 'Naissance 1800-1850'.D39:'Naissance 1800-1850'.D39 'Naissance 1800-1850'.B35:'Naissance 1800-1850'.B39 'Naissance 1800-1850'.D37:'Naissance 1800-1850'.D37 'Naissance 1800-1850'.E36:'Naissance 1800-1850'.E37 'Naissance 1800-1850'.F39:'Naissance 1800-1850'.F39 'Naissance 1800-1850'.A40:'Naissance 1800-1850'.A40 'Naissance 1800-1850'.C40:'Naissance 1800-1850'.C41 'Naissance 1800-1850'.B41:'Naissance 1800-1850'.B41 'Naissance 1800-1850'.D42:'Naissance 1800-1850'.D42 'Naissance 1800-1850'.C44:'Naissance 1800-1850'.C44 'Naissance 1800-1850'.D46:'Naissance 1800-1850'.D46">
            <calcext:condition calcext:apply-style-name="Valeur Renseignée" calcext:value="!=&quot;&quot;" calcext:base-cell-address="'Naissance 1800-1850'.A29"/>
            <calcext:condition calcext:apply-style-name="Valeur Non Renseigné" calcext:value="=&quot;&quot;" calcext:base-cell-address="'Naissance 1800-1850'.A29"/>
          </calcext:conditional-format>
        </calcext:conditional-formats>
      </table:table>
      <table:table table:name="Naissance 1850-1899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uton 1" form:control-implementation="ooo:com.sun.star.form.component.CommandButton" xml:id="control2" form:id="control2" form:label="Copie dans presse papi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4.478cm" svg:height="0.85cm" svg:x="22.045cm" svg:y="12.14cm" draw:control="control2"/>
        </table:shapes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7"/>
        <table:table-column table:style-name="co11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Plages nommées</text:p>
          </table:table-cell>
          <table:table-cell table:style-name="Default" table:number-columns-repeated="3"/>
          <table:table-cell table:style-name="ce37" office:value-type="string" calcext:value-type="string">
            <text:p>Exemple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8" office:value-type="string" calcext:value-type="string">
            <text:p>Source</text:p>
          </table:table-cell>
          <table:table-cell table:style-name="ce55" office:value-type="string" calcext:value-type="string">
            <text:p>Source</text:p>
          </table:table-cell>
          <table:table-cell table:style-name="ce83" office:value-type="string" calcext:value-type="string" table:number-columns-spanned="2" table:number-rows-spanned="1">
            <text:p>Soultz-les-Bains - Etat civil - Registre de naissances 1895</text:p>
          </table:table-cell>
          <table:covered-table-cell table:style-name="ce87"/>
          <table:table-cell table:style-name="ce37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" office:value-type="string" calcext:value-type="string">
            <text:p>SourceTexte</text:p>
          </table:table-cell>
          <table:table-cell table:style-name="ce56" office:value-type="string" calcext:value-type="string">
            <text:p>Registre</text:p>
          </table:table-cell>
          <table:table-cell table:style-name="ce59" office:value-type="string" calcext:value-type="string">
            <text:p>Numéro</text:p>
          </table:table-cell>
          <table:table-cell table:style-name="ce53" office:value-type="float" office:value="19" calcext:value-type="float">
            <text:p>19</text:p>
          </table:table-cell>
          <table:table-cell table:style-name="ce38"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6" office:value-type="string" calcext:value-type="string">
            <text:p>CitationTexte</text:p>
          </table:table-cell>
          <table:table-cell table:style-name="ce59"/>
          <table:table-cell table:style-name="ce59" office:value-type="string" calcext:value-type="string">
            <text:p>Date d'écriture</text:p>
          </table:table-cell>
          <table:table-cell table:style-name="ce54" office:value-type="date" office:date-value="1881-11-24" calcext:value-type="date">
            <text:p>24/11/1881</text:p>
          </table:table-cell>
          <table:table-cell table:style-name="ce39" office:value-type="date" office:date-value="1895-08-29" calcext:value-type="date">
            <text:p>29/08/189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6" office:value-type="string" calcext:value-type="string">
            <text:p>MediaTexte</text:p>
          </table:table-cell>
          <table:table-cell table:style-name="ce59"/>
          <table:table-cell table:style-name="ce59" office:value-type="string" calcext:value-type="string">
            <text:p>Ville </text:p>
          </table:table-cell>
          <table:table-cell table:style-name="ce53" office:value-type="string" calcext:value-type="string">
            <text:p>Sultzbad</text:p>
          </table:table-cell>
          <table:table-cell table:style-name="ce38" office:value-type="string" calcext:value-type="string">
            <text:p>Sultzbad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59"/>
          <table:table-cell table:style-name="ce59" office:value-type="string" calcext:value-type="string">
            <text:p>Greffier</text:p>
          </table:table-cell>
          <table:table-cell table:style-name="ce53" office:value-type="string" calcext:value-type="string">
            <text:p>Cordan</text:p>
          </table:table-cell>
          <table:table-cell table:style-name="ce38" office:value-type="string" calcext:value-type="string">
            <text:p>Corda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1" office:value-type="string" calcext:value-type="string">
            <text:p>Pére</text:p>
          </table:table-cell>
          <table:table-cell table:style-name="ce26" office:value-type="string" calcext:value-type="string">
            <text:p>Nom</text:p>
          </table:table-cell>
          <table:table-cell table:style-name="ce91" office:value-type="string" calcext:value-type="string">
            <text:p>Klugesherz</text:p>
          </table:table-cell>
          <table:table-cell table:style-name="ce38" office:value-type="string" calcext:value-type="string">
            <text:p>Klugesherz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6"/>
          <table:table-cell table:style-name="ce26" office:value-type="string" calcext:value-type="string">
            <text:p>Prénom</text:p>
          </table:table-cell>
          <table:table-cell table:style-name="ce91" office:value-type="string" calcext:value-type="string">
            <text:p>Joseph</text:p>
          </table:table-cell>
          <table:table-cell table:style-name="ce38" office:value-type="string" calcext:value-type="string">
            <text:p>Jospeh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6"/>
          <table:table-cell table:style-name="ce26" office:value-type="string" calcext:value-type="string">
            <text:p>Connu</text:p>
          </table:table-cell>
          <table:table-cell table:style-name="ce91" table:content-validation-name="val1" office:value-type="string" calcext:value-type="string">
            <text:p>Oui</text:p>
          </table:table-cell>
          <table:table-cell table:style-name="ce38" office:value-type="string" calcext:value-type="string">
            <text:p>Oui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6"/>
          <table:table-cell table:style-name="ce26" office:value-type="string" calcext:value-type="string">
            <text:p>Métier</text:p>
          </table:table-cell>
          <table:table-cell table:style-name="ce91" table:content-validation-name="val2" office:value-type="string" calcext:value-type="string">
            <text:p>Boulanger</text:p>
          </table:table-cell>
          <table:table-cell table:style-name="ce37" office:value-type="string" calcext:value-type="string">
            <text:p>Le vignero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6"/>
          <table:table-cell table:style-name="ce26" office:value-type="string" calcext:value-type="string">
            <text:p>Lieu d'habitation</text:p>
          </table:table-cell>
          <table:table-cell table:style-name="ce91" office:value-type="string" calcext:value-type="string">
            <text:p>Sultzbad</text:p>
          </table:table-cell>
          <table:table-cell table:style-name="ce38" office:value-type="string" calcext:value-type="string">
            <text:p>Sultzbad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6"/>
          <table:table-cell table:style-name="ce26" office:value-type="string" calcext:value-type="string">
            <text:p>Religion</text:p>
          </table:table-cell>
          <table:table-cell table:style-name="ce91" table:content-validation-name="val3" office:value-type="string" calcext:value-type="string">
            <text:p>Catholique</text:p>
          </table:table-cell>
          <table:table-cell table:style-name="ce38" office:value-type="string" calcext:value-type="string">
            <text:p>Catholiqu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7" office:value-type="string" calcext:value-type="string">
            <text:p>Mére</text:p>
          </table:table-cell>
          <table:table-cell table:style-name="ce28" office:value-type="string" calcext:value-type="string">
            <text:p>Nom</text:p>
          </table:table-cell>
          <table:table-cell table:style-name="ce92" office:value-type="string" calcext:value-type="string">
            <text:p>Dietrich</text:p>
          </table:table-cell>
          <table:table-cell table:style-name="ce38" office:value-type="string" calcext:value-type="string">
            <text:p>Dietrich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8"/>
          <table:table-cell table:style-name="ce28" office:value-type="string" calcext:value-type="string">
            <text:p>Prénom</text:p>
          </table:table-cell>
          <table:table-cell table:style-name="ce92" office:value-type="string" calcext:value-type="string">
            <text:p>Marie Anne</text:p>
          </table:table-cell>
          <table:table-cell table:style-name="ce38" office:value-type="string" calcext:value-type="string">
            <text:p>Maria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8"/>
          <table:table-cell table:style-name="ce28" office:value-type="string" calcext:value-type="string">
            <text:p>Statut / Mari</text:p>
          </table:table-cell>
          <table:table-cell table:style-name="ce92" table:content-validation-name="val4" office:value-type="string" calcext:value-type="string">
            <text:p>Son épouse</text:p>
          </table:table-cell>
          <table:table-cell table:style-name="ce38" office:value-type="string" calcext:value-type="string">
            <text:p>Son épous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8"/>
          <table:table-cell table:style-name="ce28" office:value-type="string" calcext:value-type="string">
            <text:p>Religion</text:p>
          </table:table-cell>
          <table:table-cell table:style-name="ce92" table:content-validation-name="val3" office:value-type="string" calcext:value-type="string">
            <text:p>Catholique</text:p>
          </table:table-cell>
          <table:table-cell table:style-name="ce38" office:value-type="string" calcext:value-type="string">
            <text:p>Catholiqu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8"/>
          <table:table-cell table:style-name="ce28" office:value-type="string" calcext:value-type="string">
            <text:p>Habitant chez</text:p>
          </table:table-cell>
          <table:table-cell table:style-name="ce92" table:content-validation-name="val5" office:value-type="string" calcext:value-type="string">
            <text:p>Chez lui</text:p>
          </table:table-cell>
          <table:table-cell table:style-name="ce38" office:value-type="string" calcext:value-type="string">
            <text:p>Chez Lui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9" office:value-type="string" calcext:value-type="string">
            <text:p>Enfant</text:p>
          </table:table-cell>
          <table:table-cell table:style-name="ce30" office:value-type="string" calcext:value-type="string">
            <text:p>Prénom</text:p>
          </table:table-cell>
          <table:table-cell table:style-name="ce57" office:value-type="string" calcext:value-type="string">
            <text:p>Franz Joseph</text:p>
          </table:table-cell>
          <table:table-cell table:style-name="ce40" office:value-type="string" calcext:value-type="string">
            <text:p>Paul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9"/>
          <table:table-cell table:style-name="ce30" office:value-type="string" calcext:value-type="string">
            <text:p>Prénom Francisé</text:p>
          </table:table-cell>
          <table:table-cell table:style-name="ce57" office:value-type="string" calcext:value-type="string">
            <text:p>François Joseph</text:p>
          </table:table-cell>
          <table:table-cell table:style-name="ce40" office:value-type="string" calcext:value-type="string">
            <text:p>Charle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30"/>
          <table:table-cell table:style-name="ce30" office:value-type="string" calcext:value-type="string">
            <text:p>Sexe</text:p>
          </table:table-cell>
          <table:table-cell table:style-name="ce58" table:content-validation-name="val6" office:value-type="string" calcext:value-type="string">
            <text:p>Garçon</text:p>
          </table:table-cell>
          <table:table-cell table:style-name="ce40" office:value-type="string" calcext:value-type="string">
            <text:p>Garço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30"/>
          <table:table-cell table:style-name="ce30" office:value-type="string" calcext:value-type="string">
            <text:p>Date de naissance</text:p>
          </table:table-cell>
          <table:table-cell table:style-name="ce60" office:value-type="date" office:date-value="1881-11-23" calcext:value-type="date">
            <text:p>23/11/1881</text:p>
          </table:table-cell>
          <table:table-cell table:style-name="ce39" office:value-type="date" office:date-value="1895-08-26" calcext:value-type="date">
            <text:p>26/08/189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30"/>
          <table:table-cell table:style-name="ce30" office:value-type="string" calcext:value-type="string">
            <text:p>Naissance <text:span text:style-name="T1">(/24 heures)</text:span></text:p>
          </table:table-cell>
          <table:table-cell table:style-name="ce61" office:value-type="time" office:time-value="PT03H00M00S" calcext:value-type="time">
            <text:p>03:00</text:p>
          </table:table-cell>
          <table:table-cell table:style-name="ce74" office:value-type="time" office:time-value="PT05H00M00S" calcext:value-type="time">
            <text:p>05:00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>
            <text:p>Les zones ci-dessous peuvent bien entendu être modifiées manuellement</text:p>
          </table:table-cell>
          <table:table-cell table:style-name="ce1" table:number-columns-repeated="2"/>
          <table:table-cell table:style-name="Default" table:number-columns-repeated="3"/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.</text:p>
          </table:table-cell>
          <table:table-cell table:style-name="ce125" table:formula="of:=IF([.D$3]=&quot;&quot;;&quot;&quot;;[.D$3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18" table:formula="of:=IF([.D$5]=&quot;&quot;;&quot;&quot;;[.D$5])" office:value-type="string" office:string-value="Sultzbad" calcext:value-type="string">
            <text:p>Sultzbad</text:p>
          </table:table-cell>
          <table:table-cell table:style-name="ce6" office:value-type="string" calcext:value-type="string">
            <text:p>, am</text:p>
          </table:table-cell>
          <table:table-cell table:style-name="ce118" table:formula="of:=IF([.D$4]=&quot;&quot;;&quot;&quot;;DAY([.D$4]))" office:value-type="float" office:value="24" calcext:value-type="float">
            <text:p>24</text:p>
          </table:table-cell>
          <table:table-cell table:style-name="ce6" office:value-type="string" calcext:value-type="string">
            <text:p>.</text:p>
          </table:table-cell>
          <table:table-cell table:style-name="ce42" table:formula="of:=IF([.D$4]=&quot;&quot;;&quot;&quot;;[.D$4])" office:value-type="date" office:date-value="1881-11-24" calcext:value-type="date">
            <text:p>November</text:p>
          </table:table-cell>
          <table:table-cell table:style-name="ce128" table:formula="of:=IF([.D$4]=&quot;&quot;;&quot;&quot;;YEAR([.D$4]))" office:value-type="float" office:value="1881" calcext:value-type="float">
            <text:p>188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&lt;br&gt;</text:p>
          </table:table-cell>
          <table:table-cell table:style-name="ce45"/>
          <table:table-cell table:style-name="ce46"/>
        </table:table-row>
        <table:table-row table:style-name="ro1">
          <table:table-cell office:value-type="string" calcext:value-type="string">
            <text:p>Vor dem unterzeichneten Standesbeamten erschien heute, der Persönlichkeit nach</text:p>
          </table:table-cell>
          <table:table-cell table:number-columns-repeated="4"/>
          <table:table-cell table:style-name="ce42" table:formula="of:=IF([.D$9]=&quot;Oui&quot;;&quot;bekannt&quot;;IF([.D$9]=&quot;Non&quot;;&quot;unbekannt&quot;;&quot;&quot;))" office:value-type="string" office:string-value="bekannt" calcext:value-type="string">
            <text:p>bekan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</text:p>
          </table:table-cell>
          <table:table-cell table:style-name="ce121" table:formula="of:=IF([.D$10]=&quot;&quot;;&quot;&quot;;INDEX([Configuration.$C5:.$C9];MATCH([.D$10];[Configuration.$B5:.$B9];0)))" office:value-type="string" office:string-value="Bäckermeister" calcext:value-type="string" table:number-columns-spanned="2" table:number-rows-spanned="1">
            <text:p>Bäckermeister</text:p>
          </table:table-cell>
          <table:covered-table-cell/>
          <table:table-cell table:style-name="ce118" table:formula="of:=IF([.D$8]=&quot;&quot;;&quot;&quot;;[.D$8])" office:value-type="string" office:string-value="Joseph" calcext:value-type="string">
            <text:p>Joseph</text:p>
          </table:table-cell>
          <table:table-cell table:style-name="ce118" table:formula="of:=IF([.D$7]=&quot;&quot;;&quot;&quot;;[.D$7])" office:value-type="string" office:string-value="Klugesherz" calcext:value-type="string">
            <text:p>Klugesher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hnhaft zu </text:p>
          </table:table-cell>
          <table:table-cell table:style-name="ce118" table:formula="of:=IF([.D$11]=&quot;&quot;;&quot;&quot;;[.D$11])" office:value-type="string" office:string-value="Sultzbad" calcext:value-type="string">
            <text:p>Sultzbad</text:p>
          </table:table-cell>
          <table:table-cell table:number-columns-repeated="7"/>
        </table:table-row>
        <table:table-row table:style-name="ro1">
          <table:table-cell table:style-name="ce118" table:formula="of:=IF([.D$12]=&quot;Catholique&quot;;&quot;katholischer&quot;;IF([.D$12]=&quot;Protestante&quot;;&quot;protestantischer&quot;;IF([.D$12]=&quot;Evangélique&quot;;&quot;evangelischer&quot;;&quot;&quot;)))" office:value-type="string" office:string-value="katholischer" calcext:value-type="string">
            <text:p>katholischer</text:p>
          </table:table-cell>
          <table:table-cell office:value-type="string" calcext:value-type="string">
            <text:p>Religion, und zeigte an, daß von der</text:p>
          </table:table-cell>
          <table:table-cell table:number-columns-repeated="7"/>
        </table:table-row>
        <table:table-row table:style-name="ro1">
          <table:table-cell table:style-name="ce118" table:formula="of:=IF([.D$14]=&quot;&quot;;&quot;&quot;;[.D$14])" office:value-type="string" office:string-value="Marie Anne" calcext:value-type="string">
            <text:p>Marie Anne</text:p>
          </table:table-cell>
          <table:table-cell table:style-name="ce118" table:formula="of:=IF([.D$7]=&quot;&quot;;&quot;&quot;;[.D$7])" office:value-type="string" office:string-value="Klugesherz" calcext:value-type="string">
            <text:p>Klugesherz</text:p>
          </table:table-cell>
          <table:table-cell table:style-name="ce24" office:value-type="string" calcext:value-type="string">
            <text:p>, geborenen</text:p>
          </table:table-cell>
          <table:table-cell table:style-name="ce118" table:formula="of:=IF([.D$13]=&quot;&quot;;&quot;&quot;;[.D$13])" office:value-type="string" office:string-value="Dietrich" calcext:value-type="string">
            <text:p>Dietrich</text:p>
          </table:table-cell>
          <table:table-cell table:style-name="ce118" table:formula="of:=IF([.D$15]=&quot;Son épouse&quot;;&quot;, seiner Ehefrau&quot;;&quot;&quot;)" office:value-type="string" office:string-value=", seiner Ehefrau" calcext:value-type="string">
            <text:p>, seiner Ehefrau</text:p>
          </table:table-cell>
          <table:table-cell table:number-columns-repeated="4"/>
        </table:table-row>
        <table:table-row table:style-name="ro1">
          <table:table-cell table:style-name="ce118" table:formula="of:=IF([.D$16]=&quot;Catholique&quot;;&quot;katholischer&quot;;IF([.D$16]=&quot;Protestante&quot;;&quot;protestantischer&quot;;IF([.D$16]=&quot;Evangélique&quot;;&quot;evangelischer&quot;;&quot;&quot;)))" office:value-type="string" office:string-value="katholischer" calcext:value-type="string">
            <text:p>katholischer</text:p>
          </table:table-cell>
          <table:table-cell office:value-type="string" calcext:value-type="string">
            <text:p>Religion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hnhaft</text:p>
          </table:table-cell>
          <table:table-cell table:style-name="ce118" table:formula="of:=IF([.D$17]=&quot;Chez lui&quot;;&quot;bei ihm&quot;;IF([.D$17]=&quot;--&quot;;&quot;&quot;;&quot;&quot;))" office:value-type="string" office:string-value="bei ihm" calcext:value-type="string">
            <text:p>bei ih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u</text:p>
          </table:table-cell>
          <table:table-cell table:style-name="ce118" table:formula="of:=IF([.D$5]=&quot;&quot;;&quot;&quot;;[.D$5])" office:value-type="string" office:string-value="Sultzbad" calcext:value-type="string">
            <text:p>Sultzbad</text:p>
          </table:table-cell>
          <table:table-cell table:style-name="ce118" table:formula="of:=IF([.D$17]=&quot;Chez lui&quot;;&quot;in seiner Wohnung&quot;;&quot;&quot;)" office:value-type="string" office:string-value="in seiner Wohnung" calcext:value-type="string">
            <text:p>in seiner Wohn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</text:p>
          </table:table-cell>
          <table:table-cell table:style-name="ce22" table:formula="of:=IF([.D$21]=&quot;&quot;;&quot;&quot;;IF(DAY([.D$21])&lt;=29;CHOOSE(DAY([.D$21]);&quot;ers&quot;;&quot;zwei&quot;;&quot;drit&quot;;&quot;vier&quot;;&quot;fünf&quot;;&quot;sechs&quot;;&quot;sieb&quot;;&quot;ach&quot;;&quot;neun&quot;;&quot;zehn&quot;;&quot;elf&quot;;&quot;zwölf&quot;;&quot;dreizehn&quot;;&quot;vierzehn&quot;;&quot;fünfzehn&quot;;&quot;sechzehn&quot;;&quot;siebzehn&quot;;&quot;achtzehn&quot;;&quot;neunzehn&quot;;&quot;zwanzigs&quot;;&quot;einundzwanzigs&quot;;&quot;zweiundzwanzigs&quot;;&quot;dreiundzwanzigs&quot;;&quot;vierundzwanzigs&quot;;&quot;fünfundzwanzigs&quot;;&quot;sechundzwanzigs&quot;;&quot;siebundzwanzigs&quot;;&quot;achtundzwanzigs&quot;;&quot;neunundzwanzigs&quot;;);CHOOSE((DAY([.D$21])-29);&quot;dreißigs&quot;;&quot;einunddreißigs&quot;)))" office:value-type="string" office:string-value="dreiundzwanzigs" calcext:value-type="string">
            <text:p>dreiundzwanzigs</text:p>
          </table:table-cell>
          <table:table-cell office:value-type="string" calcext:value-type="string">
            <text:p>ten</text:p>
          </table:table-cell>
          <table:table-cell table:style-name="ce34" table:formula="of:=IF([.D$21]=&quot;&quot;;&quot;&quot;;[.D$21])" office:value-type="date" office:date-value="1881-11-23" calcext:value-type="date">
            <text:p>November</text:p>
          </table:table-cell>
          <table:table-cell office:value-type="string" calcext:value-type="string">
            <text:p>des Jah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usend acht hundert</text:p>
          </table:table-cell>
          <table:table-cell/>
          <table:table-cell table:style-name="ce25" table:formula="of:=IF([.D$21]=&quot;&quot;;&quot;&quot;;ORG.NUMBERTEXT.NUMBERTEXT(ROUNDDOWN(((YEAR([.D$21])-1800)/10);0);&quot;de&quot;))" office:value-type="string" office:string-value="Acht" calcext:value-type="string">
            <text:p>Acht</text:p>
          </table:table-cell>
          <table:table-cell office:value-type="string" calcext:value-type="string">
            <text:p>zig und</text:p>
          </table:table-cell>
          <table:table-cell table:style-name="ce141" table:formula="of:=IF([.D$21]=&quot;&quot;;&quot;&quot;; ORG.NUMBERTEXT.NUMBERTEXT(YEAR([.D$21])-1800 - (ROUNDDOWN((YEAR([.D$21])-1800)/10))*10;&quot;de&quot;) )" office:value-type="string" office:string-value="Eins" calcext:value-type="string">
            <text:p>Eins</text:p>
          </table:table-cell>
          <table:table-cell table:style-name="ce118" table:formula="of:=IF([.D$22]=&quot;&quot;;&quot;&quot;;IF(HOUR([.D$22])&gt;=12;&quot;, Nachmittags&quot;;&quot;, Vormittags&quot;))" office:value-type="string" office:string-value=", Vormittags" calcext:value-type="string">
            <text:p>, Vormittag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m</text:p>
          </table:table-cell>
          <table:table-cell table:style-name="ce128" table:formula="of:=IF([.D$22]=&quot;&quot;;&quot;&quot;;IF(HOUR([.D$22])&gt;=12;ORG.NUMBERTEXT.NUMBERTEXT(HOUR([.D$22])-12;&quot;de&quot;);ORG.NUMBERTEXT.NUMBERTEXT(HOUR([.D$22]);&quot;de&quot;)  ))" office:value-type="string" office:string-value="Drei" calcext:value-type="string">
            <text:p>Drei</text:p>
          </table:table-cell>
          <table:table-cell office:value-type="string" calcext:value-type="string">
            <text:p>Uhr</text:p>
          </table:table-cell>
          <table:table-cell table:style-name="ce64" office:value-type="string" calcext:value-type="string">
            <text:p>Ein Kind</text:p>
          </table:table-cell>
          <table:table-cell table:style-name="ce77" table:formula="of:=IF([.D$20]=&quot;--&quot;;&quot;&quot;;IF([.D$20]=&quot;Fille&quot;;&quot;weib&quot;;&quot;män&quot;))" office:value-type="string" office:string-value="män" calcext:value-type="string">
            <text:p>män</text:p>
          </table:table-cell>
          <table:table-cell table:style-name="ce7" office:value-type="string" calcext:value-type="string">
            <text:p>lichen</text:p>
          </table:table-cell>
          <table:table-cell table:number-columns-repeated="3"/>
        </table:table-row>
        <table:table-row table:style-name="ro4">
          <table:table-cell table:style-name="ce7" office:value-type="string" calcext:value-type="string">
            <text:p>geslechts geboren worden sei, welches </text:p>
          </table:table-cell>
          <table:table-cell table:number-columns-repeated="2"/>
          <table:table-cell table:style-name="ce125" table:formula="of:=IF([.D$20]=&quot;--&quot;;&quot;&quot;;IF([.D$20]=&quot;Fille&quot;;&quot;der&quot;;&quot;den&quot;))" office:value-type="string" office:string-value="den" calcext:value-type="string">
            <text:p>den</text:p>
          </table:table-cell>
          <table:table-cell office:value-type="string" calcext:value-type="string">
            <text:p>Vornahmen</text:p>
          </table:table-cell>
          <table:table-cell table:number-columns-repeated="4"/>
        </table:table-row>
        <table:table-row table:style-name="ro1">
          <table:table-cell table:style-name="ce118" table:formula="of:=IF([.D$18]=&quot;&quot;;&quot;&quot;;[.D$18])" office:value-type="string" office:string-value="Franz Joseph" calcext:value-type="string">
            <text:p>Franz Joseph</text:p>
          </table:table-cell>
          <table:table-cell office:value-type="string" calcext:value-type="string">
            <text:p>erhalten habe.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gelesen, genehmigt und </text:p>
          </table:table-cell>
          <table:table-cell/>
          <table:table-cell table:style-name="ce24" office:value-type="string" calcext:value-type="string">
            <text:p>unterschrieben</text:p>
          </table:table-cell>
          <table:table-cell table:number-columns-repeated="6"/>
        </table:table-row>
        <table:table-row table:style-name="ro1">
          <table:table-cell table:style-name="ce118" table:formula="of:=IF([.D$7]=&quot;&quot;;&quot;&quot;;[.D$7])" office:value-type="string" office:string-value="Klugesherz" calcext:value-type="string">
            <text:p>Klugesherz</text:p>
          </table:table-cell>
          <table:table-cell table:number-columns-repeated="5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Standesbeamter</text:p>
          </table:table-cell>
          <table:table-cell table:number-columns-repeated="8"/>
        </table:table-row>
        <table:table-row table:style-name="ro1">
          <table:table-cell table:style-name="ce118" table:formula="of:=IF([.D$6]=&quot;&quot;;&quot;&quot;;[.D$6])" office:value-type="string" office:string-value="Cordan" calcext:value-type="string">
            <text:p>Cord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Uebereinstimmung mit dem Hauptregister beglaubigt</text:p>
          </table:table-cell>
          <table:table-cell table:number-columns-repeated="8"/>
        </table:table-row>
        <table:table-row table:style-name="ro1">
          <table:table-cell table:style-name="ce118" table:formula="of:=IF([.D$5]=&quot;&quot;;&quot;&quot;;[.D$5])" office:value-type="string" office:string-value="Sultzbad" calcext:value-type="string">
            <text:p>Sultzbad</text:p>
          </table:table-cell>
          <table:table-cell table:style-name="ce6" office:value-type="string" calcext:value-type="string">
            <text:p>, am</text:p>
          </table:table-cell>
          <table:table-cell table:style-name="ce118" table:formula="of:=IF([.D$4]=&quot;&quot;;&quot;&quot;;DAY([.D$4]))" office:value-type="float" office:value="24" calcext:value-type="float">
            <text:p>24</text:p>
          </table:table-cell>
          <table:table-cell office:value-type="string" calcext:value-type="string">
            <text:p>ten</text:p>
          </table:table-cell>
          <table:table-cell table:style-name="ce42" table:formula="of:=IF([.D$4]=&quot;&quot;;&quot;&quot;;[.D$4])" office:value-type="date" office:date-value="1881-11-24" calcext:value-type="date">
            <text:p>November</text:p>
          </table:table-cell>
          <table:table-cell table:style-name="ce118" table:formula="of:=IF([.D$4]=&quot;&quot;;&quot;&quot;;YEAR([.D$4]))" office:value-type="float" office:value="1881" calcext:value-type="float">
            <text:p>1881</text:p>
          </table:table-cell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Standesbeamten</text:p>
          </table:table-cell>
          <table:table-cell table:number-columns-repeated="8"/>
        </table:table-row>
        <table:table-row table:style-name="ro1">
          <table:table-cell table:style-name="ce118" table:formula="of:=IF([.D$6]=&quot;&quot;;&quot;&quot;;[.D$6])" office:value-type="string" office:string-value="Cordan" calcext:value-type="string">
            <text:p>Cordan</text:p>
          </table:table-cell>
          <table:table-cell table:number-columns-repeated="8"/>
        </table:table-row>
        <table:table-row table:style-name="ro1">
          <table:table-cell table:style-name="Default"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N°</text:p>
          </table:table-cell>
          <table:table-cell table:style-name="ce125" table:formula="of:=IF([.$D$3]=&quot;&quot;;&quot;&quot;;[.$D$3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18" table:formula="of:=IF([.D$5]=&quot;&quot;;&quot;&quot;;[.D$5])" office:value-type="string" office:string-value="Sultzbad" calcext:value-type="string">
            <text:p>Sultzbad</text:p>
          </table:table-cell>
          <table:table-cell table:style-name="ce6" office:value-type="string" calcext:value-type="string">
            <text:p>le</text:p>
          </table:table-cell>
          <table:table-cell table:style-name="ce118" table:formula="of:=IF([.D$4]=&quot;&quot;;&quot;&quot;;DAY([.D$4]))" office:value-type="float" office:value="24" calcext:value-type="float">
            <text:p>24</text:p>
          </table:table-cell>
          <table:table-cell table:style-name="ce136" table:formula="of:=IF([.D$4]=&quot;&quot;;&quot;&quot;;[.D$4])" office:value-type="date" office:date-value="1881-11-24" calcext:value-type="date">
            <text:p>novembre</text:p>
          </table:table-cell>
          <table:table-cell table:style-name="ce128" table:formula="of:=IF([.D$4]=&quot;&quot;;&quot;&quot;;YEAR([.D$4]))"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ant l’officier d’état civil soussigné s’est aujourd’hui présenté en personne</text:p>
          </table:table-cell>
          <table:table-cell table:number-columns-repeated="3"/>
          <table:table-cell table:style-name="ce118" table:formula="of:=IF([.D$9]=&quot;Oui&quot;;&quot;connu&quot;;IF([.D$9]=&quot;Non&quot;;&quot;non connu&quot;;&quot;&quot;))" office:value-type="string" office:string-value="connu" calcext:value-type="string">
            <text:p>connu</text:p>
          </table:table-cell>
          <table:table-cell table:number-columns-repeated="4"/>
        </table:table-row>
        <table:table-row table:style-name="ro1">
          <table:table-cell table:style-name="ce121" table:formula="of:=IF([.D$10]=&quot;&quot;;&quot;&quot;;LOWER([.D$10]))" office:value-type="string" office:string-value="boulanger" calcext:value-type="string" table:number-columns-spanned="2" table:number-rows-spanned="1">
            <text:p>boulanger</text:p>
          </table:table-cell>
          <table:covered-table-cell/>
          <table:table-cell table:style-name="ce118" table:formula="of:=IF([.D$8]=&quot;&quot;;&quot;&quot;;[.D$8])" office:value-type="string" office:string-value="Joseph" calcext:value-type="string">
            <text:p>Joseph</text:p>
          </table:table-cell>
          <table:table-cell table:style-name="ce118" table:formula="of:=IF([.$D$7]=&quot;&quot;;&quot;&quot;;[.$D$7])" office:value-type="string" office:string-value="Klugesherz" calcext:value-type="string">
            <text:p>Klugesher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icilié à</text:p>
          </table:table-cell>
          <table:table-cell table:style-name="ce118" table:formula="of:=IF([.D$11]=&quot;&quot;;&quot;&quot;;[.D$11])" office:value-type="string" office:string-value="Sultzbad" calcext:value-type="string">
            <text:p>Sultzbad</text:p>
          </table:table-cell>
          <table:table-cell office:value-type="string" calcext:value-type="string">
            <text:p>de religion</text:p>
          </table:table-cell>
          <table:table-cell table:style-name="ce118" table:formula="of:=IF([.D$12]=&quot;--&quot;;&quot;&quot;;LOWER([.D$12]))" office:value-type="string" office:string-value="catholique" calcext:value-type="string">
            <text:p>catholique</text:p>
          </table:table-cell>
          <table:table-cell office:value-type="string" calcext:value-type="string">
            <text:p>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 a déclaré qu'avec</text:p>
          </table:table-cell>
          <table:table-cell/>
          <table:table-cell table:style-name="ce118" table:formula="of:=IF([.D$14]=&quot;&quot;;&quot;&quot;;[.D$14])" office:value-type="string" office:string-value="Marie Anne" calcext:value-type="string">
            <text:p>Marie Anne</text:p>
          </table:table-cell>
          <table:table-cell table:style-name="ce118" table:formula="of:=IF([.D$7]=&quot;&quot;;&quot;&quot;;[.D$7])" office:value-type="string" office:string-value="Klugesherz" calcext:value-type="string">
            <text:p>Klugesherz</text:p>
          </table:table-cell>
          <table:table-cell office:value-type="string" calcext:value-type="string">
            <text:p>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ée</text:p>
          </table:table-cell>
          <table:table-cell table:style-name="ce118" table:formula="of:=IF([.D$13]=&quot;&quot;;&quot;&quot;;[.D$13])" office:value-type="string" office:string-value="Dietrich" calcext:value-type="string">
            <text:p>Dietrich</text:p>
          </table:table-cell>
          <table:table-cell table:style-name="ce118" table:formula="of:=IF([.D$15]=&quot;--&quot;;&quot;&quot;;LOWER([.D$15]))" office:value-type="string" office:string-value="son épouse" calcext:value-type="string">
            <text:p>son épouse</text:p>
          </table:table-cell>
          <table:table-cell office:value-type="string" calcext:value-type="string">
            <text:p>de religion</text:p>
          </table:table-cell>
          <table:table-cell table:style-name="ce118" table:formula="of:=IF([.D$16]=&quot;--&quot;;&quot;&quot;;LOWER([.D$16]))" office:value-type="string" office:string-value="catholique" calcext:value-type="string">
            <text:p>cathol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vant</text:p>
          </table:table-cell>
          <table:table-cell table:style-name="ce118" table:formula="of:=IF([.D$17]=&quot;--&quot;;&quot;&quot;;LOWER([.D$17]))" office:value-type="string" office:string-value="chez lui" calcext:value-type="string">
            <text:p>chez lui</text:p>
          </table:table-cell>
          <table:table-cell office:value-type="string" calcext:value-type="string">
            <text:p>à</text:p>
          </table:table-cell>
          <table:table-cell table:style-name="ce118" table:formula="of:=IF([.D$5]=&quot;&quot;;&quot;&quot;;[.D$5])" office:value-type="string" office:string-value="Sultzbad" calcext:value-type="string">
            <text:p>Sultzbad</text:p>
          </table:table-cell>
          <table:table-cell table:style-name="ce118" table:formula="of:=IF([.D$17]=&quot;Chez lui&quot;;&quot;à son domicile&quot;;&quot;&quot;)" office:value-type="string" office:string-value="à son domicile" calcext:value-type="string">
            <text:p>à son domicile</text:p>
          </table:table-cell>
          <table:table-cell table:number-columns-repeated="4"/>
        </table:table-row>
        <table:table-row table:style-name="ro4">
          <table:table-cell table:style-name="ce7" office:value-type="string" calcext:value-type="string">
            <text:p>est né le</text:p>
          </table:table-cell>
          <table:table-cell table:style-name="ce49" table:formula="of:=IF([.$D$21]=&quot;&quot;;&quot;&quot;;[.$D$21])" office:value-type="date" office:date-value="1881-11-23" calcext:value-type="date">
            <text:p>23 novembre 1881</text:p>
          </table:table-cell>
          <table:table-cell table:style-name="ce6" office:value-type="string" calcext:value-type="string">
            <text:p>à</text:p>
          </table:table-cell>
          <table:table-cell table:style-name="ce137" table:formula="of:=IF([.$D$22]=&quot;&quot;;&quot;&quot;;[.$D$22])" office:value-type="time" office:time-value="PT03H00M00S" calcext:value-type="time">
            <text:p>03:00</text:p>
          </table:table-cell>
          <table:table-cell office:value-type="string" calcext:value-type="string">
            <text:p>heu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 enfant de sexe</text:p>
          </table:table-cell>
          <table:table-cell table:style-name="ce128" table:formula="of:=IF([.D$20]=&quot;--&quot;;&quot;&quot;;IF([.D$20]=&quot;Fille&quot;;&quot;féminin&quot;;&quot;masculin&quot;))" office:value-type="string" office:string-value="masculin" calcext:value-type="string">
            <text:p>masculin</text:p>
          </table:table-cell>
          <table:table-cell office:value-type="string" calcext:value-type="string">
            <text:p>et que l'enfant a reçu le prénom de</text:p>
          </table:table-cell>
          <table:table-cell/>
          <table:table-cell table:style-name="ce118" table:formula="of:=IF([.$D$18]=&quot;&quot;;&quot;&quot;;[.$D$18])" office:value-type="string" office:string-value="Franz Joseph" calcext:value-type="string">
            <text:p>Franz Joseph</text:p>
          </table:table-cell>
          <table:table-cell table:style-name="ce118" table:formula="of:=IF([.$D$19]=&quot;&quot;;&quot;&quot;;[.$D$19])" office:value-type="string" office:string-value="François Joseph" calcext:value-type="string">
            <text:p>François Joseph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, approuvé et </text:p>
          </table:table-cell>
          <table:table-cell table:style-name="ce24" office:value-type="string" calcext:value-type="string">
            <text:p>signé</text:p>
          </table:table-cell>
          <table:table-cell table:number-columns-repeated="7"/>
        </table:table-row>
        <table:table-row table:style-name="ro1">
          <table:table-cell table:style-name="ce118" table:formula="of:=IF([.D$7]=&quot;&quot;;&quot;&quot;;[.D$7])" office:value-type="string" office:string-value="Klugesherz" calcext:value-type="string">
            <text:p>Klugesherz</text:p>
          </table:table-cell>
          <table:table-cell table:number-columns-repeated="5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greffier:</text:p>
          </table:table-cell>
          <table:table-cell table:number-columns-repeated="8"/>
        </table:table-row>
        <table:table-row table:style-name="ro1">
          <table:table-cell table:style-name="ce118" table:formula="of:=IF([.D$6]=&quot;&quot;;&quot;&quot;;[.D$6])" office:value-type="string" office:string-value="Cordan" calcext:value-type="string">
            <text:p>Corda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ertifié conforme au registre principal</text:p>
          </table:table-cell>
          <table:table-cell table:number-columns-repeated="5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table:style-name="ce118" table:formula="of:=IF([.D$5]=&quot;&quot;;&quot;&quot;;[.D$5])" office:value-type="string" office:string-value="Sultzbad" calcext:value-type="string">
            <text:p>Sultzbad</text:p>
          </table:table-cell>
          <table:table-cell table:style-name="ce6" office:value-type="string" calcext:value-type="string">
            <text:p>le</text:p>
          </table:table-cell>
          <table:table-cell table:style-name="ce118" table:formula="of:=IF([.D$4]=&quot;&quot;;&quot;&quot;;DAY([.D$4]))" office:value-type="float" office:value="24" calcext:value-type="float">
            <text:p>24</text:p>
          </table:table-cell>
          <table:table-cell table:style-name="ce136" table:formula="of:=IF([.D$4]=&quot;&quot;;&quot;&quot;;[.D$4])" office:value-type="date" office:date-value="1881-11-24" calcext:value-type="date">
            <text:p>novembre</text:p>
          </table:table-cell>
          <table:table-cell table:style-name="ce128" table:formula="of:=IF([.D$4]=&quot;&quot;;&quot;&quot;;YEAR([.D$4]))" office:value-type="float" office:value="1881" calcext:value-type="float">
            <text:p>1881</text:p>
          </table:table-cell>
          <table:table-cell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registraire</text:p>
          </table:table-cell>
          <table:table-cell table:number-columns-repeated="8"/>
        </table:table-row>
        <table:table-row table:style-name="ro1">
          <table:table-cell table:style-name="ce118" table:formula="of:=IF([.D$6]=&quot;&quot;;&quot;&quot;;[.D$6])" office:value-type="string" office:string-value="Cordan" calcext:value-type="string">
            <text:p>Cordan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1" office:value-type="string" calcext:value-type="string">
            <text:p>Détail de la citation : Naissance</text:p>
          </table:table-cell>
          <table:table-cell table:style-name="Default" table:number-columns-repeated="6"/>
          <table:table-cell/>
          <table:table-cell table:style-name="ce37" office:value-type="string" calcext:value-type="string">
            <text:p>&lt;br&gt;</text:p>
          </table:table-cell>
        </table:table-row>
        <table:table-row table:style-name="ro1">
          <table:table-cell table:style-name="ce24" office:value-type="string" calcext:value-type="string">
            <text:p>Registre N°</text:p>
          </table:table-cell>
          <table:table-cell table:style-name="ce44" table:formula="of:=IF([.$D$3]=&quot;&quot;;&quot;&quot;;[.$D$3])" office:value-type="float" office:value="19" calcext:value-type="float">
            <text:p>19</text:p>
          </table:table-cell>
          <table:table-cell table:style-name="ce48" office:value-type="string" calcext:value-type="string">
            <text:p>Né le</text:p>
          </table:table-cell>
          <table:table-cell table:style-name="ce72" table:formula="of:=IF([.$D$21]=&quot;&quot;;&quot;&quot;;[.$D$21])" office:value-type="date" office:date-value="1881-11-23" calcext:value-type="date">
            <text:p>23. novembre 1881</text:p>
          </table:table-cell>
          <table:table-cell table:style-name="ce24" office:value-type="string" calcext:value-type="string">
            <text:p>à </text:p>
          </table:table-cell>
          <table:table-cell table:style-name="ce137" table:formula="of:=IF([.$D$22]=&quot;&quot;;&quot;&quot;;[.$D$22])" office:value-type="time" office:time-value="PT03H00M00S" calcext:value-type="time">
            <text:p>03:00</text:p>
          </table:table-cell>
          <table:table-cell table:style-name="Default"/>
          <table:table-cell/>
          <table:table-cell table:style-name="ce37" office:value-type="string" calcext:value-type="string">
            <text:p>&lt;br&gt;&lt;br&gt;</text:p>
          </table:table-cell>
        </table:table-row>
        <table:table-row table:style-name="ro1">
          <table:table-cell table:style-name="ce11" office:value-type="string" calcext:value-type="string">
            <text:p>Détail de la citation : <text:s/>Profession du père</text:p>
          </table:table-cell>
          <table:table-cell table:style-name="Default" table:number-columns-repeated="6"/>
          <table:table-cell/>
          <table:table-cell table:style-name="ce37" office:value-type="string" calcext:value-type="string">
            <text:p>&lt;br&gt;</text:p>
          </table:table-cell>
        </table:table-row>
        <table:table-row table:style-name="ro1">
          <table:table-cell table:style-name="ce24" office:value-type="string" calcext:value-type="string">
            <text:p>Registre N°</text:p>
          </table:table-cell>
          <table:table-cell table:style-name="ce44" table:formula="of:=IF([.$D$3]=&quot;&quot;;&quot;&quot;;[.$D$3])" office:value-type="float" office:value="19" calcext:value-type="float">
            <text:p>19</text:p>
          </table:table-cell>
          <table:table-cell table:style-name="ce48" office:value-type="string" calcext:value-type="string">
            <text:p>Profession du père de</text:p>
          </table:table-cell>
          <table:table-cell table:style-name="ce15" table:formula="of:=IF([.$D$19]=&quot;&quot;;&quot;&quot;;[.$D$19])" office:value-type="string" office:string-value="François Joseph" calcext:value-type="string">
            <text:p>François Joseph</text:p>
          </table:table-cell>
          <table:table-cell table:style-name="ce15" table:formula="of:=IF([.$D$7]=&quot;&quot;;&quot;&quot;;[.$D$7])" office:value-type="string" office:string-value="Klugesherz" calcext:value-type="string">
            <text:p>Klugesherz</text:p>
          </table:table-cell>
          <table:table-cell table:style-name="ce50" table:formula="of:=IF([.$D$21]=&quot;&quot;;&quot;&quot;;[.$D$21])" office:value-type="date" office:date-value="1881-11-23" calcext:value-type="date">
            <text:p>23/11/1881</text:p>
          </table:table-cell>
          <table:table-cell table:style-name="ce75" office:value-type="string" calcext:value-type="string">
            <text:p>:</text:p>
          </table:table-cell>
          <table:table-cell table:style-name="ce72" table:formula="of:=IF([.$D$10]=&quot;&quot;;&quot;&quot;;[.$D$10])" office:value-type="string" office:string-value="Boulanger" calcext:value-type="string">
            <text:p>Boulanger</text:p>
          </table:table-cell>
          <table:table-cell table:style-name="ce37" office:value-type="string" calcext:value-type="string">
            <text:p>&lt;br&gt;&lt;br&gt;</text:p>
          </table:table-cell>
        </table:table-row>
        <table:table-row table:style-name="ro1">
          <table:table-cell table:style-name="ce11" office:value-type="string" calcext:value-type="string">
            <text:p>Détail de la citation : <text:s/>Prénom du père</text:p>
          </table:table-cell>
          <table:table-cell table:style-name="Default" table:number-columns-repeated="6"/>
          <table:table-cell/>
          <table:table-cell table:style-name="ce37" office:value-type="string" calcext:value-type="string">
            <text:p>&lt;br&gt;</text:p>
          </table:table-cell>
        </table:table-row>
        <table:table-row table:style-name="ro1">
          <table:table-cell table:style-name="ce24" office:value-type="string" calcext:value-type="string">
            <text:p>Registre N°</text:p>
          </table:table-cell>
          <table:table-cell table:style-name="ce44" table:formula="of:=IF([.$D$3]=&quot;&quot;;&quot;&quot;;[.$D$3])" office:value-type="float" office:value="19" calcext:value-type="float">
            <text:p>19</text:p>
          </table:table-cell>
          <table:table-cell table:style-name="Default" office:value-type="string" calcext:value-type="string">
            <text:p>Prénom du père de</text:p>
          </table:table-cell>
          <table:table-cell table:style-name="ce15" table:formula="of:=IF([.$D$19]=&quot;&quot;;&quot;&quot;;[.$D$19])" office:value-type="string" office:string-value="François Joseph" calcext:value-type="string">
            <text:p>François Joseph</text:p>
          </table:table-cell>
          <table:table-cell table:style-name="ce15" table:formula="of:=IF([.$D$7]=&quot;&quot;;&quot;&quot;;[.$D$7])" office:value-type="string" office:string-value="Klugesherz" calcext:value-type="string">
            <text:p>Klugesherz</text:p>
          </table:table-cell>
          <table:table-cell table:style-name="ce50" table:formula="of:=IF([.$D$21]=&quot;&quot;;&quot;&quot;;[.$D$21])" office:value-type="date" office:date-value="1881-11-23" calcext:value-type="date">
            <text:p>23/11/1881</text:p>
          </table:table-cell>
          <table:table-cell table:style-name="ce75" office:value-type="string" calcext:value-type="string">
            <text:p>:</text:p>
          </table:table-cell>
          <table:table-cell table:style-name="ce72" table:formula="of:=IF([.$D$8]=&quot;&quot;;&quot;&quot;;[.$D$8])" office:value-type="string" office:string-value="Joseph" calcext:value-type="string">
            <text:p>Joseph</text:p>
          </table:table-cell>
          <table:table-cell table:style-name="ce37" office:value-type="string" calcext:value-type="string">
            <text:p>&lt;br&gt;&lt;br&gt;</text:p>
          </table:table-cell>
        </table:table-row>
        <table:table-row table:style-name="ro1">
          <table:table-cell table:style-name="ce11" office:value-type="string" calcext:value-type="string">
            <text:p>Détail de la citation : Prénom de la mère</text:p>
          </table:table-cell>
          <table:table-cell table:style-name="Default" table:number-columns-repeated="6"/>
          <table:table-cell/>
          <table:table-cell table:style-name="ce37" office:value-type="string" calcext:value-type="string">
            <text:p>&lt;br&gt;</text:p>
          </table:table-cell>
        </table:table-row>
        <table:table-row table:style-name="ro1">
          <table:table-cell table:style-name="ce24" office:value-type="string" calcext:value-type="string">
            <text:p>Registre N°</text:p>
          </table:table-cell>
          <table:table-cell table:style-name="ce44" table:formula="of:=IF([.$D$3]=&quot;&quot;;&quot;&quot;;[.$D$3])" office:value-type="float" office:value="19" calcext:value-type="float">
            <text:p>19</text:p>
          </table:table-cell>
          <table:table-cell table:style-name="Default" office:value-type="string" calcext:value-type="string">
            <text:p>Prénom de la mère de</text:p>
          </table:table-cell>
          <table:table-cell table:style-name="ce15" table:formula="of:=IF([.$D$19]=&quot;&quot;;&quot;&quot;;[.$D$19])" office:value-type="string" office:string-value="François Joseph" calcext:value-type="string">
            <text:p>François Joseph</text:p>
          </table:table-cell>
          <table:table-cell table:style-name="ce15" table:formula="of:=IF([.$D$7]=&quot;&quot;;&quot;&quot;;[.$D$7])" office:value-type="string" office:string-value="Klugesherz" calcext:value-type="string">
            <text:p>Klugesherz</text:p>
          </table:table-cell>
          <table:table-cell table:style-name="ce50" table:formula="of:=IF([.$D$21]=&quot;&quot;;&quot;&quot;;[.$D$21])" office:value-type="date" office:date-value="1881-11-23" calcext:value-type="date">
            <text:p>23/11/1881</text:p>
          </table:table-cell>
          <table:table-cell table:style-name="ce75" office:value-type="string" calcext:value-type="string">
            <text:p>:</text:p>
          </table:table-cell>
          <table:table-cell table:style-name="ce72" table:formula="of:=IF([.$D$14]=&quot;&quot;;&quot;&quot;;[.$D$14])" office:value-type="string" office:string-value="Marie Anne" calcext:value-type="string">
            <text:p>Marie Anne</text:p>
          </table:table-cell>
          <table:table-cell table:style-name="ce37" office:value-type="string" calcext:value-type="string">
            <text:p>&lt;br&gt;&lt;br&gt;</text:p>
          </table:table-cell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1" office:value-type="string" calcext:value-type="string">
            <text:p>Média pour Fichier source à attacher</text:p>
          </table:table-cell>
          <table:table-cell table:style-name="Default" table:number-columns-repeated="6"/>
          <table:table-cell/>
          <table:table-cell table:style-name="ce37" office:value-type="string" calcext:value-type="string">
            <text:p>&lt;br&gt;</text:p>
          </table:table-cell>
        </table:table-row>
        <table:table-row table:style-name="ro1">
          <table:table-cell table:style-name="ce15" table:formula="of:=IF([.$D$19]=&quot;&quot;;&quot;&quot;;[.$D$19])" office:value-type="string" office:string-value="François Joseph" calcext:value-type="string">
            <text:p>François Joseph</text:p>
          </table:table-cell>
          <table:table-cell table:style-name="ce15" table:formula="of:=IF([.$D$7]=&quot;&quot;;&quot;&quot;;[.$D$7])" office:value-type="string" office:string-value="Klugesherz" calcext:value-type="string">
            <text:p>Klugesherz</text:p>
          </table:table-cell>
          <table:table-cell table:style-name="ce50" table:formula="of:=IF([.$D$21]=&quot;&quot;;&quot;&quot;;[.$D$21])" office:value-type="date" office:date-value="1881-11-23" calcext:value-type="date">
            <text:p>23/11/1881</text:p>
          </table:table-cell>
          <table:table-cell table:style-name="ce75" office:value-type="string" calcext:value-type="string">
            <text:p>:</text:p>
          </table:table-cell>
          <table:table-cell table:style-name="ce24" office:value-type="string" calcext:value-type="string">
            <text:p>Registre de Naissance</text:p>
          </table:table-cell>
          <table:table-cell table:style-name="ce24"/>
          <table:table-cell table:style-name="Default"/>
          <table:table-cell/>
          <table:table-cell table:style-name="ce37" office:value-type="string" calcext:value-type="string">
            <text:p>&lt;br&gt;</text:p>
          </table:table-cell>
        </table:table-row>
        <table:named-expressions>
          <table:named-range table:name="CitationTexte" table:base-cell-address="$'Naissance 1850-1899'.$A$77" table:cell-range-address="$'Naissance 1850-1899'.$A$78:.$I$83"/>
          <table:named-range table:name="MediaTexte" table:base-cell-address="$'Naissance 1850-1899'.$A$84" table:cell-range-address="$'Naissance 1850-1899'.$A$87:.$I$88"/>
          <table:named-range table:name="Source" table:base-cell-address="$'Naissance 1850-1899'.$C$2" table:cell-range-address="$'Naissance 1850-1899'.$C$2"/>
          <table:named-range table:name="SourceTexte" table:base-cell-address="$'Naissance 1850-1899'.$A$25" table:cell-range-address="$'Naissance 1850-1899'.$A$26:.$G$75"/>
        </table:named-expressions>
        <calcext:conditional-formats>
          <calcext:conditional-format calcext:target-range-address="'Naissance 1850-1899'.B55:'Naissance 1850-1899'.B55 'Naissance 1850-1899'.A56:'Naissance 1850-1899'.A56 'Naissance 1850-1899'.C56:'Naissance 1850-1899'.E56 'Naissance 1850-1899'.A59:'Naissance 1850-1899'.A59 'Naissance 1850-1899'.D59:'Naissance 1850-1899'.D60 'Naissance 1850-1899'.A68:'Naissance 1850-1899'.A68 'Naissance 1850-1899'.A70:'Naissance 1850-1899'.A70 'Naissance 1850-1899'.A75:'Naissance 1850-1899'.A75 'Naissance 1850-1899'.C59:'Naissance 1850-1899'.C59 'Naissance 1850-1899'.C73:'Naissance 1850-1899'.E73 'Naissance 1850-1899'.E58:'Naissance 1850-1899'.E58 'Naissance 1850-1899'.B60:'Naissance 1850-1899'.B60 'Naissance 1850-1899'.C61:'Naissance 1850-1899'.D61 'Naissance 1850-1899'.B62:'Naissance 1850-1899'.C62 'Naissance 1850-1899'.E62:'Naissance 1850-1899'.E63 'Naissance 1850-1899'.B63:'Naissance 1850-1899'.B65 'Naissance 1850-1899'.D63:'Naissance 1850-1899'.D64 'Naissance 1850-1899'.E65:'Naissance 1850-1899'.F65 'Naissance 1850-1899'.A73:'Naissance 1850-1899'.A73 'Naissance 1850-1899'.A32:'Naissance 1850-1899'.A34 'Naissance 1850-1899'.B35:'Naissance 1850-1899'.B37 'Naissance 1850-1899'.D37:'Naissance 1850-1899'.D37 'Naissance 1850-1899'.C38:'Naissance 1850-1899'.C38 'Naissance 1850-1899'.E38:'Naissance 1850-1899'.F38 'Naissance 1850-1899'.B39:'Naissance 1850-1899'.B39 'Naissance 1850-1899'.E39:'Naissance 1850-1899'.E39 'Naissance 1850-1899'.D40:'Naissance 1850-1899'.D40 'Naissance 1850-1899'.A41:'Naissance 1850-1899'.A41 'Naissance 1850-1899'.A44:'Naissance 1850-1899'.A44 'Naissance 1850-1899'.A46:'Naissance 1850-1899'.A46 'Naissance 1850-1899'.A49:'Naissance 1850-1899'.A49 'Naissance 1850-1899'.C49:'Naissance 1850-1899'.C49 'Naissance 1850-1899'.A51:'Naissance 1850-1899'.A51 'Naissance 1850-1899'.B30:'Naissance 1850-1899'.B31 'Naissance 1850-1899'.C36:'Naissance 1850-1899'.C36 'Naissance 1850-1899'.E49:'Naissance 1850-1899'.F49 'Naissance 1850-1899'.B26:'Naissance 1850-1899'.B26 'Naissance 1850-1899'.A27:'Naissance 1850-1899'.A27 'Naissance 1850-1899'.C27:'Naissance 1850-1899'.C27 'Naissance 1850-1899'.E27:'Naissance 1850-1899'.F27 'Naissance 1850-1899'.F29:'Naissance 1850-1899'.F29 'Naissance 1850-1899'.A88:'Naissance 1850-1899'.C88 'Naissance 1850-1899'.D30:'Naissance 1850-1899'.E30 'Naissance 1850-1899'.B33:'Naissance 1850-1899'.B33 'Naissance 1850-1899'.D33:'Naissance 1850-1899'.E33 'Naissance 1850-1899'.B81:'Naissance 1850-1899'.B81 'Naissance 1850-1899'.B79:'Naissance 1850-1899'.B79 'Naissance 1850-1899'.D79:'Naissance 1850-1899'.D79 'Naissance 1850-1899'.F79:'Naissance 1850-1899'.F79 'Naissance 1850-1899'.H81:'Naissance 1850-1899'.H81 'Naissance 1850-1899'.D81:'Naissance 1850-1899'.F81 'Naissance 1850-1899'.B83:'Naissance 1850-1899'.B83 'Naissance 1850-1899'.D83:'Naissance 1850-1899'.F83 'Naissance 1850-1899'.H83:'Naissance 1850-1899'.H83 'Naissance 1850-1899'.B85:'Naissance 1850-1899'.B85 'Naissance 1850-1899'.D85:'Naissance 1850-1899'.F85 'Naissance 1850-1899'.H85:'Naissance 1850-1899'.H85">
            <calcext:condition calcext:apply-style-name="Valeur Renseignée" calcext:value="!=&quot;&quot;" calcext:base-cell-address="'Naissance 1850-1899'.A26"/>
            <calcext:condition calcext:apply-style-name="Valeur Non Renseigné" calcext:value="=&quot;&quot;" calcext:base-cell-address="'Naissance 1850-1899'.A26"/>
          </calcext:conditional-format>
        </calcext:conditional-formats>
      </table:table>
      <table:table table:name="Décès 1900-1999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uton 1" form:control-implementation="ooo:com.sun.star.form.component.CommandButton" xml:id="control3" form:id="control3" form:label="Copie dans presse papi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4.478cm" svg:height="0.85cm" svg:x="23.228cm" svg:y="12.059cm" draw:control="control3"/>
        </table:shapes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6" table:default-cell-style-name="ce37"/>
        <table:table-column table:style-name="co11" table:default-cell-style-name="Default"/>
        <table:table-column table:style-name="co13" table:default-cell-style-name="Default"/>
        <table:table-row table:style-name="ro1">
          <table:table-cell table:style-name="ce14" office:value-type="string" calcext:value-type="string">
            <text:p>Plages nommées</text:p>
          </table:table-cell>
          <table:table-cell table:style-name="Default" table:number-columns-repeated="3"/>
          <table:table-cell table:style-name="ce37" office:value-type="string" calcext:value-type="string">
            <text:p>Exemple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8" office:value-type="string" calcext:value-type="string">
            <text:p>Source</text:p>
          </table:table-cell>
          <table:table-cell table:style-name="ce55" office:value-type="string" calcext:value-type="string">
            <text:p>Source</text:p>
          </table:table-cell>
          <table:table-cell table:style-name="ce83" office:value-type="string" calcext:value-type="string" table:number-columns-spanned="2" table:number-rows-spanned="1">
            <text:p>Soultz-les-Bains - Etat civil - Registre de naissances 1904</text:p>
          </table:table-cell>
          <table:covered-table-cell table:style-name="ce87"/>
          <table:table-cell table:style-name="ce37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" office:value-type="string" calcext:value-type="string">
            <text:p>SourceTexte</text:p>
          </table:table-cell>
          <table:table-cell table:style-name="ce56" office:value-type="string" calcext:value-type="string">
            <text:p>Registre</text:p>
          </table:table-cell>
          <table:table-cell table:style-name="ce59" office:value-type="string" calcext:value-type="string">
            <text:p>Numéro</text:p>
          </table:table-cell>
          <table:table-cell table:style-name="ce53" office:value-type="float" office:value="13" calcext:value-type="float">
            <text:p>13</text:p>
          </table:table-cell>
          <table:table-cell table:style-name="ce38" office:value-type="float" office:value="13" calcext:value-type="float">
            <text:p>1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6" office:value-type="string" calcext:value-type="string">
            <text:p>CitationTexte</text:p>
          </table:table-cell>
          <table:table-cell table:style-name="ce59"/>
          <table:table-cell table:style-name="ce59" office:value-type="string" calcext:value-type="string">
            <text:p>Date d'écriture</text:p>
          </table:table-cell>
          <table:table-cell table:style-name="ce54" office:value-type="date" office:date-value="1904-09-27" calcext:value-type="date">
            <text:p>27/09/1904</text:p>
          </table:table-cell>
          <table:table-cell table:style-name="ce39" office:value-type="date" office:date-value="1904-09-27" calcext:value-type="date">
            <text:p>27/09/190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6" office:value-type="string" calcext:value-type="string">
            <text:p>MediaTexte</text:p>
          </table:table-cell>
          <table:table-cell table:style-name="ce59"/>
          <table:table-cell table:style-name="ce59" office:value-type="string" calcext:value-type="string">
            <text:p>Ville </text:p>
          </table:table-cell>
          <table:table-cell table:style-name="ce53" office:value-type="string" calcext:value-type="string">
            <text:p>Sulzbad</text:p>
          </table:table-cell>
          <table:table-cell table:style-name="ce38" office:value-type="string" calcext:value-type="string">
            <text:p>Sultzbad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/>
          <table:table-cell table:style-name="ce59"/>
          <table:table-cell table:style-name="ce59" office:value-type="string" calcext:value-type="string">
            <text:p>Greffier</text:p>
          </table:table-cell>
          <table:table-cell table:style-name="ce53" office:value-type="string" calcext:value-type="string">
            <text:p>Wicker</text:p>
          </table:table-cell>
          <table:table-cell table:style-name="ce38" office:value-type="string" calcext:value-type="string">
            <text:p>Wicker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/>
          <table:table-cell table:style-name="ce21" office:value-type="string" calcext:value-type="string">
            <text:p>Pére</text:p>
          </table:table-cell>
          <table:table-cell table:style-name="ce26" office:value-type="string" calcext:value-type="string">
            <text:p>Nom</text:p>
          </table:table-cell>
          <table:table-cell table:style-name="ce91" office:value-type="string" calcext:value-type="string">
            <text:p>Klugesherz</text:p>
          </table:table-cell>
          <table:table-cell table:style-name="ce38" office:value-type="string" calcext:value-type="string">
            <text:p>Klugesherz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6"/>
          <table:table-cell table:style-name="ce26" office:value-type="string" calcext:value-type="string">
            <text:p>Prénom</text:p>
          </table:table-cell>
          <table:table-cell table:style-name="ce91" office:value-type="string" calcext:value-type="string">
            <text:p>Joseph</text:p>
          </table:table-cell>
          <table:table-cell table:style-name="ce38" office:value-type="string" calcext:value-type="string">
            <text:p>Joseph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6"/>
          <table:table-cell table:style-name="ce26" office:value-type="string" calcext:value-type="string">
            <text:p>Connu</text:p>
          </table:table-cell>
          <table:table-cell table:style-name="ce91" table:content-validation-name="val1" office:value-type="string" calcext:value-type="string">
            <text:p>Oui</text:p>
          </table:table-cell>
          <table:table-cell table:style-name="ce38" office:value-type="string" calcext:value-type="string">
            <text:p>Oui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6"/>
          <table:table-cell table:style-name="ce26" office:value-type="string" calcext:value-type="string">
            <text:p>Métier</text:p>
          </table:table-cell>
          <table:table-cell table:style-name="ce91" table:content-validation-name="val2" office:value-type="string" calcext:value-type="string">
            <text:p>Boulanger</text:p>
          </table:table-cell>
          <table:table-cell table:style-name="ce37" office:value-type="string" calcext:value-type="string">
            <text:p>Le boulanger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6"/>
          <table:table-cell table:style-name="ce26" office:value-type="string" calcext:value-type="string">
            <text:p>Lieu d'habitation</text:p>
          </table:table-cell>
          <table:table-cell table:style-name="ce91" office:value-type="string" calcext:value-type="string">
            <text:p>Sulzbad</text:p>
          </table:table-cell>
          <table:table-cell table:style-name="ce38" office:value-type="string" calcext:value-type="string">
            <text:p>Sultzbad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7" office:value-type="string" calcext:value-type="string">
            <text:p>Mére</text:p>
          </table:table-cell>
          <table:table-cell table:style-name="ce28" office:value-type="string" calcext:value-type="string">
            <text:p>Nom</text:p>
          </table:table-cell>
          <table:table-cell table:style-name="ce92" office:value-type="string" calcext:value-type="string">
            <text:p>Fischer</text:p>
          </table:table-cell>
          <table:table-cell table:style-name="ce38" office:value-type="string" calcext:value-type="string">
            <text:p>Fischer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8"/>
          <table:table-cell table:style-name="ce28" office:value-type="string" calcext:value-type="string">
            <text:p>Prénom</text:p>
          </table:table-cell>
          <table:table-cell table:style-name="ce92" office:value-type="string" calcext:value-type="string">
            <text:p>Viktorin</text:p>
          </table:table-cell>
          <table:table-cell table:style-name="ce38" office:value-type="string" calcext:value-type="string">
            <text:p>Viktori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8"/>
          <table:table-cell table:style-name="ce28" office:value-type="string" calcext:value-type="string">
            <text:p>Statut / Mari</text:p>
          </table:table-cell>
          <table:table-cell table:style-name="ce92" table:content-validation-name="val4" office:value-type="string" calcext:value-type="string">
            <text:p>Son épouse</text:p>
          </table:table-cell>
          <table:table-cell table:style-name="ce38" office:value-type="string" calcext:value-type="string">
            <text:p>Son épous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95" office:value-type="string" calcext:value-type="string">
            <text:p>Enfant</text:p>
          </table:table-cell>
          <table:table-cell table:style-name="ce96" office:value-type="string" calcext:value-type="string">
            <text:p>Prénom</text:p>
          </table:table-cell>
          <table:table-cell table:style-name="ce159" office:value-type="string" calcext:value-type="string">
            <text:p>Karl</text:p>
          </table:table-cell>
          <table:table-cell table:style-name="ce40" office:value-type="string" calcext:value-type="string">
            <text:p>Karl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95"/>
          <table:table-cell table:style-name="ce96" office:value-type="string" calcext:value-type="string">
            <text:p>Prénom Francisé</text:p>
          </table:table-cell>
          <table:table-cell table:style-name="ce159" office:value-type="string" calcext:value-type="string">
            <text:p>Charles</text:p>
          </table:table-cell>
          <table:table-cell table:style-name="ce40" office:value-type="string" calcext:value-type="string">
            <text:p>Charle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95"/>
          <table:table-cell table:style-name="ce96" office:value-type="string" calcext:value-type="string">
            <text:p>Age du décès (unités)</text:p>
          </table:table-cell>
          <table:table-cell table:style-name="ce159" table:content-validation-name="val7" office:value-type="string" calcext:value-type="string">
            <text:p>Années</text:p>
          </table:table-cell>
          <table:table-cell table:style-name="ce40" office:value-type="string" calcext:value-type="string">
            <text:p>Anné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95"/>
          <table:table-cell table:style-name="ce96" office:value-type="string" calcext:value-type="string">
            <text:p>Age du décès</text:p>
          </table:table-cell>
          <table:table-cell table:style-name="ce105" office:value-type="float" office:value="4.75" calcext:value-type="float">
            <text:p>4,75</text:p>
          </table:table-cell>
          <table:table-cell table:style-name="ce113" office:value-type="float" office:value="4.75" calcext:value-type="float">
            <text:p>4,7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95"/>
          <table:table-cell table:style-name="ce96" office:value-type="string" calcext:value-type="string">
            <text:p>Religion</text:p>
          </table:table-cell>
          <table:table-cell table:style-name="ce161" table:content-validation-name="val3" office:value-type="string" calcext:value-type="string">
            <text:p>Catholique</text:p>
          </table:table-cell>
          <table:table-cell table:style-name="ce40" office:value-type="string" calcext:value-type="string">
            <text:p>Catholiqu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95"/>
          <table:table-cell table:style-name="ce96" office:value-type="string" calcext:value-type="string">
            <text:p>Né</text:p>
          </table:table-cell>
          <table:table-cell table:style-name="ce161" office:value-type="string" calcext:value-type="string">
            <text:p>Sulzbad</text:p>
          </table:table-cell>
          <table:table-cell table:style-name="ce40" office:value-type="string" calcext:value-type="string">
            <text:p>Sultzbad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95"/>
          <table:table-cell table:style-name="ce96" office:value-type="string" calcext:value-type="string">
            <text:p>Lieu d'habitation</text:p>
          </table:table-cell>
          <table:table-cell table:style-name="ce161" office:value-type="string" calcext:value-type="string">
            <text:p>Sulzbad</text:p>
          </table:table-cell>
          <table:table-cell table:style-name="ce40" office:value-type="string" calcext:value-type="string">
            <text:p>Sultzbad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96"/>
          <table:table-cell table:style-name="ce96" office:value-type="string" calcext:value-type="string">
            <text:p>Sexe</text:p>
          </table:table-cell>
          <table:table-cell table:style-name="ce161" table:content-validation-name="val6" office:value-type="string" calcext:value-type="string">
            <text:p>Garçon</text:p>
          </table:table-cell>
          <table:table-cell table:style-name="ce40" office:value-type="string" calcext:value-type="string">
            <text:p>Garço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96"/>
          <table:table-cell table:style-name="ce96" office:value-type="string" calcext:value-type="string">
            <text:p>Date de décès</text:p>
          </table:table-cell>
          <table:table-cell table:style-name="ce107" office:value-type="date" office:date-value="1904-09-27" calcext:value-type="date">
            <text:p>27/09/1904</text:p>
          </table:table-cell>
          <table:table-cell table:style-name="ce39" office:value-type="date" office:date-value="1904-09-27" calcext:value-type="date">
            <text:p>27/09/190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96"/>
          <table:table-cell table:style-name="ce96" office:value-type="string" calcext:value-type="string">
            <text:p>Heure de Décès <text:span text:style-name="T1">(/24 heures)</text:span></text:p>
          </table:table-cell>
          <table:table-cell table:style-name="ce108" office:value-type="time" office:time-value="PT02H00M00S" calcext:value-type="time">
            <text:p>02:00</text:p>
          </table:table-cell>
          <table:table-cell table:style-name="ce74" office:value-type="time" office:time-value="PT02H00M00S" calcext:value-type="time">
            <text:p>02:00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>
            <text:p>Les zones ci-dessous peuvent bien entendu être modifiées manuellement</text:p>
          </table:table-cell>
          <table:table-cell table:style-name="ce1" table:number-columns-repeated="2"/>
          <table:table-cell table:style-name="Default" table:number-columns-repeated="3"/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.</text:p>
          </table:table-cell>
          <table:table-cell table:style-name="ce151" table:formula="of:=IF([.D$3]=&quot;&quot;;&quot;&quot;;[.D$3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46" table:formula="of:=IF([.D$5]=&quot;&quot;;&quot;&quot;;[.D$5])" office:value-type="string" office:string-value="Sulzbad" calcext:value-type="string">
            <text:p>Sulzbad</text:p>
          </table:table-cell>
          <table:table-cell table:style-name="ce79" office:value-type="string" calcext:value-type="string">
            <text:p>, am</text:p>
          </table:table-cell>
          <table:table-cell table:style-name="ce146" table:formula="of:=IF([.D$4]=&quot;&quot;;&quot;&quot;;DAY([.D$4]))" office:value-type="float" office:value="27" calcext:value-type="float">
            <text:p>27</text:p>
          </table:table-cell>
          <table:table-cell table:style-name="ce79" office:value-type="string" calcext:value-type="string">
            <text:p>.</text:p>
          </table:table-cell>
          <table:table-cell table:style-name="ce170" table:formula="of:=IF([.D$4]=&quot;&quot;;&quot;&quot;;[.D$4])" office:value-type="date" office:date-value="1904-09-27" calcext:value-type="date">
            <text:p>September</text:p>
          </table:table-cell>
          <table:table-cell table:style-name="ce157" table:formula="of:=IF([.D$4]=&quot;&quot;;&quot;&quot;;YEAR([.D$4]))" office:value-type="float" office:value="1904" calcext:value-type="float">
            <text:p>190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&lt;br&gt;</text:p>
          </table:table-cell>
          <table:table-cell table:style-name="ce45"/>
          <table:table-cell table:style-name="ce46"/>
        </table:table-row>
        <table:table-row table:style-name="ro1">
          <table:table-cell office:value-type="string" calcext:value-type="string">
            <text:p>Vor dem unterzeichneten Standesbeamten erschien heute, der Persönlichkeit nach</text:p>
          </table:table-cell>
          <table:table-cell table:number-columns-repeated="4"/>
          <table:table-cell table:style-name="ce170" table:formula="of:=IF([.D$9]=&quot;Oui&quot;;&quot;bekannt&quot;;IF([.D$9]=&quot;Non&quot;;&quot;unbekannt&quot;;&quot;&quot;))" office:value-type="string" office:string-value="bekannt" calcext:value-type="string">
            <text:p>bekan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</text:p>
          </table:table-cell>
          <table:table-cell table:style-name="ce119" table:formula="of:=IF([.D$10]=&quot;&quot;;&quot;&quot;;INDEX([Configuration.$C5:.$C9];MATCH([.D$10];[Configuration.$B5:.$B9];0)))" office:value-type="string" office:string-value="Bäckermeister" calcext:value-type="string">
            <text:p>Bäckermeister</text:p>
          </table:table-cell>
          <table:table-cell table:style-name="ce146" table:formula="of:=IF([.D$8]=&quot;&quot;;&quot;&quot;;[.D$8])" office:value-type="string" office:string-value="Joseph" calcext:value-type="string">
            <text:p>Joseph</text:p>
          </table:table-cell>
          <table:table-cell table:style-name="ce146" table:formula="of:=IF([.$D$7]=&quot;&quot;;&quot;&quot;;[.$D$7])" office:value-type="string" office:string-value="Klugesherz" calcext:value-type="string">
            <text:p>Klugesher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hnhaft in</text:p>
          </table:table-cell>
          <table:table-cell table:style-name="ce146" table:formula="of:=IF([.D$11]=&quot;&quot;;&quot;&quot;;[.D$11])" office:value-type="string" office:string-value="Sulzbad" calcext:value-type="string">
            <text:p>Sulzb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zeigte an, daß</text:p>
          </table:table-cell>
          <table:table-cell table:style-name="ce146" table:formula="of:=IF([.D$15]=&quot;&quot;;&quot;&quot;;[.D$15])" office:value-type="string" office:string-value="Karl" calcext:value-type="string">
            <text:p>Karl</text:p>
          </table:table-cell>
          <table:table-cell table:style-name="ce146" table:formula="of:=IF([.$D$7]=&quot;&quot;;&quot;&quot;;[.$D$7])" office:value-type="string" office:string-value="Klugesherz" calcext:value-type="string">
            <text:p>Klugesherz</text:p>
          </table:table-cell>
          <table:table-cell table:number-columns-repeated="6"/>
        </table:table-row>
        <table:table-row table:style-name="ro1">
          <table:table-cell table:style-name="ce146" table:formula="of:=IF([.D$18]=&quot;&quot;;&quot;&quot;;[.D$18])" office:value-type="float" office:value="4.75" calcext:value-type="float">
            <text:p>4,75</text:p>
          </table:table-cell>
          <table:table-cell table:style-name="ce146" table:formula="of:=IF([.D$17]=&quot;Jours&quot;;&quot;Tage&quot;;IF([.D$17]=&quot;Mois&quot;;&quot;Monate&quot;;IF([.D$17]=&quot;Années&quot;;&quot;Jahre&quot;;&quot;&quot;)))" office:value-type="string" office:string-value="Jahre" calcext:value-type="string">
            <text:p>Jahre</text:p>
          </table:table-cell>
          <table:table-cell table:style-name="ce146" office:value-type="string" calcext:value-type="string">
            <text:p>alt,</text:p>
          </table:table-cell>
          <table:table-cell table:style-name="ce146" table:formula="of:=IF([.D$19]=&quot;Catholique&quot;;&quot;katholischer&quot;;IF([.D$19]=&quot;Protestante&quot;;&quot;protestantischer&quot;;IF([.D$19]=&quot;Evangélique&quot;;&quot;evangelischer&quot;;&quot;&quot;)))" office:value-type="string" office:string-value="katholischer" calcext:value-type="string">
            <text:p>katholischer</text:p>
          </table:table-cell>
          <table:table-cell office:value-type="string" calcext:value-type="string">
            <text:p>Relig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hnhaft in</text:p>
          </table:table-cell>
          <table:table-cell table:style-name="ce146" table:formula="of:=IF([.$D$21]=&quot;&quot;;&quot;&quot;;[.$D$21])" office:value-type="string" office:string-value="Sulzbad" calcext:value-type="string">
            <text:p>Sulzbad</text:p>
          </table:table-cell>
          <table:table-cell office:value-type="string" calcext:value-type="string">
            <text:p>geboren zu</text:p>
          </table:table-cell>
          <table:table-cell table:style-name="ce146" table:formula="of:=IF([.$D$20]=&quot;&quot;;&quot;&quot;;[.$D$20])" office:value-type="string" office:string-value="Sulzbad" calcext:value-type="string">
            <text:p>Sulzbad</text:p>
          </table:table-cell>
          <table:table-cell table:number-columns-repeated="5"/>
        </table:table-row>
        <table:table-row table:style-name="ro1">
          <table:table-cell table:style-name="ce93" table:formula="of:=IF([.D$22]=&quot;--&quot;;&quot;&quot;;IF([.D$22]=&quot;Fille&quot;;&quot;Tochter&quot;;&quot;Son&quot;))" office:value-type="string" office:string-value="Son" calcext:value-type="string">
            <text:p>Son</text:p>
          </table:table-cell>
          <table:table-cell table:number-columns-repeated="2" table:style-name="ce146" office:value-type="string" calcext:value-type="string">
            <text:p>??</text:p>
          </table:table-cell>
          <table:table-cell office:value-type="string" calcext:value-type="string">
            <text:p>und</text:p>
          </table:table-cell>
          <table:table-cell table:style-name="ce146" table:formula="of:=IF([.D$14]=&quot;Son épouse&quot;;&quot;, seiner Ehefrau&quot;;&quot;&quot;)" office:value-type="string" office:string-value=", seiner Ehefrau" calcext:value-type="string">
            <text:p>, seiner Ehefrau</text:p>
          </table:table-cell>
          <table:table-cell table:number-columns-repeated="4"/>
        </table:table-row>
        <table:table-row table:style-name="ro1">
          <table:table-cell table:style-name="ce146" table:formula="of:=IF([.$D$13]=&quot;&quot;;&quot;&quot;;[.$D$13])" office:value-type="string" office:string-value="Viktorin" calcext:value-type="string">
            <text:p>Viktorin</text:p>
          </table:table-cell>
          <table:table-cell table:style-name="ce146" table:formula="of:=IF([.$D$7]=&quot;&quot;;&quot;&quot;;[.$D$7])" office:value-type="string" office:string-value="Klugesherz" calcext:value-type="string">
            <text:p>Klugesherz</text:p>
          </table:table-cell>
          <table:table-cell table:style-name="ce101" office:value-type="string" calcext:value-type="string">
            <text:p>, geborenen</text:p>
          </table:table-cell>
          <table:table-cell table:style-name="ce115" table:formula="of:=IF([.$D$12]=&quot;&quot;;&quot;&quot;;[.$D$12])" office:value-type="string" office:string-value="Fischer" calcext:value-type="string">
            <text:p>Fisc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u</text:p>
          </table:table-cell>
          <table:table-cell table:style-name="ce146" table:formula="of:=IF([.D$5]=&quot;&quot;;&quot;&quot;;[.D$5])" office:value-type="string" office:string-value="Sulzbad" calcext:value-type="string">
            <text:p>Sulzb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</text:p>
          </table:table-cell>
          <table:table-cell table:style-name="ce153" table:formula="of:=IF([.D$23]=&quot;&quot;;&quot;&quot;;IF(DAY([.D$23])&lt;=29;CHOOSE(DAY([.D$23]);&quot;ers&quot;;&quot;zwei&quot;;&quot;drit&quot;;&quot;vier&quot;;&quot;fünf&quot;;&quot;sechs&quot;;&quot;sieb&quot;;&quot;ach&quot;;&quot;neun&quot;;&quot;zehn&quot;;&quot;elf&quot;;&quot;zwölf&quot;;&quot;dreizehn&quot;;&quot;vierzehn&quot;;&quot;fünfzehn&quot;;&quot;sechzehn&quot;;&quot;siebzehn&quot;;&quot;achtzehn&quot;;&quot;neunzehn&quot;;&quot;zwanzigs&quot;;&quot;einundzwanzigs&quot;;&quot;zweiundzwanzigs&quot;;&quot;dreiundzwanzigs&quot;;&quot;vierundzwanzigs&quot;;&quot;fünfundzwanzigs&quot;;&quot;sechundzwanzigs&quot;;&quot;siebundzwanzigs&quot;;&quot;achtundzwanzigs&quot;;&quot;neunundzwanzigs&quot;;);CHOOSE((DAY([.D$23])-29);&quot;dreißigs&quot;;&quot;einunddreißigs&quot;)))" office:value-type="string" office:string-value="siebundzwanzigs" calcext:value-type="string">
            <text:p>siebundzwanzigs</text:p>
          </table:table-cell>
          <table:table-cell office:value-type="string" calcext:value-type="string">
            <text:p>ten</text:p>
          </table:table-cell>
          <table:table-cell table:style-name="ce165" table:formula="of:=IF([.D$23]=&quot;&quot;;&quot;&quot;;[.D$23])" office:value-type="date" office:date-value="1904-09-27" calcext:value-type="date">
            <text:p>Septemb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 Jahres tausend neunhundert</text:p>
          </table:table-cell>
          <table:table-cell/>
          <table:table-cell table:style-name="ce146" table:formula="of:=IF([.D$23]=&quot;&quot;;&quot;&quot;; ORG.NUMBERTEXT.NUMBERTEXT(YEAR([.D$23])-1900 - (ROUNDDOWN((YEAR([.D$18])-1900)/10))*10;&quot;de&quot;) )" office:value-type="string" office:string-value="Vier" calcext:value-type="string">
            <text:p>Vier</text:p>
          </table:table-cell>
          <table:table-cell table:number-columns-repeated="6"/>
        </table:table-row>
        <table:table-row table:style-name="ro1">
          <table:table-cell table:style-name="ce146" table:formula="of:=IF([.D$24]=&quot;&quot;;&quot;&quot;;IF(HOUR([.D$24])&gt;=12;&quot;, Nachmittags&quot;;&quot;, Vormittags&quot;))" office:value-type="string" office:string-value=", Vormittags" calcext:value-type="string">
            <text:p>, Vormittags</text:p>
          </table:table-cell>
          <table:table-cell table:style-name="ce146" office:value-type="string" calcext:value-type="string">
            <text:p>um</text:p>
          </table:table-cell>
          <table:table-cell table:style-name="ce157" table:formula="of:=IF([.D$24]=&quot;&quot;;&quot;&quot;;IF(HOUR([.D$24])&gt;=12;ORG.NUMBERTEXT.NUMBERTEXT(HOUR([.D$24])-12;&quot;de&quot;);ORG.NUMBERTEXT.NUMBERTEXT(HOUR([.D$24]);&quot;de&quot;)  ))" office:value-type="string" office:string-value="Zwei" calcext:value-type="string">
            <text:p>Zwei</text:p>
          </table:table-cell>
          <table:table-cell office:value-type="string" calcext:value-type="string">
            <text:p>Uh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storben sei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rgelesen, genehmigt und </text:p>
          </table:table-cell>
          <table:table-cell/>
          <table:table-cell table:style-name="ce51" office:value-type="string" calcext:value-type="string">
            <text:p>unterschrieben</text:p>
          </table:table-cell>
          <table:table-cell table:number-columns-repeated="3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table:style-name="ce146" table:formula="of:=IF([.$D$8]=&quot;&quot;;&quot;&quot;;[.$D$8])" office:value-type="string" office:string-value="Joseph" calcext:value-type="string">
            <text:p>Joseph</text:p>
          </table:table-cell>
          <table:table-cell table:style-name="ce146" table:formula="of:=IF([.$D$7]=&quot;&quot;;&quot;&quot;;[.$D$7])" office:value-type="string" office:string-value="Klugesherz" calcext:value-type="string">
            <text:p>Klugesher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r Standesbeamter</text:p>
          </table:table-cell>
          <table:table-cell table:number-columns-repeated="8"/>
        </table:table-row>
        <table:table-row table:style-name="ro1">
          <table:table-cell table:style-name="ce146" table:formula="of:=IF([.D$6]=&quot;&quot;;&quot;&quot;;[.D$6])" office:value-type="string" office:string-value="Wicker" calcext:value-type="string">
            <text:p>Wicker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Uebereinstimmung mit dem Hauptregister beglaubigt</text:p>
          </table:table-cell>
          <table:table-cell table:number-columns-repeated="8"/>
        </table:table-row>
        <table:table-row table:style-name="ro1">
          <table:table-cell table:style-name="ce146" table:formula="of:=IF([.D$5]=&quot;&quot;;&quot;&quot;;[.D$5])" office:value-type="string" office:string-value="Sulzbad" calcext:value-type="string">
            <text:p>Sulzbad</text:p>
          </table:table-cell>
          <table:table-cell table:style-name="ce79" office:value-type="string" calcext:value-type="string">
            <text:p>, am</text:p>
          </table:table-cell>
          <table:table-cell table:style-name="ce146" table:formula="of:=IF([.D$4]=&quot;&quot;;&quot;&quot;;DAY([.D$4]))" office:value-type="float" office:value="27" calcext:value-type="float">
            <text:p>27</text:p>
          </table:table-cell>
          <table:table-cell office:value-type="string" calcext:value-type="string">
            <text:p>ten</text:p>
          </table:table-cell>
          <table:table-cell table:style-name="ce170" table:formula="of:=IF([.D$4]=&quot;&quot;;&quot;&quot;;[.D$4])" office:value-type="date" office:date-value="1904-09-27" calcext:value-type="date">
            <text:p>September</text:p>
          </table:table-cell>
          <table:table-cell table:style-name="ce146" table:formula="of:=IF([.D$4]=&quot;&quot;;&quot;&quot;;YEAR([.D$4]))" office:value-type="float" office:value="1904" calcext:value-type="float">
            <text:p>1904</text:p>
          </table:table-cell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Standesbeamten</text:p>
          </table:table-cell>
          <table:table-cell table:number-columns-repeated="8"/>
        </table:table-row>
        <table:table-row table:style-name="ro1">
          <table:table-cell table:style-name="ce146" table:formula="of:=IF([.D$6]=&quot;&quot;;&quot;&quot;;[.D$6])" office:value-type="string" office:string-value="Wicker" calcext:value-type="string">
            <text:p>Wicker</text:p>
          </table:table-cell>
          <table:table-cell table:number-columns-repeated="8"/>
        </table:table-row>
        <table:table-row table:style-name="ro1">
          <table:table-cell table:style-name="Default"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N°</text:p>
          </table:table-cell>
          <table:table-cell table:style-name="ce151" table:formula="of:=IF([.$D$3]=&quot;&quot;;&quot;&quot;;[.$D$3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46" table:formula="of:=IF([.D$5]=&quot;&quot;;&quot;&quot;;[.D$5])" office:value-type="string" office:string-value="Sulzbad" calcext:value-type="string">
            <text:p>Sulzbad</text:p>
          </table:table-cell>
          <table:table-cell table:style-name="ce79" office:value-type="string" calcext:value-type="string">
            <text:p>le</text:p>
          </table:table-cell>
          <table:table-cell table:style-name="ce146" table:formula="of:=IF([.D$4]=&quot;&quot;;&quot;&quot;;DAY([.D$4]))" office:value-type="float" office:value="27" calcext:value-type="float">
            <text:p>27</text:p>
          </table:table-cell>
          <table:table-cell table:style-name="ce166" table:formula="of:=IF([.D$4]=&quot;&quot;;&quot;&quot;;[.D$4])" office:value-type="date" office:date-value="1904-09-27" calcext:value-type="date">
            <text:p>septembre</text:p>
          </table:table-cell>
          <table:table-cell table:style-name="ce157" table:formula="of:=IF([.D$4]=&quot;&quot;;&quot;&quot;;YEAR([.D$4]))"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ant l’officier d’état civil soussigné s’est aujourd’hui présenté en personne</text:p>
          </table:table-cell>
          <table:table-cell table:number-columns-repeated="3"/>
          <table:table-cell table:style-name="ce146" table:formula="of:=IF([.D$9]=&quot;Oui&quot;;&quot;connu&quot;;IF([.D$9]=&quot;Non&quot;;&quot;non connu&quot;;&quot;&quot;))" office:value-type="string" office:string-value="connu" calcext:value-type="string">
            <text:p>conn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</text:p>
          </table:table-cell>
          <table:table-cell table:style-name="ce119" table:formula="of:=IF([.D$10]=&quot;&quot;;&quot;&quot;;LOWER([.D$10]))" office:value-type="string" office:string-value="boulanger" calcext:value-type="string">
            <text:p>boulanger</text:p>
          </table:table-cell>
          <table:table-cell table:style-name="ce146" table:formula="of:=IF([.D$8]=&quot;&quot;;&quot;&quot;;[.D$8])" office:value-type="string" office:string-value="Joseph" calcext:value-type="string">
            <text:p>Joseph</text:p>
          </table:table-cell>
          <table:table-cell table:style-name="ce146" table:formula="of:=IF([.$D$7]=&quot;&quot;;&quot;&quot;;[.$D$7])" office:value-type="string" office:string-value="Klugesherz" calcext:value-type="string">
            <text:p>Klugesher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icilié à</text:p>
          </table:table-cell>
          <table:table-cell table:style-name="ce146" table:formula="of:=IF([.D$11]=&quot;&quot;;&quot;&quot;;[.D$11])" office:value-type="string" office:string-value="Sulzbad" calcext:value-type="string">
            <text:p>Sulzbad</text:p>
          </table:table-cell>
          <table:table-cell office:value-type="string" calcext:value-type="string">
            <text:p>,et a déclaré que</text:p>
          </table:table-cell>
          <table:table-cell/>
          <table:table-cell table:style-name="ce146" table:formula="of:=IF([.$D$15]=&quot;&quot;;&quot;&quot;;[.$D$15])" office:value-type="string" office:string-value="Karl" calcext:value-type="string">
            <text:p>Karl</text:p>
          </table:table-cell>
          <table:table-cell table:style-name="ce146" table:formula="of:=IF([.D$7]=&quot;&quot;;&quot;&quot;;[.D$7])" office:value-type="string" office:string-value="Klugesherz" calcext:value-type="string">
            <text:p>Klugesher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é de </text:p>
          </table:table-cell>
          <table:table-cell table:formula="of:=IF([.D$18]=&quot;&quot;;&quot;&quot;;[.D$18])" office:value-type="float" office:value="4.75" calcext:value-type="float">
            <text:p>4,75</text:p>
          </table:table-cell>
          <table:table-cell table:style-name="ce146" table:formula="of:=IF([.D$17]=&quot;&quot;;&quot;&quot;;[.D$17])" office:value-type="string" office:string-value="Années" calcext:value-type="string">
            <text:p>Années</text:p>
          </table:table-cell>
          <table:table-cell office:value-type="string" calcext:value-type="string">
            <text:p>habitant</text:p>
          </table:table-cell>
          <table:table-cell table:style-name="ce146" table:formula="of:=IF([.$D$21]=&quot;&quot;;&quot;&quot;;[.$D$21])" office:value-type="string" office:string-value="Sulzbad" calcext:value-type="string">
            <text:p>Sulzb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 né à</text:p>
          </table:table-cell>
          <table:table-cell table:style-name="ce146" table:formula="of:=IF([.$D$20]=&quot;&quot;;&quot;&quot;;[.$D$20])" office:value-type="string" office:string-value="Sulzbad" calcext:value-type="string">
            <text:p>Sulzbad</text:p>
          </table:table-cell>
          <table:table-cell table:number-columns-repeated="7"/>
        </table:table-row>
        <table:table-row table:style-name="ro1">
          <table:table-cell table:style-name="ce146" table:formula="of:=IF([.D$22]=&quot;--&quot;;&quot;&quot;;IF([.D$22]=&quot;Fille&quot;;&quot;fille de&quot;;&quot;fils de&quot;))" office:value-type="string" office:string-value="fils de" calcext:value-type="string">
            <text:p>fils de</text:p>
          </table:table-cell>
          <table:table-cell table:style-name="ce146" table:formula="of:=IF([.$D$13]=&quot;&quot;;&quot;&quot;;[.$D$13])" office:value-type="string" office:string-value="Viktorin" calcext:value-type="string">
            <text:p>Viktorin</text:p>
          </table:table-cell>
          <table:table-cell table:style-name="ce146" table:formula="of:=IF([.$D$7]=&quot;&quot;;&quot;&quot;;[.$D$7])" office:value-type="string" office:string-value="Klugesherz" calcext:value-type="string">
            <text:p>Klugesherz</text:p>
          </table:table-cell>
          <table:table-cell table:style-name="ce101" office:value-type="string" calcext:value-type="string">
            <text:p>née</text:p>
          </table:table-cell>
          <table:table-cell table:style-name="ce115" table:formula="of:=IF([.$D$12]=&quot;&quot;;&quot;&quot;;[.$D$12])" office:value-type="string" office:string-value="Fischer" calcext:value-type="string">
            <text:p>Fischer</text:p>
          </table:table-cell>
          <table:table-cell table:style-name="ce146" table:formula="of:=IF([.D$14]=&quot;--&quot;;&quot;&quot;;LOWER([.D$14]))" office:value-type="string" office:string-value="son épouse" calcext:value-type="string">
            <text:p>son épo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à</text:p>
          </table:table-cell>
          <table:table-cell table:style-name="ce146" table:formula="of:=IF([.D$5]=&quot;&quot;;&quot;&quot;;[.D$5])" office:value-type="string" office:string-value="Sulzbad" calcext:value-type="string">
            <text:p>Sulzbad</text:p>
          </table:table-cell>
          <table:table-cell table:number-columns-repeated="7"/>
        </table:table-row>
        <table:table-row table:style-name="ro4">
          <table:table-cell table:style-name="ce7" office:value-type="string" calcext:value-type="string">
            <text:p>est décèdé le</text:p>
          </table:table-cell>
          <table:table-cell table:style-name="ce154" table:formula="of:=IF([.$D$23]=&quot;&quot;;&quot;&quot;;[.$D$23])" office:value-type="date" office:date-value="1904-09-27" calcext:value-type="date">
            <text:p>27 septembre 1904</text:p>
          </table:table-cell>
          <table:table-cell table:style-name="ce79" office:value-type="string" calcext:value-type="string">
            <text:p>à</text:p>
          </table:table-cell>
          <table:table-cell table:style-name="ce167" table:formula="of:=IF([.$D$24]=&quot;&quot;;&quot;&quot;;[.$D$24])" office:value-type="time" office:time-value="PT02H00M00S" calcext:value-type="time">
            <text:p>02:00</text:p>
          </table:table-cell>
          <table:table-cell office:value-type="string" calcext:value-type="string">
            <text:p>heure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, approuvé et </text:p>
          </table:table-cell>
          <table:table-cell table:style-name="ce51" office:value-type="string" calcext:value-type="string">
            <text:p>signé</text:p>
          </table:table-cell>
          <table:table-cell table:number-columns-repeated="7"/>
        </table:table-row>
        <table:table-row table:style-name="ro1">
          <table:table-cell table:style-name="ce146" table:formula="of:=IF([.$D$8]=&quot;&quot;;&quot;&quot;;[.$D$8])" office:value-type="string" office:string-value="Joseph" calcext:value-type="string">
            <text:p>Joseph</text:p>
          </table:table-cell>
          <table:table-cell table:style-name="ce146" table:formula="of:=IF([.$D$7]=&quot;&quot;;&quot;&quot;;[.$D$7])" office:value-type="string" office:string-value="Klugesherz" calcext:value-type="string">
            <text:p>Klugesherz</text:p>
          </table:table-cell>
          <table:table-cell table:number-columns-repeated="4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greffier:</text:p>
          </table:table-cell>
          <table:table-cell table:number-columns-repeated="8"/>
        </table:table-row>
        <table:table-row table:style-name="ro1">
          <table:table-cell table:style-name="ce146" table:formula="of:=IF([.D$6]=&quot;&quot;;&quot;&quot;;[.D$6])" office:value-type="string" office:string-value="Wicker" calcext:value-type="string">
            <text:p>Wicker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ifié conforme au registre principal</text:p>
          </table:table-cell>
          <table:table-cell table:number-columns-repeated="8"/>
        </table:table-row>
        <table:table-row table:style-name="ro1">
          <table:table-cell table:style-name="ce146" table:formula="of:=IF([.D$5]=&quot;&quot;;&quot;&quot;;[.D$5])" office:value-type="string" office:string-value="Sulzbad" calcext:value-type="string">
            <text:p>Sulzbad</text:p>
          </table:table-cell>
          <table:table-cell table:style-name="ce79" office:value-type="string" calcext:value-type="string">
            <text:p>le</text:p>
          </table:table-cell>
          <table:table-cell table:style-name="ce146" table:formula="of:=IF([.D$4]=&quot;&quot;;&quot;&quot;;DAY([.D$4]))" office:value-type="float" office:value="27" calcext:value-type="float">
            <text:p>27</text:p>
          </table:table-cell>
          <table:table-cell table:style-name="ce166" table:formula="of:=IF([.D$4]=&quot;&quot;;&quot;&quot;;[.D$4])" office:value-type="date" office:date-value="1904-09-27" calcext:value-type="date">
            <text:p>septembre</text:p>
          </table:table-cell>
          <table:table-cell table:style-name="ce157" table:formula="of:=IF([.D$4]=&quot;&quot;;&quot;&quot;;YEAR([.D$4]))" office:value-type="float" office:value="1904" calcext:value-type="float">
            <text:p>1904</text:p>
          </table:table-cell>
          <table:table-cell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registraire</text:p>
          </table:table-cell>
          <table:table-cell table:number-columns-repeated="8"/>
        </table:table-row>
        <table:table-row table:style-name="ro1">
          <table:table-cell table:style-name="ce146" table:formula="of:=IF([.D$6]=&quot;&quot;;&quot;&quot;;[.D$6])" office:value-type="string" office:string-value="Wicker" calcext:value-type="string">
            <text:p>Wicker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47" office:value-type="string" calcext:value-type="string">
            <text:p>Détail de la citation : Décès</text:p>
          </table:table-cell>
          <table:table-cell table:style-name="Default" table:number-columns-repeated="5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table:style-name="ce51" office:value-type="string" calcext:value-type="string">
            <text:p>Registre N°</text:p>
          </table:table-cell>
          <table:table-cell table:style-name="ce155" table:formula="of:=IF([.$D$3]=&quot;&quot;;&quot;&quot;;[.$D$3])" office:value-type="float" office:value="13" calcext:value-type="float">
            <text:p>13</text:p>
          </table:table-cell>
          <table:table-cell table:style-name="ce85" office:value-type="string" calcext:value-type="string">
            <text:p>Décèdé le</text:p>
          </table:table-cell>
          <table:table-cell table:style-name="ce168" table:formula="of:=IF([.$D$23]=&quot;&quot;;&quot;&quot;;[.$D$23])" office:value-type="date" office:date-value="1904-09-27" calcext:value-type="date">
            <text:p>27. septembre 1904</text:p>
          </table:table-cell>
          <table:table-cell table:style-name="ce51" office:value-type="string" calcext:value-type="string">
            <text:p>à </text:p>
          </table:table-cell>
          <table:table-cell table:style-name="ce167" table:formula="of:=IF([.$D$24]=&quot;&quot;;&quot;&quot;;[.$D$24])" office:value-type="time" office:time-value="PT02H00M00S" calcext:value-type="time">
            <text:p>02:00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47" office:value-type="string" calcext:value-type="string">
            <text:p>Média pour Fichier source à attacher</text:p>
          </table:table-cell>
          <table:table-cell table:style-name="Default" table:number-columns-repeated="5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table:style-name="ce148" table:formula="of:=IF([.$D$16]=&quot;&quot;;&quot;&quot;;[.$D$16])" office:value-type="string" office:string-value="Charles" calcext:value-type="string">
            <text:p>Charles</text:p>
          </table:table-cell>
          <table:table-cell table:style-name="ce148" table:formula="of:=IF([.$D$7]=&quot;&quot;;&quot;&quot;;[.$D$7])" office:value-type="string" office:string-value="Klugesherz" calcext:value-type="string">
            <text:p>Klugesherz</text:p>
          </table:table-cell>
          <table:table-cell table:style-name="ce158" table:formula="of:=IF([.$D$23]=&quot;&quot;;&quot;&quot;;[.$D$23])" office:value-type="date" office:date-value="1904-09-27" calcext:value-type="date">
            <text:p>27/09/1904</text:p>
          </table:table-cell>
          <table:table-cell table:style-name="ce104" office:value-type="string" calcext:value-type="string">
            <text:p>:</text:p>
          </table:table-cell>
          <table:table-cell table:style-name="ce51" office:value-type="string" calcext:value-type="string">
            <text:p>Registre de Décès</text:p>
          </table:table-cell>
          <table:table-cell table:style-name="ce51"/>
          <table:table-cell table:number-columns-repeated="3"/>
        </table:table-row>
        <table:named-expressions>
          <table:named-range table:name="CitationTexte" table:base-cell-address="$'Décès 1900-1999'.$A$79" table:cell-range-address="$'Décès 1900-1999'.$A$80:.$G$81"/>
          <table:named-range table:name="MediaTexte" table:base-cell-address="$'Décès 1900-1999'.$A$82" table:cell-range-address="$'Décès 1900-1999'.$A$83:.$G$84"/>
          <table:named-range table:name="Source" table:base-cell-address="$'Décès 1900-1999'.$C$2" table:cell-range-address="$'Décès 1900-1999'.$C$2"/>
          <table:named-range table:name="SourceTexte" table:base-cell-address="$'Décès 1900-1999'.$A$27" table:cell-range-address="$'Décès 1900-1999'.$A$28:.$G$77"/>
        </table:named-expressions>
        <calcext:conditional-formats>
          <calcext:conditional-format calcext:target-range-address="'Décès 1900-1999'.A84:'Décès 1900-1999'.C84 'Décès 1900-1999'.B81:'Décès 1900-1999'.B81 'Décès 1900-1999'.D81:'Décès 1900-1999'.D81 'Décès 1900-1999'.F81:'Décès 1900-1999'.F81 'Décès 1900-1999'.B57:'Décès 1900-1999'.B57 'Décès 1900-1999'.A58:'Décès 1900-1999'.A58 'Décès 1900-1999'.C58:'Décès 1900-1999'.E58 'Décès 1900-1999'.A72:'Décès 1900-1999'.A72 'Décès 1900-1999'.A77:'Décès 1900-1999'.A77 'Décès 1900-1999'.C75:'Décès 1900-1999'.E75 'Décès 1900-1999'.E60:'Décès 1900-1999'.E60 'Décès 1900-1999'.B61:'Décès 1900-1999'.B62 'Décès 1900-1999'.A75:'Décès 1900-1999'.A75 'Décès 1900-1999'.A48:'Décès 1900-1999'.A48 'Décès 1900-1999'.A51:'Décès 1900-1999'.A51 'Décès 1900-1999'.C51:'Décès 1900-1999'.C51 'Décès 1900-1999'.A53:'Décès 1900-1999'.A53 'Décès 1900-1999'.E51:'Décès 1900-1999'.F51 'Décès 1900-1999'.B28:'Décès 1900-1999'.B28 'Décès 1900-1999'.A29:'Décès 1900-1999'.A29 'Décès 1900-1999'.C29:'Décès 1900-1999'.C29 'Décès 1900-1999'.E29:'Décès 1900-1999'.F29 'Décès 1900-1999'.F31:'Décès 1900-1999'.F31 'Décès 1900-1999'.A35:'Décès 1900-1999'.A35 'Décès 1900-1999'.B32:'Décès 1900-1999'.B36 'Décès 1900-1999'.C34:'Décès 1900-1999'.C35 'Décès 1900-1999'.D35:'Décès 1900-1999'.D36 'Décès 1900-1999'.A37:'Décès 1900-1999'.C38 'Décès 1900-1999'.E37:'Décès 1900-1999'.E37 'Décès 1900-1999'.C41:'Décès 1900-1999'.C41 'Décès 1900-1999'.B39:'Décès 1900-1999'.B40 'Décès 1900-1999'.D40:'Décès 1900-1999'.D40 'Décès 1900-1999'.A42:'Décès 1900-1999'.C42 'Décès 1900-1999'.A46:'Décès 1900-1999'.B46 'Décès 1900-1999'.D67:'Décès 1900-1999'.D67 'Décès 1900-1999'.A65:'Décès 1900-1999'.D65 'Décès 1900-1999'.F65:'Décès 1900-1999'.F65 'Décès 1900-1999'.B66:'Décès 1900-1999'.B67 'Décès 1900-1999'.C63:'Décès 1900-1999'.C63 'Décès 1900-1999'.A70:'Décès 1900-1999'.B70 'Décès 1900-1999'.E62:'Décès 1900-1999'.F62 'Décès 1900-1999'.E63:'Décès 1900-1999'.E63 'Décès 1900-1999'.B64:'Décès 1900-1999'.B64 'Décès 1900-1999'.C61:'Décès 1900-1999'.D61 'Décès 1900-1999'.C32:'Décès 1900-1999'.D32">
            <calcext:condition calcext:apply-style-name="Valeur Renseignée" calcext:value="!=&quot;&quot;" calcext:base-cell-address="'Décès 1900-1999'.A28"/>
            <calcext:condition calcext:apply-style-name="Valeur Non Renseigné" calcext:value="=&quot;&quot;" calcext:base-cell-address="'Décès 1900-1999'.A28"/>
          </calcext:conditional-format>
        </calcext:conditional-formats>
      </table:table>
      <table:named-expressions/>
      <table:database-ranges>
        <table:database-range table:name="__Anonymous_Sheet_DB__0" table:target-range-address="Configuration.B4:Configuration.C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Naissance 1800-1850'.H4:'Naissance 1800-1850'.H4" table:orientation="column"/>
        <table:database-range table:name="__Anonymous_Sheet_DB__2" table:target-range-address="'Naissance 1850-1899'.H4:'Naissance 1850-1899'.H4" table:orientation="column"/>
        <table:database-range table:name="__Anonymous_Sheet_DB__3" table:target-range-address="'Décès 1900-1999'.H4:'Décès 1900-1999'.H4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text>TTTT</number:text>
    </number:number-style>
    <number:number-style style:name="N108" number:title="Défini par l'utilisateur">
      <number:number number:decimal-places="0" loext:min-decimal-places="0" number:min-integer-digits="0"/>
    </number:number-style>
    <number:number-style style:name="N109" number:title="Défini par l'utilisateur">
      <number:number number:decimal-places="1" loext:min-decimal-places="1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Valeur_20_Non_20_Renseigné" style:display-name="Valeur Non Renseigné" style:family="table-cell" style:parent-style-name="Text">
      <style:table-cell-properties fo:background-color="#ffff99"/>
    </style:style>
    <style:style style:name="Valeur_20_Renseignée" style:display-name="Valeur Renseignée" style:family="table-cell" style:parent-style-name="Default">
      <style:table-cell-properties fo:background-color="#c1f7f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08:13:01.5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0-06-22T12:05:26.479000000</dc:date>
    <meta:editing-duration>P5DT2H28M27S</meta:editing-duration>
    <meta:editing-cycles>246</meta:editing-cycles>
    <meta:document-statistic meta:table-count="4" meta:cell-count="690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Global oDialog1 As Object
Global clipString As String
Global ToolVersion As String

' ╔══════════════════════════════════════════════════════════════════════════════╗
' ║ MAIN                                                                         ║█
' ╚══════════════════════════════════════════════════════════════════════════════╝█
'  ▀▀▀▀▀▀▀▀▀▀▀▀▀▀▀▀▀▀▀▀▀▀▀▀▀▀▀▀▀▀▀▀▀▀▀▀▀▀▀▀▀▀▀▀▀▀▀▀▀▀▀▀▀▀▀▀▀▀▀▀▀▀▀▀▀▀▀▀▀▀▀▀▀▀▀▀▀▀▀▀

Sub Main

	ToolVersion = "1.0.0"
	StartDialog1()

End Sub


' ╔══════════════════════════════════════════════════════════════════════════════╗
' ║ COPY a Range to a text                                                       ║█
' ╚══════════════════════════════════════════════════════════════════════════════╝█
'  ▀▀▀▀▀▀▀▀▀▀▀▀▀▀▀▀▀▀▀▀▀▀▀▀▀▀▀▀▀▀▀▀▀▀▀▀▀▀▀▀▀▀▀▀▀▀▀▀▀▀▀▀▀▀▀▀▀▀▀▀▀▀▀▀▀▀▀▀▀▀▀▀▀▀▀▀▀▀▀▀

Private function Range_toText( strRange As String, strZone As String ) As String
    Dim oSheet As Object  : oSheet = ThisComponent.CurrentController.ActiveSheet
    Dim oRange As Object  : 'oRange = oSheet.getCellRangebyName( strZone )
    Dim oCell As Object
    Dim i As Integer, j As Integer
    Dim ooutput As String

    Dim oStartColumn As String 
    Dim oEndColumn As String   
    Dim oStartRow As String    
    Dim oEndRow As String      
    
 	If oSheet.NamedRanges.HasByName( strZone ) Then 
	    

		oStartColumn = oSheet.NamedRanges.getByName(strZone).ReferredCells.RangeAddress.StartColumn
		oEndColumn   = oSheet.NamedRanges.getByName(strZone).ReferredCells.RangeAddress.EndColumn
		oStartRow    = oSheet.NamedRanges.getByName(strZone).ReferredCells.RangeAddress.StartRow
		oEndRow      = oSheet.NamedRanges.getByName(strZone).ReferredCells.RangeAddress.EndRow

	    ooutput = ""
	    For i = Val(oStartRow) To Val(oEndRow)  
	        For j = Val(oStartColumn) To Val(oEndColumn) 
	            oCell = oSheet.getCellByPosition( j, i )
	            If oCell.String &lt;&gt; "" Then 
		            If oCell.String = "&lt;br&gt;" Then 
			            ooutput = ooutput &amp; Chr(13) &amp; Chr(10)
			        ElseIF oCell.String = "&lt;br&gt;&lt;br&gt;" Then 
			            ooutput = ooutput &amp; Chr(13) &amp; Chr(10) &amp; Chr(13) &amp; Chr(10)
			        ElseIF oCell.String = "&lt;br&gt;&lt;br&gt;&lt;br&gt;" Then 
			            ooutput = ooutput &amp; Chr(13) &amp; Chr(10) &amp; Chr(13) &amp; Chr(10) &amp; Chr(13) &amp; Chr(10)
			        Else
		            	ooutput = ooutput &amp; " " &amp; oCell.String
		            End If
		        End If
	        Next j
	    Next i
    
    Else 
    	MsgBox "La feuille n'a pas de plage nommée : '" &amp; strZone &amp; "'" &amp; Chr(13) &amp; "Vous devez en créer une !!" 
	End If 

    Range_toText = ooutput
    
End function

' ╔══════════════════════════════════════════════════════════════════════════════╗
' ║ DialogBox 1                                                                  ║█
' ╚══════════════════════════════════════════════════════════════════════════════╝█
'  ▀▀▀▀▀▀▀▀▀▀▀▀▀▀▀▀▀▀▀▀▀▀▀▀▀▀▀▀▀▀▀▀▀▀▀▀▀▀▀▀▀▀▀▀▀▀▀▀▀▀▀▀▀▀▀▀▀▀▀▀▀▀▀▀▀▀▀▀▀▀▀▀▀▀▀▀▀▀▀▀

Sub StartDialog1()
    DialogLibraries.LoadLibrary("Standard")

    Dim oSheet As Object  : oSheet = ThisComponent.CurrentController.ActiveSheet
    Dim oCell As Object
    Dim oT0,oT1,oT2,oT3 As Object

    oDialog1 = CreateUnoDialog(DialogLibraries.Standard.Dialog1)
    oDialog1.setTitle("agatct (Version : " &amp; ToolVersion &amp; " )" )

	oCell = osheet.getCellByPosition( 0, 1 )
    
    oT0 = oDialog1.GetControl("TextField0")
    oT1 = oDialog1.GetControl("TextField1")
    oT2 = oDialog1.GetControl("TextField2")
    oT3 = oDialog1.GetControl("TextField3")

	' Source
    oT0.Text = Range_toText(oCell.String,"Source") 

	' Source Text
    oT1.Text = Range_toText(oCell.String,"SourceTexte") 

	' Citation Text
    oT2.Text = Range_toText(oCell.String,"CitationTexte") 
	
	' Media Text
    oT3.Text = Range_toText(oCell.String,"MediaTexte") 
	 
    oDialog1.Execute()
End Sub


Sub CloseDialog1
   If Not IsNull(oDialog1) then
       oDialog1.endExecute()
   End If
End Sub

' ╔══════════════════════════════════════════════════════════════════════════════╗
' ║ Action Buttons : Copy                                                        ║█
' ╚══════════════════════════════════════════════════════════════════════════════╝█
'  ▀▀▀▀▀▀▀▀▀▀▀▀▀▀▀▀▀▀▀▀▀▀▀▀▀▀▀▀▀▀▀▀▀▀▀▀▀▀▀▀▀▀▀▀▀▀▀▀▀▀▀▀▀▀▀▀▀▀▀▀▀▀▀▀▀▀▀▀▀▀▀▀▀▀▀▀▀▀▀▀

sub copy_clipboard1()
	oTvv = oDialog1.GetControl("TextField1")
	clipString = oTvv.Text
	stringInTheClipboard()
end sub


' ╔══════════════════════════════════════════════════════════════════════════════╗
' ║ COPY a text string TO the clipboard.                                         ║█
' ╚══════════════════════════════════════════════════════════════════════════════╝█
'  ▀▀▀▀▀▀▀▀▀▀▀▀▀▀▀▀▀▀▀▀▀▀▀▀▀▀▀▀▀▀▀▀▀▀▀▀▀▀▀▀▀▀▀▀▀▀▀▀▀▀▀▀▀▀▀▀▀▀▀▀▀▀▀▀▀▀▀▀▀▀▀▀▀▀▀▀▀▀▀▀

Sub stringInTheClipboard()
   Dim cBoard As Object, cTrans As Object, null As Object
      
       cBoard = createUnoService (       "com.sun.star.datatransfer.clipboard.SystemClipboard")
       cTrans = createUnoListener("TR_", "com.sun.star.datatransfer.XTransferable"            )
   cBoard.setContents(cTrans, null)
End Sub

Function TR_getTransferData(aFlavor as com.sun.star.datatransfer.DataFlavor )
   If (aFlavor.MimeType = "text/plain;charset=utf-16") Then TR_getTransferData = clipString
End Function

Function TR_getTransferDataFlavors()
   Dim aF as new com.sun.star.datatransfer.DataFlavor
   
     aF.MimeType             = "text/plain;charset=utf-16"
     aF.HumanPresentableName = "Unicode-Text"
   TR_getTransferDataFlavors = Array(aF)
End Function

Function TR_isDataFlavorSupported(aFlavor as com.sun.star.datatransfer.DataFlavor) as Boolean
   TR_isDataFlavorSupported = (aFlavor.MimeType = "text/plain;charset=utf-16")
End Function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44" dlg:top="4" dlg:width="439" dlg:height="318" dlg:closeable="true" dlg:moveable="true">
  <dlg:styles>
    <dlg:style dlg:style-id="0" dlg:background-color="0xeeeeee" dlg:font-height="11" dlg:font-weight="150"/>
  </dlg:styles>
  <dlg:bulletinboard>
    <dlg:textfield dlg:id="TextField1" dlg:tab-index="0" dlg:left="10" dlg:top="71" dlg:width="346" dlg:height="85" dlg:hscroll="true" dlg:vscroll="true" dlg:multiline="true"/>
    <dlg:button dlg:id="CommandButton1" dlg:tab-index="1" dlg:left="367" dlg:top="99" dlg:width="59" dlg:height="19" dlg:value="Copie PressPapier">
      <script:event script:event-name="on-performaction" script:macro-name="vnd.sun.star.script:Standard.Module1.copy_clipboard1?language=Basic&amp;location=document" script:language="Script"/>
    </dlg:button>
    <dlg:button dlg:id="CommandButton2" dlg:tab-index="2" dlg:left="382" dlg:top="282" dlg:width="46" dlg:height="25" dlg:value="Clore">
      <script:event script:event-name="on-performaction" script:macro-name="vnd.sun.star.script:Standard.Module1.CloseDialog1?language=Basic&amp;location=document" script:language="Script"/>
    </dlg:button>
    <dlg:text dlg:style-id="0" dlg:id="Label1" dlg:tab-index="3" dlg:left="11" dlg:top="57" dlg:width="95" dlg:height="12" dlg:value="Source Texte"/>
    <dlg:textfield dlg:id="TextField2" dlg:tab-index="4" dlg:left="10" dlg:top="180" dlg:width="346" dlg:height="54" dlg:hscroll="true" dlg:vscroll="true" dlg:multiline="true"/>
    <dlg:text dlg:style-id="0" dlg:id="Label2" dlg:tab-index="5" dlg:left="11" dlg:top="167" dlg:width="95" dlg:height="12" dlg:value="Citation"/>
    <dlg:textfield dlg:id="TextField3" dlg:tab-index="6" dlg:left="8" dlg:top="258" dlg:width="346" dlg:height="46" dlg:hscroll="true" dlg:vscroll="true" dlg:multiline="true"/>
    <dlg:text dlg:style-id="0" dlg:id="Label3" dlg:tab-index="7" dlg:left="10" dlg:top="245" dlg:width="95" dlg:height="12" dlg:value="Media"/>
    <dlg:text dlg:style-id="0" dlg:id="Label4" dlg:tab-index="8" dlg:left="11" dlg:top="8" dlg:width="55" dlg:height="12" dlg:value="Source"/>
    <dlg:textfield dlg:id="TextField0" dlg:tab-index="9" dlg:left="13" dlg:top="20" dlg:width="346" dlg:height="30" dlg:hscroll="true" dlg:multiline="true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